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>
      <style:text-properties style:font-name="Courier New" style:font-name-asian="Courier New" style:font-name-complex="Courier New"/>
    </style:style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>
      <style:text-properties style:font-name="Courier New" style:font-name-asian="Courier New" style:font-name-complex="Courier New"/>
    </style:style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>
      <style:text-properties style:font-name="Courier New" style:font-name-asian="Courier New" style:font-name-complex="Courier New"/>
    </style:style>
    <style:style style:name="T8_84" style:family="text"/>
    <style:style style:name="T8_85" style:family="text">
      <style:text-properties style:font-name="Courier New" style:font-name-asian="Courier New" style:font-name-complex="Courier New"/>
    </style:style>
    <style:style style:name="T8_86" style:family="text"/>
    <style:style style:name="T8_87" style:family="text"/>
    <style:style style:name="T8_88" style:family="text"/>
    <style:style style:name="T8_89" style:family="text">
      <style:text-properties style:font-name="Courier New" style:font-name-asian="Courier New" style:font-name-complex="Courier New"/>
    </style:style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>
      <style:text-properties style:font-name="Courier New" style:font-name-asian="Courier New" style:font-name-complex="Courier New"/>
    </style:style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0_6" style:family="text">
      <style:text-properties style:font-name="Courier New" style:font-name-asian="Courier New" style:font-name-complex="Courier New"/>
    </style:style>
    <style:style style:name="T20_7" style:family="text">
      <style:text-properties style:font-name="Courier New" style:font-name-asian="Courier New" style:font-name-complex="Courier New"/>
    </style:style>
    <style:style style:name="T20_8" style:family="text">
      <style:text-properties style:font-name="Courier New" style:font-name-asian="Courier New" style:font-name-complex="Courier New"/>
    </style:style>
    <style:style style:name="T20_9" style:family="text">
      <style:text-properties style:font-name="Courier New" style:font-name-asian="Courier New" style:font-name-complex="Courier New"/>
    </style:style>
    <style:style style:name="T20_10" style:family="text">
      <style:text-properties style:font-name="Courier New" style:font-name-asian="Courier New" style:font-name-complex="Courier New"/>
    </style:style>
    <style:style style:name="T20_11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style:font-name-asian="Courier New" style:font-name-complex="Courier New"/>
    </style:style>
    <style:style style:name="T21_3" style:family="text">
      <style:text-properties style:font-name="Courier New" style:font-name-asian="Courier New" style:font-name-complex="Courier New"/>
    </style:style>
    <style:style style:name="T21_4" style:family="text">
      <style:text-properties style:font-name="Courier New" style:font-name-asian="Courier New" style:font-name-complex="Courier New"/>
    </style:style>
    <style:style style:name="T21_5" style:family="text">
      <style:text-properties style:font-name="Courier New" style:font-name-asian="Courier New" style:font-name-complex="Courier New"/>
    </style:style>
    <style:style style:name="T21_6" style:family="text">
      <style:text-properties style:font-name="Courier New" style:font-name-asian="Courier New" style:font-name-complex="Courier New"/>
    </style:style>
    <style:style style:name="T21_7" style:family="text">
      <style:text-properties style:font-name="Courier New" style:font-name-asian="Courier New" style:font-name-complex="Courier New"/>
    </style:style>
    <style:style style:name="T21_8" style:family="text">
      <style:text-properties style:font-name="Courier New" style:font-name-asian="Courier New" style:font-name-complex="Courier New"/>
    </style:style>
    <style:style style:name="T21_9" style:family="text">
      <style:text-properties style:font-name="Courier New" style:font-name-asian="Courier New" style:font-name-complex="Courier New"/>
    </style:style>
    <style:style style:name="T21_10" style:family="text">
      <style:text-properties style:font-name="Courier New" style:font-name-asian="Courier New" style:font-name-complex="Courier New"/>
    </style:style>
    <style:style style:name="T21_11" style:family="text">
      <style:text-properties style:font-name="Courier New" style:font-name-asian="Courier New" style:font-name-complex="Courier New"/>
    </style:style>
    <style:style style:name="T21_12" style:family="text">
      <style:text-properties style:font-name="Courier New" style:font-name-asian="Courier New" style:font-name-complex="Courier New"/>
    </style:style>
    <style:style style:name="T21_13" style:family="text">
      <style:text-properties style:font-name="Courier New" style:font-name-asian="Courier New" style:font-name-complex="Courier New"/>
    </style:style>
    <style:style style:name="T21_1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1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1_1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1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>
      <style:text-properties style:font-name="Courier New" style:font-name-asian="Courier New" style:font-name-complex="Courier New"/>
    </style:style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>
      <style:text-properties style:font-name="Courier New" style:font-name-asian="Courier New" style:font-name-complex="Courier New"/>
    </style:style>
    <style:style style:name="T23_20" style:family="text">
      <style:text-properties style:font-name="Courier New" style:font-name-asian="Courier New" style:font-name-complex="Courier New"/>
    </style:style>
    <style:style style:name="T23_21" style:family="text">
      <style:text-properties style:font-name="Courier New" style:font-name-asian="Courier New" style:font-name-complex="Courier New"/>
    </style:style>
    <style:style style:name="T23_22" style:family="text">
      <style:text-properties style:font-name="Courier New" style:font-name-asian="Courier New" style:font-name-complex="Courier New"/>
    </style:style>
    <style:style style:name="T23_23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>
      <style:text-properties style:font-name="Courier New" style:font-name-asian="Courier New" style:font-name-complex="Courier New"/>
    </style:style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>
      <style:text-properties style:font-name="Courier New" style:font-name-asian="Courier New" style:font-name-complex="Courier New"/>
    </style:style>
    <style:style style:name="T24_50" style:family="text">
      <style:text-properties style:font-name="Courier New" style:font-name-asian="Courier New" style:font-name-complex="Courier New"/>
    </style:style>
    <style:style style:name="T24_51" style:family="text"/>
    <style:style style:name="T24_52" style:family="text"/>
    <style:style style:name="T24_53" style:family="text"/>
    <style:style style:name="T24_54" style:family="text">
      <style:text-properties style:font-name="Courier New" style:font-name-asian="Courier New" style:font-name-complex="Courier New"/>
    </style:style>
    <style:style style:name="T24_55" style:family="text">
      <style:text-properties style:font-name="Courier New" style:font-name-asian="Courier New" style:font-name-complex="Courier New"/>
    </style:style>
    <style:style style:name="T24_56" style:family="text">
      <style:text-properties style:font-name="Courier New" style:font-name-asian="Courier New" style:font-name-complex="Courier New"/>
    </style:style>
    <style:style style:name="T24_57" style:family="text">
      <style:text-properties style:font-name="Courier New" style:font-name-asian="Courier New" style:font-name-complex="Courier New"/>
    </style:style>
    <style:style style:name="T24_5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>
      <style:text-properties style:font-name="Courier New" style:font-name-asian="Courier New" style:font-name-complex="Courier New"/>
    </style:style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>
      <style:text-properties style:font-name="Courier New" style:font-name-asian="Courier New" style:font-name-complex="Courier New"/>
    </style:style>
    <style:style style:name="T26_54" style:family="text">
      <style:text-properties style:font-name="Courier New" style:font-name-asian="Courier New" style:font-name-complex="Courier New"/>
    </style:style>
    <style:style style:name="T26_55" style:family="text">
      <style:text-properties style:font-name="Courier New" style:font-name-asian="Courier New" style:font-name-complex="Courier New"/>
    </style:style>
    <style:style style:name="T26_56" style:family="text">
      <style:text-properties style:font-name="Courier New" style:font-name-asian="Courier New" style:font-name-complex="Courier New"/>
    </style:style>
    <style:style style:name="T26_57" style:family="text">
      <style:text-properties style:font-name="Courier New" style:font-name-asian="Courier New" style:font-name-complex="Courier New"/>
    </style:style>
    <style:style style:name="T26_58" style:family="text">
      <style:text-properties style:font-name="Courier New" style:font-name-asian="Courier New" style:font-name-complex="Courier New"/>
    </style:style>
    <style:style style:name="T26_59" style:family="text">
      <style:text-properties style:font-name="Courier New" style:font-name-asian="Courier New" style:font-name-complex="Courier New"/>
    </style:style>
    <style:style style:name="T26_60" style:family="text">
      <style:text-properties style:font-name="Courier New" style:font-name-asian="Courier New" style:font-name-complex="Courier New"/>
    </style:style>
    <style:style style:name="T26_61" style:family="text">
      <style:text-properties style:font-name="Courier New" style:font-name-asian="Courier New" style:font-name-complex="Courier New"/>
    </style:style>
    <style:style style:name="T26_62" style:family="text">
      <style:text-properties style:font-name="Courier New" style:font-name-asian="Courier New" style:font-name-complex="Courier New"/>
    </style:style>
    <style:style style:name="T26_63" style:family="text">
      <style:text-properties style:font-name="Courier New" style:font-name-asian="Courier New" style:font-name-complex="Courier New"/>
    </style:style>
    <style:style style:name="T26_64" style:family="text">
      <style:text-properties style:font-name="Courier New" style:font-name-asian="Courier New" style:font-name-complex="Courier New"/>
    </style:style>
    <style:style style:name="T26_65" style:family="text">
      <style:text-properties style:font-name="Courier New" style:font-name-asian="Courier New" style:font-name-complex="Courier New"/>
    </style:style>
    <style:style style:name="T26_66" style:family="text">
      <style:text-properties style:font-name="Courier New" style:font-name-asian="Courier New" style:font-name-complex="Courier New"/>
    </style:style>
    <style:style style:name="T26_67" style:family="text">
      <style:text-properties style:font-name="Courier New" style:font-name-asian="Courier New" style:font-name-complex="Courier New"/>
    </style:style>
    <style:style style:name="T26_68" style:family="text">
      <style:text-properties style:font-name="Courier New" style:font-name-asian="Courier New" style:font-name-complex="Courier New"/>
    </style:style>
    <style:style style:name="T26_69" style:family="text">
      <style:text-properties style:font-name="Courier New" style:font-name-asian="Courier New" style:font-name-complex="Courier New"/>
    </style:style>
    <style:style style:name="T26_70" style:family="text">
      <style:text-properties style:font-name="Courier New" style:font-name-asian="Courier New" style:font-name-complex="Courier New"/>
    </style:style>
    <style:style style:name="T26_71" style:family="text">
      <style:text-properties style:font-name="Courier New" style:font-name-asian="Courier New" style:font-name-complex="Courier New"/>
    </style:style>
    <style:style style:name="T26_72" style:family="text">
      <style:text-properties style:font-name="Courier New" style:font-name-asian="Courier New" style:font-name-complex="Courier New"/>
    </style:style>
    <style:style style:name="T26_73" style:family="text">
      <style:text-properties style:font-name="Courier New" style:font-name-asian="Courier New" style:font-name-complex="Courier New"/>
    </style:style>
    <style:style style:name="T26_74" style:family="text">
      <style:text-properties style:font-name="Courier New" style:font-name-asian="Courier New" style:font-name-complex="Courier New"/>
    </style:style>
    <style:style style:name="T26_75" style:family="text">
      <style:text-properties style:font-name="Courier New" style:font-name-asian="Courier New" style:font-name-complex="Courier New"/>
    </style:style>
    <style:style style:name="T26_76" style:family="text">
      <style:text-properties style:font-name="Courier New" style:font-name-asian="Courier New" style:font-name-complex="Courier New"/>
    </style:style>
    <style:style style:name="T26_77" style:family="text">
      <style:text-properties style:font-name="Courier New" style:font-name-asian="Courier New" style:font-name-complex="Courier New"/>
    </style:style>
    <style:style style:name="T26_78" style:family="text">
      <style:text-properties style:font-name="Courier New" style:font-name-asian="Courier New" style:font-name-complex="Courier New"/>
    </style:style>
    <style:style style:name="T26_79" style:family="text">
      <style:text-properties style:font-name="Courier New" style:font-name-asian="Courier New" style:font-name-complex="Courier New"/>
    </style:style>
    <style:style style:name="T26_80" style:family="text">
      <style:text-properties style:font-name="Courier New" style:font-name-asian="Courier New" style:font-name-complex="Courier New"/>
    </style:style>
    <style:style style:name="T26_81" style:family="text">
      <style:text-properties style:font-name="Courier New" style:font-name-asian="Courier New" style:font-name-complex="Courier New"/>
    </style:style>
    <style:style style:name="T26_82" style:family="text">
      <style:text-properties style:font-name="Courier New" style:font-name-asian="Courier New" style:font-name-complex="Courier New"/>
    </style:style>
    <style:style style:name="T26_83" style:family="text">
      <style:text-properties style:font-name="Courier New" style:font-name-asian="Courier New" style:font-name-complex="Courier New"/>
    </style:style>
    <style:style style:name="T26_84" style:family="text">
      <style:text-properties style:font-name="Courier New" style:font-name-asian="Courier New" style:font-name-complex="Courier New"/>
    </style:style>
    <style:style style:name="T26_85" style:family="text">
      <style:text-properties style:font-name="Courier New" style:font-name-asian="Courier New" style:font-name-complex="Courier New"/>
    </style:style>
    <style:style style:name="T26_86" style:family="text">
      <style:text-properties style:font-name="Courier New" style:font-name-asian="Courier New" style:font-name-complex="Courier New"/>
    </style:style>
    <style:style style:name="T26_87" style:family="text">
      <style:text-properties style:font-name="Courier New" style:font-name-asian="Courier New" style:font-name-complex="Courier New"/>
    </style:style>
    <style:style style:name="T26_88" style:family="text">
      <style:text-properties style:font-name="Courier New" style:font-name-asian="Courier New" style:font-name-complex="Courier New"/>
    </style:style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6_119" style:family="text"/>
    <style:style style:name="T26_12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4" style:family="text">
      <style:text-properties style:font-name="Courier New" style:font-name-asian="Courier New" style:font-name-complex="Courier New"/>
    </style:style>
    <style:style style:name="T2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28_6" style:family="text">
      <style:text-properties style:font-name="Courier New" style:font-name-asian="Courier New" style:font-name-complex="Courier New"/>
    </style:style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T29_2" style:family="text">
      <style:text-properties style:font-name="Courier New" style:font-name-asian="Courier New" style:font-name-complex="Courier New"/>
    </style:style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0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0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0_6" style:family="text">
      <style:text-properties style:font-name="Courier New" style:font-name-asian="Courier New" style:font-name-complex="Courier New"/>
    </style:style>
    <style:style style:name="T30_7" style:family="text">
      <style:text-properties style:font-name="Courier New" style:font-name-asian="Courier New" style:font-name-complex="Courier New"/>
    </style:style>
    <style:style style:name="T30_8" style:family="text">
      <style:text-properties style:font-name="Courier New" style:font-name-asian="Courier New" style:font-name-complex="Courier New"/>
    </style:style>
    <style:style style:name="T30_9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T31_2" style:family="text">
      <style:text-properties style:font-name="Courier New" style:font-name-asian="Courier New" style:font-name-complex="Courier New"/>
    </style:style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>
      <style:text-properties style:font-name="Courier New" style:font-name-asian="Courier New" style:font-name-complex="Courier New"/>
    </style:style>
    <style:style style:name="T33_36" style:family="text"/>
    <style:style style:name="T33_3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>
      <style:text-properties style:font-name="Courier New" style:font-name-asian="Courier New" style:font-name-complex="Courier New"/>
    </style:style>
    <style:style style:name="T33_116" style:family="text"/>
    <style:style style:name="T33_117" style:family="text"/>
    <style:style style:name="T33_118" style:family="text"/>
    <style:style style:name="T33_119" style:family="text">
      <style:text-properties style:font-name="Courier New" style:font-name-asian="Courier New" style:font-name-complex="Courier New"/>
    </style:style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>
      <style:text-properties style:font-name="Courier New" style:font-name-asian="Courier New" style:font-name-complex="Courier New"/>
    </style:style>
    <style:style style:name="T33_148" style:family="text">
      <style:text-properties style:font-name="Courier New" style:font-name-asian="Courier New" style:font-name-complex="Courier New"/>
    </style:style>
    <style:style style:name="T33_149" style:family="text">
      <style:text-properties style:font-name="Courier New" style:font-name-asian="Courier New" style:font-name-complex="Courier New"/>
    </style:style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P34" style:family="paragraph" style:parent-style-name="Heading_20_1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3_4" style:family="text">
      <style:text-properties style:font-name="Courier New" style:font-name-asian="Courier New" style:font-name-complex="Courier New"/>
    </style:style>
    <style:style style:name="T43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43_6" style:family="text">
      <style:text-properties style:font-name="Courier New" style:font-name-asian="Courier New" style:font-name-complex="Courier New"/>
    </style:style>
    <style:style style:name="T43_7" style:family="text">
      <style:text-properties style:font-name="Courier New" style:font-name-asian="Courier New" style:font-name-complex="Courier New"/>
    </style:style>
    <style:style style:name="T43_8" style:family="text">
      <style:text-properties style:font-name="Courier New" style:font-name-asian="Courier New" style:font-name-complex="Courier New"/>
    </style:style>
    <style:style style:name="T43_9" style:family="text">
      <style:text-properties style:font-name="Courier New" style:font-name-asian="Courier New" style:font-name-complex="Courier New"/>
    </style:style>
    <style:style style:name="T43_10" style:family="text">
      <style:text-properties style:font-name="Courier New" style:font-name-asian="Courier New" style:font-name-complex="Courier New"/>
    </style:style>
    <style:style style:name="T43_11" style:family="text">
      <style:text-properties style:font-name="Courier New" style:font-name-asian="Courier New" style:font-name-complex="Courier New"/>
    </style:style>
    <style:style style:name="T43_12" style:family="text">
      <style:text-properties style:font-name="Courier New" style:font-name-asian="Courier New" style:font-name-complex="Courier New"/>
    </style:style>
    <style:style style:name="T43_13" style:family="text">
      <style:text-properties style:font-name="Courier New" style:font-name-asian="Courier New" style:font-name-complex="Courier New"/>
    </style:style>
    <style:style style:name="T43_14" style:family="text">
      <style:text-properties style:font-name="Courier New" style:font-name-asian="Courier New" style:font-name-complex="Courier New"/>
    </style:style>
    <style:style style:name="T43_15" style:family="text">
      <style:text-properties style:font-name="Courier New" style:font-name-asian="Courier New" style:font-name-complex="Courier New"/>
    </style:style>
    <style:style style:name="T43_16" style:family="text">
      <style:text-properties style:font-name="Courier New" style:font-name-asian="Courier New" style:font-name-complex="Courier New"/>
    </style:style>
    <style:style style:name="T43_17" style:family="text">
      <style:text-properties style:font-name="Courier New" style:font-name-asian="Courier New" style:font-name-complex="Courier New"/>
    </style:style>
    <style:style style:name="T43_18" style:family="text">
      <style:text-properties style:font-name="Courier New" style:font-name-asian="Courier New" style:font-name-complex="Courier New"/>
    </style:style>
    <style:style style:name="T43_19" style:family="text">
      <style:text-properties style:font-name="Courier New" style:font-name-asian="Courier New" style:font-name-complex="Courier New"/>
    </style:style>
    <style:style style:name="T43_20" style:family="text">
      <style:text-properties style:font-name="Courier New" style:font-name-asian="Courier New" style:font-name-complex="Courier New"/>
    </style:style>
    <style:style style:name="T43_21" style:family="text">
      <style:text-properties style:font-name="Courier New" style:font-name-asian="Courier New" style:font-name-complex="Courier New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T49_92" style:family="text"/>
    <style:style style:name="T49_93" style:family="text"/>
    <style:style style:name="T49_94" style:family="text"/>
    <style:style style:name="T49_95" style:family="text"/>
    <style:style style:name="T49_96" style:family="text"/>
    <style:style style:name="T49_97" style:family="text"/>
    <style:style style:name="T49_98" style:family="text"/>
    <style:style style:name="T49_99" style:family="text"/>
    <style:style style:name="T49_100" style:family="text"/>
    <style:style style:name="T49_101" style:family="text"/>
    <style:style style:name="T49_102" style:family="text"/>
    <style:style style:name="T49_103" style:family="text"/>
    <style:style style:name="T49_104" style:family="text"/>
    <style:style style:name="T49_105" style:family="text"/>
    <style:style style:name="T49_106" style:family="text"/>
    <style:style style:name="T49_107" style:family="text"/>
    <style:style style:name="T49_108" style:family="text"/>
    <style:style style:name="T49_109" style:family="text"/>
    <style:style style:name="T49_110" style:family="text"/>
    <style:style style:name="T49_111" style:family="text"/>
    <style:style style:name="T49_112" style:family="text"/>
    <style:style style:name="T49_113" style:family="text"/>
    <style:style style:name="T49_114" style:family="text"/>
    <style:style style:name="T49_115" style:family="text"/>
    <style:style style:name="T49_116" style:family="text"/>
    <style:style style:name="T49_117" style:family="text"/>
    <style:style style:name="T49_118" style:family="text"/>
    <style:style style:name="T49_119" style:family="text"/>
    <style:style style:name="T49_120" style:family="text"/>
    <style:style style:name="T49_121" style:family="text"/>
    <style:style style:name="T49_122" style:family="text"/>
    <style:style style:name="T49_123" style:family="text"/>
    <style:style style:name="T49_124" style:family="text"/>
    <style:style style:name="T49_125" style:family="text"/>
    <style:style style:name="T49_126" style:family="text"/>
    <style:style style:name="T49_127" style:family="text"/>
    <style:style style:name="T49_128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T51_4" style:family="text">
      <style:text-properties fo:font-style="italic" style:font-style-asian="italic" style:font-style-complex="italic"/>
    </style:style>
    <style:style style:name="T51_5" style:family="text">
      <style:text-properties fo:font-style="italic" style:font-style-asian="italic" style:font-style-complex="italic"/>
    </style:style>
    <style:style style:name="T51_6" style:family="text">
      <style:text-properties fo:font-style="italic" style:font-style-asian="italic" style:font-style-complex="italic"/>
    </style:style>
    <style:style style:name="T51_7" style:family="text">
      <style:text-properties fo:font-style="italic" style:font-style-asian="italic" style:font-style-complex="italic"/>
    </style:style>
    <style:style style:name="T51_8" style:family="text">
      <style:text-properties fo:font-style="italic" style:font-style-asian="italic" style:font-style-complex="italic"/>
    </style:style>
    <style:style style:name="T51_9" style:family="text">
      <style:text-properties fo:font-style="italic" style:font-style-asian="italic" style:font-style-complex="italic"/>
    </style:style>
    <style:style style:name="T51_10" style:family="text">
      <style:text-properties fo:font-style="italic" style:font-style-asian="italic" style:font-style-complex="italic"/>
    </style:style>
    <style:style style:name="T51_11" style:family="text">
      <style:text-properties fo:font-style="italic" style:font-style-asian="italic" style:font-style-complex="italic"/>
    </style:style>
    <style:style style:name="T51_12" style:family="text">
      <style:text-properties fo:font-style="italic" style:font-style-asian="italic" style:font-style-complex="italic"/>
    </style:style>
    <style:style style:name="T51_13" style:family="text">
      <style:text-properties fo:font-style="italic" style:font-style-asian="italic" style:font-style-complex="italic"/>
    </style:style>
    <style:style style:name="T51_14" style:family="text">
      <style:text-properties fo:font-style="italic" style:font-style-asian="italic" style:font-style-complex="italic"/>
    </style:style>
    <style:style style:name="T51_15" style:family="text">
      <style:text-properties fo:font-style="italic" style:font-style-asian="italic" style:font-style-complex="italic"/>
    </style:style>
    <style:style style:name="T51_16" style:family="text">
      <style:text-properties fo:font-style="italic" style:font-style-asian="italic" style:font-style-complex="italic"/>
    </style:style>
    <style:style style:name="T51_17" style:family="text">
      <style:text-properties fo:font-style="italic" style:font-style-asian="italic" style:font-style-complex="italic"/>
    </style:style>
    <style:style style:name="T51_18" style:family="text">
      <style:text-properties fo:font-style="italic" style:font-style-asian="italic" style:font-style-complex="italic"/>
    </style:style>
    <style:style style:name="T51_19" style:family="text">
      <style:text-properties fo:font-style="italic" style:font-style-asian="italic" style:font-style-complex="italic"/>
    </style:style>
    <style:style style:name="T51_20" style:family="text">
      <style:text-properties fo:font-style="italic" style:font-style-asian="italic" style:font-style-complex="italic"/>
    </style:style>
    <style:style style:name="T51_21" style:family="text">
      <style:text-properties fo:font-style="italic" style:font-style-asian="italic" style:font-style-complex="italic"/>
    </style:style>
    <style:style style:name="T51_22" style:family="text">
      <style:text-properties fo:font-style="italic" style:font-style-asian="italic" style:font-style-complex="italic"/>
    </style:style>
    <style:style style:name="T51_23" style:family="text">
      <style:text-properties fo:font-style="italic" style:font-style-asian="italic" style:font-style-complex="italic"/>
    </style:style>
    <style:style style:name="T51_24" style:family="text">
      <style:text-properties fo:font-style="italic" style:font-style-asian="italic" style:font-style-complex="italic"/>
    </style:style>
    <style:style style:name="T51_25" style:family="text">
      <style:text-properties fo:font-style="italic" style:font-style-asian="italic" style:font-style-complex="italic"/>
    </style:style>
    <style:style style:name="T51_26" style:family="text">
      <style:text-properties fo:font-style="italic" style:font-style-asian="italic" style:font-style-complex="italic"/>
    </style:style>
    <style:style style:name="T51_27" style:family="text">
      <style:text-properties fo:font-style="italic" style:font-style-asian="italic" style:font-style-complex="italic"/>
    </style:style>
    <style:style style:name="T51_28" style:family="text">
      <style:text-properties fo:font-style="italic" style:font-style-asian="italic" style:font-style-complex="italic"/>
    </style:style>
    <style:style style:name="T51_29" style:family="text">
      <style:text-properties fo:font-style="italic" style:font-style-asian="italic" style:font-style-complex="italic"/>
    </style:style>
    <style:style style:name="T51_30" style:family="text">
      <style:text-properties fo:font-style="italic" style:font-style-asian="italic" style:font-style-complex="italic"/>
    </style:style>
    <style:style style:name="T51_31" style:family="text">
      <style:text-properties fo:font-style="italic" style:font-style-asian="italic" style:font-style-complex="italic"/>
    </style:style>
    <style:style style:name="T51_32" style:family="text">
      <style:text-properties fo:font-style="italic" style:font-style-asian="italic" style:font-style-complex="italic"/>
    </style:style>
    <style:style style:name="T51_33" style:family="text">
      <style:text-properties fo:font-style="italic" style:font-style-asian="italic" style:font-style-complex="italic"/>
    </style:style>
    <style:style style:name="T51_34" style:family="text">
      <style:text-properties fo:font-style="italic" style:font-style-asian="italic" style:font-style-complex="italic"/>
    </style:style>
    <style:style style:name="T51_35" style:family="text">
      <style:text-properties fo:font-style="italic" style:font-style-asian="italic" style:font-style-complex="italic"/>
    </style:style>
    <style:style style:name="T51_36" style:family="text">
      <style:text-properties fo:font-style="italic" style:font-style-asian="italic" style:font-style-complex="italic"/>
    </style:style>
    <style:style style:name="T51_37" style:family="text">
      <style:text-properties fo:font-style="italic" style:font-style-asian="italic" style:font-style-complex="italic"/>
    </style:style>
    <style:style style:name="T51_38" style:family="text">
      <style:text-properties fo:font-style="italic" style:font-style-asian="italic" style:font-style-complex="italic"/>
    </style:style>
    <style:style style:name="T51_39" style:family="text">
      <style:text-properties fo:font-style="italic" style:font-style-asian="italic" style:font-style-complex="italic"/>
    </style:style>
    <style:style style:name="T51_40" style:family="text">
      <style:text-properties fo:font-style="italic" style:font-style-asian="italic" style:font-style-complex="italic"/>
    </style:style>
    <style:style style:name="T51_41" style:family="text">
      <style:text-properties fo:font-style="italic" style:font-style-asian="italic" style:font-style-complex="italic"/>
    </style:style>
    <style:style style:name="T51_42" style:family="text">
      <style:text-properties fo:font-style="italic" style:font-style-asian="italic" style:font-style-complex="italic"/>
    </style:style>
    <style:style style:name="T51_43" style:family="text">
      <style:text-properties fo:font-style="italic" style:font-style-asian="italic" style:font-style-complex="italic"/>
    </style:style>
    <style:style style:name="T51_44" style:family="text">
      <style:text-properties fo:font-style="italic" style:font-style-asian="italic" style:font-style-complex="italic"/>
    </style:style>
    <style:style style:name="T51_45" style:family="text">
      <style:text-properties fo:font-style="italic" style:font-style-asian="italic" style:font-style-complex="italic"/>
    </style:style>
    <style:style style:name="T51_46" style:family="text">
      <style:text-properties fo:font-style="italic" style:font-style-asian="italic" style:font-style-complex="italic"/>
    </style:style>
    <style:style style:name="T51_47" style:family="text">
      <style:text-properties fo:font-style="italic" style:font-style-asian="italic" style:font-style-complex="italic"/>
    </style:style>
    <style:style style:name="T51_48" style:family="text">
      <style:text-properties fo:font-style="italic" style:font-style-asian="italic" style:font-style-complex="italic"/>
    </style:style>
    <style:style style:name="T51_49" style:family="text">
      <style:text-properties fo:font-style="italic" style:font-style-asian="italic" style:font-style-complex="italic"/>
    </style:style>
    <style:style style:name="T51_50" style:family="text">
      <style:text-properties fo:font-style="italic" style:font-style-asian="italic" style:font-style-complex="italic"/>
    </style:style>
    <style:style style:name="T51_51" style:family="text">
      <style:text-properties fo:font-style="italic" style:font-style-asian="italic" style:font-style-complex="italic"/>
    </style:style>
    <style:style style:name="T51_52" style:family="text">
      <style:text-properties fo:font-style="italic" style:font-style-asian="italic" style:font-style-complex="italic"/>
    </style:style>
    <style:style style:name="T51_53" style:family="text">
      <style:text-properties fo:font-style="italic" style:font-style-asian="italic" style:font-style-complex="italic"/>
    </style:style>
    <style:style style:name="T51_54" style:family="text">
      <style:text-properties fo:font-style="italic" style:font-style-asian="italic" style:font-style-complex="italic"/>
    </style:style>
    <style:style style:name="T51_55" style:family="text">
      <style:text-properties fo:font-style="italic" style:font-style-asian="italic" style:font-style-complex="italic"/>
    </style:style>
    <style:style style:name="T51_56" style:family="text">
      <style:text-properties fo:font-style="italic" style:font-style-asian="italic" style:font-style-complex="italic"/>
    </style:style>
    <style:style style:name="T51_57" style:family="text">
      <style:text-properties fo:font-style="italic" style:font-style-asian="italic" style:font-style-complex="italic"/>
    </style:style>
    <style:style style:name="T51_58" style:family="text">
      <style:text-properties fo:font-style="italic" style:font-style-asian="italic" style:font-style-complex="italic"/>
    </style:style>
    <style:style style:name="T51_59" style:family="text">
      <style:text-properties fo:font-style="italic" style:font-style-asian="italic" style:font-style-complex="italic"/>
    </style:style>
    <style:style style:name="T51_60" style:family="text">
      <style:text-properties fo:font-style="italic" style:font-style-asian="italic" style:font-style-complex="italic"/>
    </style:style>
    <style:style style:name="T51_61" style:family="text">
      <style:text-properties fo:font-style="italic" style:font-style-asian="italic" style:font-style-complex="italic"/>
    </style:style>
    <style:style style:name="T51_62" style:family="text">
      <style:text-properties fo:font-style="italic" style:font-style-asian="italic" style:font-style-complex="italic"/>
    </style:style>
    <style:style style:name="T51_63" style:family="text">
      <style:text-properties fo:font-style="italic" style:font-style-asian="italic" style:font-style-complex="italic"/>
    </style:style>
    <style:style style:name="T51_64" style:family="text">
      <style:text-properties fo:font-style="italic" style:font-style-asian="italic" style:font-style-complex="italic"/>
    </style:style>
    <style:style style:name="T51_65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4" style:family="text">
      <style:text-properties style:font-name="Courier New" style:font-name-asian="Courier New" style:font-name-complex="Courier New"/>
    </style:style>
    <style:style style:name="T5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54_6" style:family="text">
      <style:text-properties style:font-name="Courier New" style:font-name-asian="Courier New" style:font-name-complex="Courier New"/>
    </style:style>
    <style:style style:name="T54_7" style:family="text">
      <style:text-properties style:font-name="Courier New" style:font-name-asian="Courier New" style:font-name-complex="Courier New"/>
    </style:style>
    <style:style style:name="T54_8" style:family="text">
      <style:text-properties style:font-name="Courier New" style:font-name-asian="Courier New" style:font-name-complex="Courier New"/>
    </style:style>
    <style:style style:name="T54_9" style:family="text">
      <style:text-properties style:font-name="Courier New" style:font-name-asian="Courier New" style:font-name-complex="Courier New"/>
    </style:style>
    <style:style style:name="T54_10" style:family="text">
      <style:text-properties style:font-name="Courier New" style:font-name-asian="Courier New" style:font-name-complex="Courier New"/>
    </style:style>
    <style:style style:name="T54_11" style:family="text">
      <style:text-properties style:font-name="Courier New" style:font-name-asian="Courier New" style:font-name-complex="Courier New"/>
    </style:style>
    <style:style style:name="T54_12" style:family="text">
      <style:text-properties style:font-name="Courier New" style:font-name-asian="Courier New" style:font-name-complex="Courier New"/>
    </style:style>
    <style:style style:name="T54_13" style:family="text">
      <style:text-properties style:font-name="Courier New" style:font-name-asian="Courier New" style:font-name-complex="Courier New"/>
    </style:style>
    <style:style style:name="T54_14" style:family="text">
      <style:text-properties style:font-name="Courier New" style:font-name-asian="Courier New" style:font-name-complex="Courier New"/>
    </style:style>
    <style:style style:name="T54_15" style:family="text">
      <style:text-properties style:font-name="Courier New" style:font-name-asian="Courier New" style:font-name-complex="Courier New"/>
    </style:style>
    <style:style style:name="T54_16" style:family="text">
      <style:text-properties style:font-name="Courier New" style:font-name-asian="Courier New" style:font-name-complex="Courier New"/>
    </style:style>
    <style:style style:name="T54_17" style:family="text">
      <style:text-properties style:font-name="Courier New" style:font-name-asian="Courier New" style:font-name-complex="Courier New"/>
    </style:style>
    <style:style style:name="T54_18" style:family="text">
      <style:text-properties style:font-name="Courier New" style:font-name-asian="Courier New" style:font-name-complex="Courier New"/>
    </style:style>
    <style:style style:name="T54_19" style:family="text">
      <style:text-properties style:font-name="Courier New" style:font-name-asian="Courier New" style:font-name-complex="Courier New"/>
    </style:style>
    <style:style style:name="T54_20" style:family="text">
      <style:text-properties style:font-name="Courier New" style:font-name-asian="Courier New" style:font-name-complex="Courier New"/>
    </style:style>
    <style:style style:name="T54_21" style:family="text">
      <style:text-properties style:font-name="Courier New" style:font-name-asian="Courier New" style:font-name-complex="Courier New"/>
    </style:style>
    <style:style style:name="T54_22" style:family="text">
      <style:text-properties style:font-name="Courier New" style:font-name-asian="Courier New" style:font-name-complex="Courier New"/>
    </style:style>
    <style:style style:name="T54_23" style:family="text">
      <style:text-properties style:font-name="Courier New" style:font-name-asian="Courier New" style:font-name-complex="Courier New"/>
    </style:style>
    <style:style style:name="T54_24" style:family="text">
      <style:text-properties style:font-name="Courier New" style:font-name-asian="Courier New" style:font-name-complex="Courier New"/>
    </style:style>
    <style:style style:name="T54_25" style:family="text">
      <style:text-properties style:font-name="Courier New" style:font-name-asian="Courier New" style:font-name-complex="Courier New"/>
    </style:style>
    <style:style style:name="T54_26" style:family="text">
      <style:text-properties style:font-name="Courier New" style:font-name-asian="Courier New" style:font-name-complex="Courier New"/>
    </style:style>
    <style:style style:name="T54_27" style:family="text">
      <style:text-properties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style:font-name-asian="Courier New" style:font-name-complex="Courier New"/>
    </style:style>
    <style:style style:name="T55_2" style:family="text">
      <style:text-properties style:font-name="Courier New" style:font-name-asian="Courier New" style:font-name-complex="Courier New"/>
    </style:style>
    <style:style style:name="T55_3" style:family="text">
      <style:text-properties style:font-name="Courier New" style:font-name-asian="Courier New" style:font-name-complex="Courier New"/>
    </style:style>
    <style:style style:name="T55_4" style:family="text">
      <style:text-properties style:font-name="Courier New" style:font-name-asian="Courier New" style:font-name-complex="Courier New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style:font-name-asian="Courier New" style:font-name-complex="Courier New"/>
    </style:style>
    <style:style style:name="T56_2" style:family="text">
      <style:text-properties style:font-name="Courier New" style:font-name-asian="Courier New" style:font-name-complex="Courier New"/>
    </style:style>
    <style:style style:name="T56_3" style:family="text">
      <style:text-properties style:font-name="Courier New" style:font-name-asian="Courier New" style:font-name-complex="Courier New"/>
    </style:style>
    <style:style style:name="T56_4" style:family="text">
      <style:text-properties style:font-name="Courier New" style:font-name-asian="Courier New" style:font-name-complex="Courier New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>
      <style:text-properties style:font-name="Courier New" style:font-name-asian="Courier New" style:font-name-complex="Courier New"/>
    </style:style>
    <style:style style:name="T57_3" style:family="text">
      <style:text-properties style:font-name="Courier New" style:font-name-asian="Courier New" style:font-name-complex="Courier New"/>
    </style:style>
    <style:style style:name="T57_4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Courier New" style:font-name-asian="Courier New" style:font-name-complex="Courier New"/>
    </style:style>
    <style:style style:name="T58_2" style:family="text">
      <style:text-properties style:font-name="Courier New" style:font-name-asian="Courier New" style:font-name-complex="Courier New"/>
    </style:style>
    <style:style style:name="T58_3" style:family="text">
      <style:text-properties style:font-name="Courier New" style:font-name-asian="Courier New" style:font-name-complex="Courier New"/>
    </style:style>
    <style:style style:name="T58_4" style:family="text">
      <style:text-properties style:font-name="Courier New" style:font-name-asian="Courier New" style:font-name-complex="Courier New"/>
    </style:style>
    <style:style style:name="T58_5" style:family="text">
      <style:text-properties style:font-name="Courier New" style:font-name-asian="Courier New" style:font-name-complex="Courier New"/>
    </style:style>
    <style:style style:name="T58_6" style:family="text">
      <style:text-properties style:font-name="Courier New" style:font-name-asian="Courier New" style:font-name-complex="Courier New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style:font-name-asian="Courier New" style:font-name-complex="Courier New"/>
    </style:style>
    <style:style style:name="T59_2" style:family="text">
      <style:text-properties style:font-name="Courier New" style:font-name-asian="Courier New" style:font-name-complex="Courier New"/>
    </style:style>
    <style:style style:name="T59_3" style:family="text">
      <style:text-properties style:font-name="Courier New" style:font-name-asian="Courier New" style:font-name-complex="Courier New"/>
    </style:style>
    <style:style style:name="T59_4" style:family="text">
      <style:text-properties style:font-name="Courier New" style:font-name-asian="Courier New" style:font-name-complex="Courier New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>
      <style:text-properties style:font-name="Courier New" style:font-name-asian="Courier New" style:font-name-complex="Courier New"/>
    </style:style>
    <style:style style:name="T61_10" style:family="text">
      <style:text-properties style:font-name="Courier New" style:font-name-asian="Courier New" style:font-name-complex="Courier New"/>
    </style:style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>
      <style:text-properties style:font-name="Courier New" style:font-name-asian="Courier New" style:font-name-complex="Courier New"/>
    </style:style>
    <style:style style:name="T61_22" style:family="text">
      <style:text-properties style:font-name="Courier New" style:font-name-asian="Courier New" style:font-name-complex="Courier New"/>
    </style:style>
    <style:style style:name="T61_23" style:family="text">
      <style:text-properties style:font-name="Courier New" style:font-name-asian="Courier New" style:font-name-complex="Courier New"/>
    </style:style>
    <style:style style:name="T61_24" style:family="text">
      <style:text-properties style:font-name="Courier New" style:font-name-asian="Courier New" style:font-name-complex="Courier New"/>
    </style:style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>
      <style:text-properties style:font-name="Courier New" style:font-name-asian="Courier New" style:font-name-complex="Courier New"/>
    </style:style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>
      <style:text-properties style:font-name="Courier New" style:font-name-asian="Courier New" style:font-name-complex="Courier New"/>
    </style:style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>
      <style:text-properties style:font-name="Courier New" style:font-name-asian="Courier New" style:font-name-complex="Courier New"/>
    </style:style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T61_167" style:family="text"/>
    <style:style style:name="T61_168" style:family="text"/>
    <style:style style:name="T61_169" style:family="text"/>
    <style:style style:name="T61_170" style:family="text"/>
    <style:style style:name="T61_171" style:family="text"/>
    <style:style style:name="T61_172" style:family="text"/>
    <style:style style:name="T61_173" style:family="text"/>
    <style:style style:name="T61_174" style:family="text"/>
    <style:style style:name="T61_175" style:family="text"/>
    <style:style style:name="T61_176" style:family="text"/>
    <style:style style:name="T61_177" style:family="text"/>
    <style:style style:name="T61_178" style:family="text"/>
    <style:style style:name="T61_179" style:family="text"/>
    <style:style style:name="T61_180" style:family="text"/>
    <style:style style:name="T61_181" style:family="text"/>
    <style:style style:name="T61_182" style:family="text"/>
    <style:style style:name="T61_183" style:family="text"/>
    <style:style style:name="T61_184" style:family="text"/>
    <style:style style:name="T61_185" style:family="text"/>
    <style:style style:name="T61_186" style:family="text"/>
    <style:style style:name="T61_187" style:family="text"/>
    <style:style style:name="T61_188" style:family="text"/>
    <style:style style:name="T61_189" style:family="text"/>
    <style:style style:name="T61_190" style:family="text"/>
    <style:style style:name="T61_191" style:family="text"/>
    <style:style style:name="T61_192" style:family="text"/>
    <style:style style:name="T61_193" style:family="text"/>
    <style:style style:name="T61_194" style:family="text"/>
    <style:style style:name="T61_195" style:family="text"/>
    <style:style style:name="T61_196" style:family="text"/>
    <style:style style:name="T61_197" style:family="text"/>
    <style:style style:name="T61_198" style:family="text"/>
    <style:style style:name="T61_199" style:family="text"/>
    <style:style style:name="T61_200" style:family="text"/>
    <style:style style:name="T61_201" style:family="text"/>
    <style:style style:name="T61_202" style:family="text"/>
    <style:style style:name="T61_203" style:family="text"/>
    <style:style style:name="T61_204" style:family="text"/>
    <style:style style:name="T61_205" style:family="text"/>
    <style:style style:name="T61_206" style:family="text"/>
    <style:style style:name="T61_207" style:family="text"/>
    <style:style style:name="T61_208" style:family="text"/>
    <style:style style:name="T61_209" style:family="text"/>
    <style:style style:name="T61_210" style:family="text"/>
    <style:style style:name="T61_211" style:family="text"/>
    <style:style style:name="T61_212" style:family="text"/>
    <style:style style:name="T61_213" style:family="text"/>
    <style:style style:name="T61_214" style:family="text"/>
    <style:style style:name="T61_215" style:family="text"/>
    <style:style style:name="T61_216" style:family="text"/>
    <style:style style:name="T61_217" style:family="text"/>
    <style:style style:name="T61_218" style:family="text"/>
    <style:style style:name="T61_219" style:family="text"/>
    <style:style style:name="T61_220" style:family="text"/>
    <style:style style:name="T61_221" style:family="text"/>
    <style:style style:name="T61_222" style:family="text"/>
    <style:style style:name="T61_223" style:family="text"/>
    <style:style style:name="T61_224" style:family="text"/>
    <style:style style:name="T61_225" style:family="text"/>
    <style:style style:name="T61_226" style:family="text"/>
    <style:style style:name="T61_227" style:family="text"/>
    <style:style style:name="T61_228" style:family="text"/>
    <style:style style:name="T61_229" style:family="text"/>
    <style:style style:name="T61_230" style:family="text">
      <style:text-properties style:font-name="Courier New" style:font-name-asian="Courier New" style:font-name-complex="Courier New"/>
    </style:style>
    <style:style style:name="T61_231" style:family="text"/>
    <style:style style:name="T61_232" style:family="text"/>
    <style:style style:name="T61_233" style:family="text"/>
    <style:style style:name="T61_234" style:family="text"/>
    <style:style style:name="T61_235" style:family="text"/>
    <style:style style:name="T61_236" style:family="text"/>
    <style:style style:name="T61_237" style:family="text"/>
    <style:style style:name="T61_238" style:family="text"/>
    <style:style style:name="T61_239" style:family="text"/>
    <style:style style:name="T61_240" style:family="text"/>
    <style:style style:name="T61_241" style:family="text"/>
    <style:style style:name="T61_242" style:family="text"/>
    <style:style style:name="T61_243" style:family="text"/>
    <style:style style:name="T61_244" style:family="text"/>
    <style:style style:name="T61_245" style:family="text"/>
    <style:style style:name="T61_246" style:family="text"/>
    <style:style style:name="T61_247" style:family="text"/>
    <style:style style:name="T61_248" style:family="text"/>
    <style:style style:name="T61_249" style:family="text"/>
    <style:style style:name="T61_250" style:family="text"/>
    <style:style style:name="T61_251" style:family="text"/>
    <style:style style:name="T61_252" style:family="text"/>
    <style:style style:name="T61_253" style:family="text"/>
    <style:style style:name="T61_254" style:family="text"/>
    <style:style style:name="T61_255" style:family="text"/>
    <style:style style:name="T61_256" style:family="text"/>
    <style:style style:name="T61_257" style:family="text"/>
    <style:style style:name="T61_258" style:family="text"/>
    <style:style style:name="T61_259" style:family="text"/>
    <style:style style:name="T61_260" style:family="text"/>
    <style:style style:name="T61_261" style:family="text"/>
    <style:style style:name="T61_262" style:family="text"/>
    <style:style style:name="T61_263" style:family="text"/>
    <style:style style:name="T61_264" style:family="text"/>
    <style:style style:name="T61_265" style:family="text"/>
    <style:style style:name="T61_266" style:family="text"/>
    <style:style style:name="T61_267" style:family="text"/>
    <style:style style:name="T61_268" style:family="text"/>
    <style:style style:name="T61_269" style:family="text"/>
    <style:style style:name="T61_270" style:family="text"/>
    <style:style style:name="T61_271" style:family="text"/>
    <style:style style:name="T61_272" style:family="text"/>
    <style:style style:name="T61_273" style:family="text"/>
    <style:style style:name="T61_274" style:family="text"/>
    <style:style style:name="T61_275" style:family="text"/>
    <style:style style:name="T61_276" style:family="text"/>
    <style:style style:name="T61_277" style:family="text"/>
    <style:style style:name="T61_278" style:family="text"/>
    <style:style style:name="T61_279" style:family="text"/>
    <style:style style:name="T61_280" style:family="text"/>
    <style:style style:name="T61_281" style:family="text"/>
    <style:style style:name="T61_282" style:family="text"/>
    <style:style style:name="T61_283" style:family="text"/>
    <style:style style:name="T61_284" style:family="text"/>
    <style:style style:name="T61_285" style:family="text"/>
    <style:style style:name="T61_286" style:family="text"/>
    <style:style style:name="T61_287" style:family="text"/>
    <style:style style:name="T61_288" style:family="text"/>
    <style:style style:name="T61_289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>
      <style:text-properties style:font-name="Courier New" style:font-name-asian="Courier New" style:font-name-complex="Courier New"/>
    </style:style>
    <style:style style:name="T63_4" style:family="text">
      <style:text-properties style:font-name="Courier New" style:font-name-asian="Courier New" style:font-name-complex="Courier New"/>
    </style:style>
    <style:style style:name="T63_5" style:family="text">
      <style:text-properties style:font-name="Courier New" style:font-name-asian="Courier New" style:font-name-complex="Courier New"/>
    </style:style>
    <style:style style:name="T63_6" style:family="text">
      <style:text-properties style:font-name="Courier New" style:font-name-asian="Courier New" style:font-name-complex="Courier New"/>
    </style:style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T63_139" style:family="text"/>
    <style:style style:name="T63_140" style:family="text"/>
    <style:style style:name="T63_141" style:family="text"/>
    <style:style style:name="T63_142" style:family="text"/>
    <style:style style:name="T63_143" style:family="text"/>
    <style:style style:name="T63_144" style:family="text"/>
    <style:style style:name="T63_145" style:family="text"/>
    <style:style style:name="T63_146" style:family="text"/>
    <style:style style:name="T63_147" style:family="text"/>
    <style:style style:name="T63_148" style:family="text"/>
    <style:style style:name="T63_149" style:family="text"/>
    <style:style style:name="T63_150" style:family="text"/>
    <style:style style:name="T63_151" style:family="text"/>
    <style:style style:name="T63_152" style:family="text"/>
    <style:style style:name="T63_153" style:family="text"/>
    <style:style style:name="T63_154" style:family="text"/>
    <style:style style:name="T63_155" style:family="text"/>
    <style:style style:name="T63_156" style:family="text"/>
    <style:style style:name="T63_157" style:family="text"/>
    <style:style style:name="T63_158" style:family="text"/>
    <style:style style:name="T63_159" style:family="text"/>
    <style:style style:name="T63_160" style:family="text"/>
    <style:style style:name="T63_161" style:family="text"/>
    <style:style style:name="T63_162" style:family="text"/>
    <style:style style:name="T63_163" style:family="text"/>
    <style:style style:name="T63_164" style:family="text"/>
    <style:style style:name="T63_165" style:family="text"/>
    <style:style style:name="T63_166" style:family="text"/>
    <style:style style:name="T63_167" style:family="text"/>
    <style:style style:name="T63_168" style:family="text"/>
    <style:style style:name="T63_169" style:family="text"/>
    <style:style style:name="T63_170" style:family="text"/>
    <style:style style:name="T63_171" style:family="text"/>
    <style:style style:name="T63_172" style:family="text"/>
    <style:style style:name="T63_173" style:family="text"/>
    <style:style style:name="T63_174" style:family="text"/>
    <style:style style:name="T63_175" style:family="text"/>
    <style:style style:name="T63_176" style:family="text"/>
    <style:style style:name="T63_177" style:family="text"/>
    <style:style style:name="T63_178" style:family="text"/>
    <style:style style:name="T63_179" style:family="text"/>
    <style:style style:name="T63_180" style:family="text">
      <style:text-properties style:font-name="Courier New" style:font-name-asian="Courier New" style:font-name-complex="Courier New"/>
    </style:style>
    <style:style style:name="T63_181" style:family="text"/>
    <style:style style:name="T63_182" style:family="text"/>
    <style:style style:name="T63_183" style:family="text"/>
    <style:style style:name="T63_184" style:family="text">
      <style:text-properties style:font-name="Courier New" style:font-name-asian="Courier New" style:font-name-complex="Courier New"/>
    </style:style>
    <style:style style:name="T63_185" style:family="text"/>
    <style:style style:name="P64" style:family="paragraph" style:parent-style-name="Heading_20_1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7_6" style:family="text">
      <style:text-properties style:font-name="Courier New" style:font-name-asian="Courier New" style:font-name-complex="Courier New"/>
    </style:style>
    <style:style style:name="T67_7" style:family="text">
      <style:text-properties style:font-name="Courier New" style:font-name-asian="Courier New" style:font-name-complex="Courier New"/>
    </style:style>
    <style:style style:name="T67_8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4" style:family="text">
      <style:text-properties style:font-name="Courier New" style:font-name-asian="Courier New" style:font-name-complex="Courier New"/>
    </style:style>
    <style:style style:name="T69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69_6" style:family="text">
      <style:text-properties style:font-name="Courier New" style:font-name-asian="Courier New" style:font-name-complex="Courier New"/>
    </style:style>
    <style:style style:name="T69_7" style:family="text">
      <style:text-properties style:font-name="Courier New" style:font-name-asian="Courier New" style:font-name-complex="Courier New"/>
    </style:style>
    <style:style style:name="T69_8" style:family="text"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style:font-name-asian="Courier New" style:font-name-complex="Courier New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4" style:family="text">
      <style:text-properties style:font-name="Courier New" style:font-name-asian="Courier New" style:font-name-complex="Courier New"/>
    </style:style>
    <style:style style:name="T71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1_6" style:family="text">
      <style:text-properties style:font-name="Courier New" style:font-name-asian="Courier New" style:font-name-complex="Courier New"/>
    </style:style>
    <style:style style:name="T71_7" style:family="text">
      <style:text-properties style:font-name="Courier New" style:font-name-asian="Courier New" style:font-name-complex="Courier New"/>
    </style:style>
    <style:style style:name="T71_8" style:family="text">
      <style:text-properties style:font-name="Courier New" style:font-name-asian="Courier New" style:font-name-complex="Courier New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style:font-name-asian="Courier New" style:font-name-complex="Courier New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T74_141" style:family="text"/>
    <style:style style:name="T74_142" style:family="text"/>
    <style:style style:name="T74_143" style:family="text"/>
    <style:style style:name="T74_144" style:family="text"/>
    <style:style style:name="T74_145" style:family="text"/>
    <style:style style:name="T74_146" style:family="text"/>
    <style:style style:name="T74_147" style:family="text"/>
    <style:style style:name="T74_148" style:family="text"/>
    <style:style style:name="T74_149" style:family="text"/>
    <style:style style:name="T74_150" style:family="text"/>
    <style:style style:name="T74_151" style:family="text"/>
    <style:style style:name="T74_152" style:family="text"/>
    <style:style style:name="T74_153" style:family="text"/>
    <style:style style:name="T74_154" style:family="text"/>
    <style:style style:name="T74_155" style:family="text"/>
    <style:style style:name="T74_156" style:family="text"/>
    <style:style style:name="T74_157" style:family="text">
      <style:text-properties style:font-name="Courier New" style:font-name-asian="Courier New" style:font-name-complex="Courier New"/>
    </style:style>
    <style:style style:name="T74_158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P77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8_4" style:family="text">
      <style:text-properties style:font-name="Courier New" style:font-name-asian="Courier New" style:font-name-complex="Courier New"/>
    </style:style>
    <style:style style:name="T7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78_6" style:family="text">
      <style:text-properties style:font-name="Courier New" style:font-name-asian="Courier New" style:font-name-complex="Courier New"/>
    </style:style>
    <style:style style:name="T78_7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style:font-name-asian="Courier New" style:font-name-complex="Courier New"/>
    </style:style>
    <style:style style:name="T79_2" style:family="text">
      <style:text-properties style:font-name="Courier New" style:font-name-asian="Courier New" style:font-name-complex="Courier New"/>
    </style:style>
    <style:style style:name="T79_3" style:family="text">
      <style:text-properties style:font-name="Courier New" style:font-name-asian="Courier New" style:font-name-complex="Courier New"/>
    </style:style>
    <style:style style:name="T79_4" style:family="text">
      <style:text-properties style:font-name="Courier New" style:font-name-asian="Courier New" style:font-name-complex="Courier New"/>
    </style:style>
    <style:style style:name="T79_5" style:family="text"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Courier New" style:font-name-asian="Courier New" style:font-name-complex="Courier New"/>
    </style:style>
    <style:style style:name="T80_2" style:family="text">
      <style:text-properties style:font-name="Courier New" style:font-name-asian="Courier New" style:font-name-complex="Courier New"/>
    </style:style>
    <style:style style:name="T80_3" style:family="text">
      <style:text-properties style:font-name="Courier New" style:font-name-asian="Courier New" style:font-name-complex="Courier New"/>
    </style:style>
    <style:style style:name="T80_4" style:family="text">
      <style:text-properties style:font-name="Courier New" style:font-name-asian="Courier New" style:font-name-complex="Courier New"/>
    </style:style>
    <style:style style:name="T80_5" style:family="text">
      <style:text-properties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T81_4" style:family="text">
      <style:text-properties style:font-name="Courier New" style:font-name-asian="Courier New" style:font-name-complex="Courier New"/>
    </style:style>
    <style:style style:name="T81_5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2_4" style:family="text">
      <style:text-properties style:font-name="Courier New" style:font-name-asian="Courier New" style:font-name-complex="Courier New"/>
    </style:style>
    <style:style style:name="T8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2_6" style:family="text">
      <style:text-properties style:font-name="Courier New" style:font-name-asian="Courier New" style:font-name-complex="Courier New"/>
    </style:style>
    <style:style style:name="T82_7" style:family="text">
      <style:text-properties style:font-name="Courier New" style:font-name-asian="Courier New" style:font-name-complex="Courier New"/>
    </style:style>
    <style:style style:name="T82_8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style:font-name-asian="Courier New" style:font-name-complex="Courier New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4_6" style:family="text">
      <style:text-properties style:font-name="Courier New" style:font-name-asian="Courier New" style:font-name-complex="Courier New"/>
    </style:style>
    <style:style style:name="T84_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6_40" style:family="text"/>
    <style:style style:name="T86_41" style:family="text">
      <style:text-properties style:font-name="Courier New" style:font-name-asian="Courier New" style:font-name-complex="Courier New"/>
    </style:style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T86_75" style:family="text"/>
    <style:style style:name="T86_76" style:family="text"/>
    <style:style style:name="T86_77" style:family="text"/>
    <style:style style:name="T86_78" style:family="text"/>
    <style:style style:name="T86_79" style:family="text"/>
    <style:style style:name="T86_80" style:family="text"/>
    <style:style style:name="T86_81" style:family="text"/>
    <style:style style:name="T86_82" style:family="text"/>
    <style:style style:name="T86_83" style:family="text"/>
    <style:style style:name="T86_84" style:family="text"/>
    <style:style style:name="T86_85" style:family="text"/>
    <style:style style:name="T86_86" style:family="text"/>
    <style:style style:name="T86_87" style:family="text"/>
    <style:style style:name="T86_88" style:family="text"/>
    <style:style style:name="T86_89" style:family="text"/>
    <style:style style:name="T86_90" style:family="text"/>
    <style:style style:name="T86_91" style:family="text"/>
    <style:style style:name="T86_92" style:family="text"/>
    <style:style style:name="T86_93" style:family="text"/>
    <style:style style:name="T86_94" style:family="text"/>
    <style:style style:name="T86_95" style:family="text">
      <style:text-properties style:font-name="Courier New" style:font-name-asian="Courier New" style:font-name-complex="Courier New"/>
    </style:style>
    <style:style style:name="T86_96" style:family="text"/>
    <style:style style:name="T86_97" style:family="text"/>
    <style:style style:name="T86_98" style:family="text"/>
    <style:style style:name="T86_99" style:family="text"/>
    <style:style style:name="T86_100" style:family="text"/>
    <style:style style:name="T86_101" style:family="text"/>
    <style:style style:name="T86_102" style:family="text"/>
    <style:style style:name="T86_103" style:family="text"/>
    <style:style style:name="T86_104" style:family="text"/>
    <style:style style:name="T86_105" style:family="text"/>
    <style:style style:name="T86_106" style:family="text"/>
    <style:style style:name="T86_107" style:family="text"/>
    <style:style style:name="T86_108" style:family="text"/>
    <style:style style:name="T86_109" style:family="text"/>
    <style:style style:name="T86_110" style:family="text"/>
    <style:style style:name="T86_111" style:family="text"/>
    <style:style style:name="T86_112" style:family="text"/>
    <style:style style:name="T86_113" style:family="text"/>
    <style:style style:name="T86_114" style:family="text"/>
    <style:style style:name="T86_115" style:family="text"/>
    <style:style style:name="T86_116" style:family="text"/>
    <style:style style:name="T86_117" style:family="text"/>
    <style:style style:name="T86_118" style:family="text"/>
    <style:style style:name="T86_119" style:family="text"/>
    <style:style style:name="T86_120" style:family="text"/>
    <style:style style:name="T86_121" style:family="text"/>
    <style:style style:name="T86_122" style:family="text"/>
    <style:style style:name="T86_123" style:family="text"/>
    <style:style style:name="T86_124" style:family="text"/>
    <style:style style:name="T86_125" style:family="text"/>
    <style:style style:name="T86_126" style:family="text"/>
    <style:style style:name="T86_127" style:family="text"/>
    <style:style style:name="T86_128" style:family="text"/>
    <style:style style:name="T86_129" style:family="text"/>
    <style:style style:name="T86_130" style:family="text"/>
    <style:style style:name="T86_131" style:family="text"/>
    <style:style style:name="T86_132" style:family="text"/>
    <style:style style:name="T86_133" style:family="text"/>
    <style:style style:name="T86_134" style:family="text"/>
    <style:style style:name="T86_135" style:family="text"/>
    <style:style style:name="T86_136" style:family="text"/>
    <style:style style:name="T86_137" style:family="text"/>
    <style:style style:name="T86_138" style:family="text"/>
    <style:style style:name="T86_139" style:family="text"/>
    <style:style style:name="T86_140" style:family="text"/>
    <style:style style:name="T86_141" style:family="text"/>
    <style:style style:name="T86_142" style:family="text"/>
    <style:style style:name="T86_143" style:family="text"/>
    <style:style style:name="T86_14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4" style:family="text">
      <style:text-properties style:font-name="Courier New" style:font-name-asian="Courier New" style:font-name-complex="Courier New"/>
    </style:style>
    <style:style style:name="T88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88_6" style:family="text">
      <style:text-properties style:font-name="Courier New" style:font-name-asian="Courier New" style:font-name-complex="Courier New"/>
    </style:style>
    <style:style style:name="T88_7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style:font-name-asian="Courier New" style:font-name-complex="Courier New"/>
    </style:style>
    <style:style style:name="T89_2" style:family="text">
      <style:text-properties style:font-name="Courier New" style:font-name-asian="Courier New" style:font-name-complex="Courier New"/>
    </style:style>
    <style:style style:name="T89_3" style:family="text">
      <style:text-properties style:font-name="Courier New" style:font-name-asian="Courier New" style:font-name-complex="Courier New"/>
    </style:style>
    <style:style style:name="T89_4" style:family="text"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style:font-name-asian="Courier New" style:font-name-complex="Courier New"/>
    </style:style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>
      <style:text-properties style:font-name="Courier New" style:font-name-asian="Courier New" style:font-name-complex="Courier New"/>
    </style:style>
    <style:style style:name="T90_5" style:family="text">
      <style:text-properties style:font-name="Courier New" style:font-name-asian="Courier New" style:font-name-complex="Courier New"/>
    </style:style>
    <style:style style:name="T90_6" style:family="text"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style:font-name-asian="Courier New" style:font-name-complex="Courier New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style:font-name-asian="Courier New" style:font-name-complex="Courier New"/>
    </style:style>
    <style:style style:name="T92_2" style:family="text">
      <style:text-properties style:font-name="Courier New" style:font-name-asian="Courier New" style:font-name-complex="Courier New"/>
    </style:style>
    <style:style style:name="T92_3" style:family="text">
      <style:text-properties style:font-name="Courier New" style:font-name-asian="Courier New" style:font-name-complex="Courier New"/>
    </style:style>
    <style:style style:name="T92_4" style:family="text">
      <style:text-properties style:font-name="Courier New" style:font-name-asian="Courier New" style:font-name-complex="Courier New"/>
    </style:style>
    <style:style style:name="T92_5" style:family="text">
      <style:text-properties style:font-name="Courier New" style:font-name-asian="Courier New" style:font-name-complex="Courier New"/>
    </style:style>
    <style:style style:name="T92_6" style:family="text">
      <style:text-properties style:font-name="Courier New" style:font-name-asian="Courier New" style:font-name-complex="Courier New"/>
    </style:style>
    <style:style style:name="T92_7" style:family="text">
      <style:text-properties style:font-name="Courier New" style:font-name-asian="Courier New" style:font-name-complex="Courier New"/>
    </style:style>
    <style:style style:name="T92_8" style:family="text">
      <style:text-properties style:font-name="Courier New" style:font-name-asian="Courier New" style:font-name-complex="Courier New"/>
    </style:style>
    <style:style style:name="T92_9" style:family="text">
      <style:text-properties style:font-name="Courier New" style:font-name-asian="Courier New" style:font-name-complex="Courier New"/>
    </style:style>
    <style:style style:name="T92_10" style:family="text">
      <style:text-properties style:font-name="Courier New" style:font-name-asian="Courier New" style:font-name-complex="Courier New"/>
    </style:style>
    <style:style style:name="T92_11" style:family="text">
      <style:text-properties style:font-name="Courier New" style:font-name-asian="Courier New" style:font-name-complex="Courier New"/>
    </style:style>
    <style:style style:name="T92_12" style:family="text">
      <style:text-properties style:font-name="Courier New" style:font-name-asian="Courier New" style:font-name-complex="Courier New"/>
    </style:style>
    <style:style style:name="T92_13" style:family="text">
      <style:text-properties style:font-name="Courier New" style:font-name-asian="Courier New" style:font-name-complex="Courier New"/>
    </style:style>
    <style:style style:name="T92_14" style:family="text">
      <style:text-properties style:font-name="Courier New" style:font-name-asian="Courier New" style:font-name-complex="Courier New"/>
    </style:style>
    <style:style style:name="T92_15" style:family="text">
      <style:text-properties style:font-name="Courier New" style:font-name-asian="Courier New" style:font-name-complex="Courier New"/>
    </style:style>
    <style:style style:name="T92_16" style:family="text">
      <style:text-properties style:font-name="Courier New" style:font-name-asian="Courier New" style:font-name-complex="Courier New"/>
    </style:style>
    <style:style style:name="T92_17" style:family="text">
      <style:text-properties style:font-name="Courier New" style:font-name-asian="Courier New" style:font-name-complex="Courier New"/>
    </style:style>
    <style:style style:name="T92_18" style:family="text">
      <style:text-properties style:font-name="Courier New" style:font-name-asian="Courier New" style:font-name-complex="Courier New"/>
    </style:style>
    <style:style style:name="T92_19" style:family="text">
      <style:text-properties style:font-name="Courier New" style:font-name-asian="Courier New" style:font-name-complex="Courier New"/>
    </style:style>
    <style:style style:name="T92_20" style:family="text">
      <style:text-properties style:font-name="Courier New" style:font-name-asian="Courier New" style:font-name-complex="Courier New"/>
    </style:style>
    <style:style style:name="T92_21" style:family="text">
      <style:text-properties style:font-name="Courier New" style:font-name-asian="Courier New" style:font-name-complex="Courier New"/>
    </style:style>
    <style:style style:name="T92_22" style:family="text">
      <style:text-properties style:font-name="Courier New" style:font-name-asian="Courier New" style:font-name-complex="Courier New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T93_2" style:family="text">
      <style:text-properties style:font-name="Courier New" style:font-name-asian="Courier New" style:font-name-complex="Courier New"/>
    </style:style>
    <style:style style:name="T93_3" style:family="text">
      <style:text-properties style:font-name="Courier New" style:font-name-asian="Courier New" style:font-name-complex="Courier New"/>
    </style:style>
    <style:style style:name="T93_4" style:family="text">
      <style:text-properties style:font-name="Courier New" style:font-name-asian="Courier New" style:font-name-complex="Courier New"/>
    </style:style>
    <style:style style:name="T93_5" style:family="text">
      <style:text-properties style:font-name="Courier New" style:font-name-asian="Courier New" style:font-name-complex="Courier New"/>
    </style:style>
    <style:style style:name="T93_6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Courier New" style:font-name-asian="Courier New" style:font-name-complex="Courier New"/>
    </style:style>
    <style:style style:name="T94_2" style:family="text"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9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9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95_4" style:family="text">
      <style:text-properties style:font-name="Courier New" style:font-name-asian="Courier New" style:font-name-complex="Courier New"/>
    </style:style>
    <style:style style:name="T95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95_6" style:family="text">
      <style:text-properties style:font-name="Courier New" style:font-name-asian="Courier New" style:font-name-complex="Courier New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>
      <style:text-properties style:font-name="Courier New" style:font-name-asian="Courier New" style:font-name-complex="Courier New"/>
    </style:style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>
      <style:text-properties style:font-name="Courier New" style:font-name-asian="Courier New" style:font-name-complex="Courier New"/>
    </style:style>
    <style:style style:name="T99_40" style:family="text"/>
    <style:style style:name="T99_41" style:family="text"/>
    <style:style style:name="T99_42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1_4" style:family="text">
      <style:text-properties style:font-name="Courier New" style:font-name-asian="Courier New" style:font-name-complex="Courier New"/>
    </style:style>
    <style:style style:name="T101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1_6" style:family="text">
      <style:text-properties style:font-name="Courier New" style:font-name-asian="Courier New" style:font-name-complex="Courier New"/>
    </style:style>
    <style:style style:name="T101_7" style:family="text">
      <style:text-properties style:font-name="Courier New" style:font-name-asian="Courier New" style:font-name-complex="Courier New"/>
    </style:style>
    <style:style style:name="T101_8" style:family="text">
      <style:text-properties style:font-name="Courier New" style:font-name-asian="Courier New" style:font-name-complex="Courier New"/>
    </style:style>
    <style:style style:name="T101_9" style:family="text">
      <style:text-properties style:font-name="Courier New" style:font-name-asian="Courier New" style:font-name-complex="Courier New"/>
    </style:style>
    <style:style style:name="T101_10" style:family="text">
      <style:text-properties style:font-name="Courier New" style:font-name-asian="Courier New" style:font-name-complex="Courier New"/>
    </style:style>
    <style:style style:name="T101_11" style:family="text"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T102_5" style:family="text">
      <style:text-properties style:font-name="Courier New" style:font-name-asian="Courier New" style:font-name-complex="Courier New"/>
    </style:style>
    <style:style style:name="T102_6" style:family="text">
      <style:text-properties style:font-name="Courier New" style:font-name-asian="Courier New" style:font-name-complex="Courier New"/>
    </style:style>
    <style:style style:name="T102_7" style:family="text">
      <style:text-properties style:font-name="Courier New" style:font-name-asian="Courier New" style:font-name-complex="Courier New"/>
    </style:style>
    <style:style style:name="T102_8" style:family="text">
      <style:text-properties style:font-name="Courier New" style:font-name-asian="Courier New" style:font-name-complex="Courier New"/>
    </style:style>
    <style:style style:name="T102_9" style:family="text">
      <style:text-properties style:font-name="Courier New" style:font-name-asian="Courier New" style:font-name-complex="Courier New"/>
    </style:style>
    <style:style style:name="T102_10" style:family="text">
      <style:text-properties style:font-name="Courier New" style:font-name-asian="Courier New" style:font-name-complex="Courier New"/>
    </style:style>
    <style:style style:name="T102_11" style:family="text">
      <style:text-properties style:font-name="Courier New" style:font-name-asian="Courier New" style:font-name-complex="Courier New"/>
    </style:style>
    <style:style style:name="T102_12" style:family="text">
      <style:text-properties style:font-name="Courier New" style:font-name-asian="Courier New" style:font-name-complex="Courier New"/>
    </style:style>
    <style:style style:name="T102_13" style:family="text">
      <style:text-properties style:font-name="Courier New" style:font-name-asian="Courier New" style:font-name-complex="Courier New"/>
    </style:style>
    <style:style style:name="T102_14" style:family="text">
      <style:text-properties style:font-name="Courier New" style:font-name-asian="Courier New" style:font-name-complex="Courier New"/>
    </style:style>
    <style:style style:name="T102_15" style:family="text">
      <style:text-properties style:font-name="Courier New" style:font-name-asian="Courier New" style:font-name-complex="Courier New"/>
    </style:style>
    <style:style style:name="T102_16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3_5" style:family="text">
      <style:text-properties style:font-name="Courier New" style:font-name-asian="Courier New" style:font-name-complex="Courier New"/>
    </style:style>
    <style:style style:name="T103_6" style:family="text">
      <style:text-properties style:font-name="Courier New" style:font-name-asian="Courier New" style:font-name-complex="Courier New"/>
    </style:style>
    <style:style style:name="T103_7" style:family="text">
      <style:text-properties style:font-name="Courier New" style:font-name-asian="Courier New" style:font-name-complex="Courier New"/>
    </style:style>
    <style:style style:name="T103_8" style:family="text">
      <style:text-properties style:font-name="Courier New" style:font-name-asian="Courier New" style:font-name-complex="Courier New"/>
    </style:style>
    <style:style style:name="T103_9" style:family="text">
      <style:text-properties style:font-name="Courier New" style:font-name-asian="Courier New" style:font-name-complex="Courier New"/>
    </style:style>
    <style:style style:name="T103_10" style:family="text">
      <style:text-properties style:font-name="Courier New" style:font-name-asian="Courier New" style:font-name-complex="Courier New"/>
    </style:style>
    <style:style style:name="T103_11" style:family="text">
      <style:text-properties style:font-name="Courier New" style:font-name-asian="Courier New" style:font-name-complex="Courier New"/>
    </style:style>
    <style:style style:name="T103_12" style:family="text">
      <style:text-properties style:font-name="Courier New" style:font-name-asian="Courier New" style:font-name-complex="Courier New"/>
    </style:style>
    <style:style style:name="T103_13" style:family="text">
      <style:text-properties style:font-name="Courier New" style:font-name-asian="Courier New" style:font-name-complex="Courier New"/>
    </style:style>
    <style:style style:name="T103_14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4_5" style:family="text">
      <style:text-properties style:font-name="Courier New" style:font-name-asian="Courier New" style:font-name-complex="Courier New"/>
    </style:style>
    <style:style style:name="T104_6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5_6" style:family="text">
      <style:text-properties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9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9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9_4" style:family="text">
      <style:text-properties style:font-name="Courier New" style:font-name-asian="Courier New" style:font-name-complex="Courier New"/>
    </style:style>
    <style:style style:name="T109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09_6" style:family="text">
      <style:text-properties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Courier New" style:font-name-asian="Courier New" style:font-name-complex="Courier New"/>
    </style:style>
    <style:style style:name="T110_2" style:family="text">
      <style:text-properties style:font-name="Courier New" style:font-name-asian="Courier New" style:font-name-complex="Courier New"/>
    </style:style>
    <style:style style:name="T110_3" style:family="text">
      <style:text-properties style:font-name="Courier New" style:font-name-asian="Courier New" style:font-name-complex="Courier New"/>
    </style:style>
    <style:style style:name="T110_4" style:family="text">
      <style:text-properties style:font-name="Courier New" style:font-name-asian="Courier New" style:font-name-complex="Courier New"/>
    </style:style>
    <style:style style:name="T110_5" style:family="text">
      <style:text-properties style:font-name="Courier New" style:font-name-asian="Courier New" style:font-name-complex="Courier New"/>
    </style:style>
    <style:style style:name="T110_6" style:family="text">
      <style:text-properties style:font-name="Courier New" style:font-name-asian="Courier New" style:font-name-complex="Courier New"/>
    </style:style>
    <style:style style:name="T110_7" style:family="text">
      <style:text-properties style:font-name="Courier New" style:font-name-asian="Courier New" style:font-name-complex="Courier New"/>
    </style:style>
    <style:style style:name="T110_8" style:family="text">
      <style:text-properties style:font-name="Courier New" style:font-name-asian="Courier New" style:font-name-complex="Courier New"/>
    </style:style>
    <style:style style:name="T110_9" style:family="text">
      <style:text-properties style:font-name="Courier New" style:font-name-asian="Courier New" style:font-name-complex="Courier New"/>
    </style:style>
    <style:style style:name="T110_10" style:family="text">
      <style:text-properties style:font-name="Courier New" style:font-name-asian="Courier New" style:font-name-complex="Courier New"/>
    </style:style>
    <style:style style:name="T110_11" style:family="text">
      <style:text-properties style:font-name="Courier New" style:font-name-asian="Courier New" style:font-name-complex="Courier New"/>
    </style:style>
    <style:style style:name="T110_12" style:family="text">
      <style:text-properties style:font-name="Courier New" style:font-name-asian="Courier New" style:font-name-complex="Courier New"/>
    </style:style>
    <style:style style:name="T110_13" style:family="text">
      <style:text-properties style:font-name="Courier New" style:font-name-asian="Courier New" style:font-name-complex="Courier New"/>
    </style:style>
    <style:style style:name="T110_14" style:family="text">
      <style:text-properties style:font-name="Courier New" style:font-name-asian="Courier New" style:font-name-complex="Courier New"/>
    </style:style>
    <style:style style:name="T110_15" style:family="text">
      <style:text-properties style:font-name="Courier New" style:font-name-asian="Courier New" style:font-name-complex="Courier New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style:font-name="Courier New" style:font-name-asian="Courier New" style:font-name-complex="Courier New"/>
    </style:style>
    <style:style style:name="T111_2" style:family="text">
      <style:text-properties style:font-name="Courier New" style:font-name-asian="Courier New" style:font-name-complex="Courier New"/>
    </style:style>
    <style:style style:name="T111_3" style:family="text">
      <style:text-properties style:font-name="Courier New" style:font-name-asian="Courier New" style:font-name-complex="Courier New"/>
    </style:style>
    <style:style style:name="T111_4" style:family="text">
      <style:text-properties style:font-name="Courier New" style:font-name-asian="Courier New" style:font-name-complex="Courier New"/>
    </style:style>
    <style:style style:name="T111_5" style:family="text">
      <style:text-properties style:font-name="Courier New" style:font-name-asian="Courier New" style:font-name-complex="Courier New"/>
    </style:style>
    <style:style style:name="T111_6" style:family="text">
      <style:text-properties style:font-name="Courier New" style:font-name-asian="Courier New" style:font-name-complex="Courier New"/>
    </style:style>
    <style:style style:name="T111_7" style:family="text">
      <style:text-properties style:font-name="Courier New" style:font-name-asian="Courier New" style:font-name-complex="Courier New"/>
    </style:style>
    <style:style style:name="T111_8" style:family="text">
      <style:text-properties style:font-name="Courier New" style:font-name-asian="Courier New" style:font-name-complex="Courier New"/>
    </style:style>
    <style:style style:name="T111_9" style:family="text">
      <style:text-properties style:font-name="Courier New" style:font-name-asian="Courier New" style:font-name-complex="Courier New"/>
    </style:style>
    <style:style style:name="T111_10" style:family="text">
      <style:text-properties style:font-name="Courier New" style:font-name-asian="Courier New" style:font-name-complex="Courier New"/>
    </style:style>
    <style:style style:name="T111_11" style:family="text">
      <style:text-properties style:font-name="Courier New" style:font-name-asian="Courier New" style:font-name-complex="Courier New"/>
    </style:style>
    <style:style style:name="T111_12" style:family="text">
      <style:text-properties style:font-name="Courier New" style:font-name-asian="Courier New" style:font-name-complex="Courier New"/>
    </style:style>
    <style:style style:name="T111_13" style:family="text">
      <style:text-properties style:font-name="Courier New" style:font-name-asian="Courier New" style:font-name-complex="Courier New"/>
    </style:style>
    <style:style style:name="T111_14" style:family="text">
      <style:text-properties style:font-name="Courier New" style:font-name-asian="Courier New" style:font-name-complex="Courier New"/>
    </style:style>
    <style:style style:name="T111_15" style:family="text">
      <style:text-properties style:font-name="Courier New" style:font-name-asian="Courier New" style:font-name-complex="Courier New"/>
    </style:style>
    <style:style style:name="T111_16" style:family="text">
      <style:text-properties style:font-name="Courier New" style:font-name-asian="Courier New" style:font-name-complex="Courier New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2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2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2_4" style:family="text">
      <style:text-properties style:font-name="Courier New" style:font-name-asian="Courier New" style:font-name-complex="Courier New"/>
    </style:style>
    <style:style style:name="T112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2_6" style:family="text">
      <style:text-properties style:font-name="Courier New" style:font-name-asian="Courier New" style:font-name-complex="Courier New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4" style:family="text">
      <style:text-properties style:font-name="Courier New" style:font-name-asian="Courier New" style:font-name-complex="Courier New"/>
    </style:style>
    <style:style style:name="T116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16_6" style:family="text">
      <style:text-properties style:font-name="Courier New" style:font-name-asian="Courier New" style:font-name-complex="Courier New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style:font-name="Courier New" style:font-name-asian="Courier New" style:font-name-complex="Courier New"/>
    </style:style>
    <style:style style:name="T117_2" style:family="text">
      <style:text-properties style:font-name="Courier New" style:font-name-asian="Courier New" style:font-name-complex="Courier New"/>
    </style:style>
    <style:style style:name="T117_3" style:family="text">
      <style:text-properties style:font-name="Courier New" style:font-name-asian="Courier New" style:font-name-complex="Courier New"/>
    </style:style>
    <style:style style:name="T117_4" style:family="text">
      <style:text-properties style:font-name="Courier New" style:font-name-asian="Courier New" style:font-name-complex="Courier New"/>
    </style:style>
    <style:style style:name="T117_5" style:family="text">
      <style:text-properties style:font-name="Courier New" style:font-name-asian="Courier New" style:font-name-complex="Courier New"/>
    </style:style>
    <style:style style:name="T117_6" style:family="text">
      <style:text-properties style:font-name="Courier New" style:font-name-asian="Courier New" style:font-name-complex="Courier New"/>
    </style:style>
    <style:style style:name="T117_7" style:family="text">
      <style:text-properties style:font-name="Courier New" style:font-name-asian="Courier New" style:font-name-complex="Courier New"/>
    </style:style>
    <style:style style:name="T117_8" style:family="text">
      <style:text-properties style:font-name="Courier New" style:font-name-asian="Courier New" style:font-name-complex="Courier New"/>
    </style:style>
    <style:style style:name="T117_9" style:family="text">
      <style:text-properties style:font-name="Courier New" style:font-name-asian="Courier New" style:font-name-complex="Courier New"/>
    </style:style>
    <style:style style:name="T117_10" style:family="text">
      <style:text-properties style:font-name="Courier New" style:font-name-asian="Courier New" style:font-name-complex="Courier New"/>
    </style:style>
    <style:style style:name="T117_11" style:family="text">
      <style:text-properties style:font-name="Courier New" style:font-name-asian="Courier New" style:font-name-complex="Courier New"/>
    </style:style>
    <style:style style:name="T117_12" style:family="text">
      <style:text-properties style:font-name="Courier New" style:font-name-asian="Courier New" style:font-name-complex="Courier New"/>
    </style:style>
    <style:style style:name="T117_13" style:family="text">
      <style:text-properties style:font-name="Courier New" style:font-name-asian="Courier New" style:font-name-complex="Courier New"/>
    </style:style>
    <style:style style:name="T117_14" style:family="text">
      <style:text-properties style:font-name="Courier New" style:font-name-asian="Courier New" style:font-name-complex="Courier New"/>
    </style:style>
    <style:style style:name="T117_15" style:family="text">
      <style:text-properties style:font-name="Courier New" style:font-name-asian="Courier New" style:font-name-complex="Courier New"/>
    </style:style>
    <style:style style:name="T117_16" style:family="text">
      <style:text-properties style:font-name="Courier New" style:font-name-asian="Courier New" style:font-name-complex="Courier New"/>
    </style:style>
    <style:style style:name="T117_17" style:family="text">
      <style:text-properties style:font-name="Courier New" style:font-name-asian="Courier New" style:font-name-complex="Courier New"/>
    </style:style>
    <style:style style:name="T117_18" style:family="text">
      <style:text-properties style:font-name="Courier New" style:font-name-asian="Courier New" style:font-name-complex="Courier New"/>
    </style:style>
    <style:style style:name="T117_19" style:family="text">
      <style:text-properties style:font-name="Courier New" style:font-name-asian="Courier New" style:font-name-complex="Courier New"/>
    </style:style>
    <style:style style:name="T117_20" style:family="text">
      <style:text-properties style:font-name="Courier New" style:font-name-asian="Courier New" style:font-name-complex="Courier New"/>
    </style:style>
    <style:style style:name="T117_21" style:family="text">
      <style:text-properties style:font-name="Courier New" style:font-name-asian="Courier New" style:font-name-complex="Courier New"/>
    </style:style>
    <style:style style:name="T117_22" style:family="text">
      <style:text-properties style:font-name="Courier New" style:font-name-asian="Courier New" style:font-name-complex="Courier New"/>
    </style:style>
    <style:style style:name="T117_23" style:family="text">
      <style:text-properties style:font-name="Courier New" style:font-name-asian="Courier New" style:font-name-complex="Courier New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>
      <style:text-properties style:font-name="Courier New" style:font-name-asian="Courier New" style:font-name-complex="Courier New"/>
    </style:style>
    <style:style style:name="T119_94" style:family="text">
      <style:text-properties style:font-name="Courier New" style:font-name-asian="Courier New" style:font-name-complex="Courier New"/>
    </style:style>
    <style:style style:name="T119_95" style:family="text">
      <style:text-properties style:font-name="Courier New" style:font-name-asian="Courier New" style:font-name-complex="Courier New"/>
    </style:style>
    <style:style style:name="T119_96" style:family="text">
      <style:text-properties style:font-name="Courier New" style:font-name-asian="Courier New" style:font-name-complex="Courier New"/>
    </style:style>
    <style:style style:name="T119_97" style:family="text">
      <style:text-properties style:font-name="Courier New" style:font-name-asian="Courier New" style:font-name-complex="Courier New"/>
    </style:style>
    <style:style style:name="T119_98" style:family="text">
      <style:text-properties style:font-name="Courier New" style:font-name-asian="Courier New" style:font-name-complex="Courier New"/>
    </style:style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1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1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1_4" style:family="text">
      <style:text-properties style:font-name="Courier New" style:font-name-asian="Courier New" style:font-name-complex="Courier New"/>
    </style:style>
    <style:style style:name="T121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1_6" style:family="text">
      <style:text-properties style:font-name="Courier New" style:font-name-asian="Courier New" style:font-name-complex="Courier New"/>
    </style:style>
    <style:style style:name="T121_7" style:family="text">
      <style:text-properties style:font-name="Courier New" style:font-name-asian="Courier New" style:font-name-complex="Courier New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Courier New" style:font-name-asian="Courier New" style:font-name-complex="Courier New"/>
    </style:style>
    <style:style style:name="T122_2" style:family="text">
      <style:text-properties style:font-name="Courier New" style:font-name-asian="Courier New" style:font-name-complex="Courier New"/>
    </style:style>
    <style:style style:name="T122_3" style:family="text">
      <style:text-properties style:font-name="Courier New" style:font-name-asian="Courier New" style:font-name-complex="Courier New"/>
    </style:style>
    <style:style style:name="T122_4" style:family="text">
      <style:text-properties style:font-name="Courier New" style:font-name-asian="Courier New" style:font-name-complex="Courier New"/>
    </style:style>
    <style:style style:name="T122_5" style:family="text">
      <style:text-properties style:font-name="Courier New" style:font-name-asian="Courier New" style:font-name-complex="Courier New"/>
    </style:style>
    <style:style style:name="T122_6" style:family="text">
      <style:text-properties style:font-name="Courier New" style:font-name-asian="Courier New" style:font-name-complex="Courier New"/>
    </style:style>
    <style:style style:name="T122_7" style:family="text">
      <style:text-properties style:font-name="Courier New" style:font-name-asian="Courier New" style:font-name-complex="Courier New"/>
    </style:style>
    <style:style style:name="T122_8" style:family="text">
      <style:text-properties style:font-name="Courier New" style:font-name-asian="Courier New" style:font-name-complex="Courier New"/>
    </style:style>
    <style:style style:name="T122_9" style:family="text">
      <style:text-properties style:font-name="Courier New" style:font-name-asian="Courier New" style:font-name-complex="Courier New"/>
    </style:style>
    <style:style style:name="T122_10" style:family="text">
      <style:text-properties style:font-name="Courier New" style:font-name-asian="Courier New" style:font-name-complex="Courier New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3_2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3_4" style:family="text">
      <style:text-properties style:font-name="Courier New" style:font-name-asian="Courier New" style:font-name-complex="Courier New"/>
    </style:style>
    <style:style style:name="T123_5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23_6" style:family="text">
      <style:text-properties style:font-name="Courier New" style:font-name-asian="Courier New" style:font-name-complex="Courier New"/>
    </style:style>
    <style:style style:name="T123_7" style:family="text"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>
      <style:text-properties style:font-name="Courier New" style:font-name-asian="Courier New" style:font-name-complex="Courier New"/>
    </style:style>
    <style:style style:name="T125_74" style:family="text">
      <style:text-properties style:font-name="Courier New" style:font-name-asian="Courier New" style:font-name-complex="Courier New"/>
    </style:style>
    <style:style style:name="T125_75" style:family="text">
      <style:text-properties style:font-name="Courier New" style:font-name-asian="Courier New" style:font-name-complex="Courier New"/>
    </style:style>
    <style:style style:name="T125_76" style:family="text">
      <style:text-properties style:font-name="Courier New" style:font-name-asian="Courier New" style:font-name-complex="Courier New"/>
    </style:style>
    <style:style style:name="T125_77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>
      <style:text-properties style:font-name="Courier New" style:font-name-asian="Courier New" style:font-name-complex="Courier New"/>
    </style:style>
    <style:style style:name="T127_70" style:family="text">
      <style:text-properties style:font-name="Courier New" style:font-name-asian="Courier New" style:font-name-complex="Courier New"/>
    </style:style>
    <style:style style:name="T127_71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/>
    <style:style style:name="T129_132" style:family="text"/>
    <style:style style:name="T129_133" style:family="text"/>
    <style:style style:name="T129_134" style:family="text"/>
    <style:style style:name="T129_135" style:family="text"/>
    <style:style style:name="T129_136" style:family="text"/>
    <style:style style:name="T129_137" style:family="text"/>
    <style:style style:name="T129_138" style:family="text"/>
    <style:style style:name="T129_139" style:family="text"/>
    <style:style style:name="T129_140" style:family="text"/>
    <style:style style:name="T129_141" style:family="text"/>
    <style:style style:name="T129_142" style:family="text"/>
    <style:style style:name="T129_143" style:family="text"/>
    <style:style style:name="T129_144" style:family="text"/>
    <style:style style:name="T129_145" style:family="text"/>
    <style:style style:name="T129_146" style:family="text"/>
    <style:style style:name="T129_147" style:family="text"/>
    <style:style style:name="T129_148" style:family="text"/>
    <style:style style:name="T129_149" style:family="text"/>
    <style:style style:name="T129_150" style:family="text"/>
    <style:style style:name="T129_151" style:family="text"/>
    <style:style style:name="T129_152" style:family="text"/>
    <style:style style:name="T129_153" style:family="text"/>
    <style:style style:name="T129_154" style:family="text"/>
    <style:style style:name="T129_155" style:family="text"/>
    <style:style style:name="T129_156" style:family="text"/>
    <style:style style:name="T129_157" style:family="text"/>
    <style:style style:name="T129_158" style:family="text"/>
    <style:style style:name="T129_159" style:family="text"/>
    <style:style style:name="T129_160" style:family="text"/>
    <style:style style:name="T129_161" style:family="text"/>
    <style:style style:name="T129_162" style:family="text"/>
    <style:style style:name="T129_163" style:family="text"/>
    <style:style style:name="T129_164" style:family="text"/>
    <style:style style:name="T129_165" style:family="text"/>
    <style:style style:name="T129_166" style:family="text"/>
    <style:style style:name="T129_167" style:family="text"/>
    <style:style style:name="T129_168" style:family="text"/>
    <style:style style:name="T129_169" style:family="text"/>
    <style:style style:name="T129_170" style:family="text"/>
    <style:style style:name="T129_171" style:family="text"/>
    <style:style style:name="T129_172" style:family="text"/>
    <style:style style:name="T129_173" style:family="text"/>
    <style:style style:name="T129_174" style:family="text"/>
    <style:style style:name="T129_175" style:family="text"/>
    <style:style style:name="T129_176" style:family="text"/>
    <style:style style:name="T129_177" style:family="text"/>
    <style:style style:name="T129_178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>
      <style:text-properties style:font-name="Courier New" style:font-name-asian="Courier New" style:font-name-complex="Courier New" fo:font-weight="bold" style:font-weight-asian="bold" style:font-weight-complex="bold"/>
    </style:style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</office:automatic-styles>
  <office:body>
    <office:text>
      <text:p text:style-name="P1"><text:bookmark-start text:name="h.ur27i1svhpn5"/><text:bookmark-end text:name="h.ur27i1svhpn5"/><text:span text:style-name="T1_1">Don</text:span><text:span text:style-name="T1_2">’</text:span><text:span text:style-name="T1_3">t</text:span><text:span text:style-name="T1_4"><text:s/></text:span><text:span text:style-name="T1_5">bash</text:span><text:span text:style-name="T1_6"><text:s/></text:span><text:span text:style-name="T1_7">the</text:span><text:span text:style-name="T1_8"><text:s/></text:span><text:span text:style-name="T1_9">shell</text:span><text:span text:style-name="T1_10">!</text:span></text:p>
      <text:p text:style-name="P2"><text:span text:style-name="T2_1">commands</text:span><text:span text:style-name="T2_2">:<text:s/></text:span><text:span text:style-name="T2_3">bash</text:span><text:span text:style-name="T2_4">,<text:s/></text:span><text:span text:style-name="T2_5">which</text:span></text:p>
      <text:p text:style-name="P3"/>
      <text:p text:style-name="P4"><text:span text:style-name="T4_1">The</text:span><text:span text:style-name="T4_2"><text:s/></text:span><text:span text:style-name="T4_3">first</text:span><text:span text:style-name="T4_4"><text:s/></text:span><text:span text:style-name="T4_5">Linux</text:span><text:span text:style-name="T4_6"><text:s/></text:span><text:span text:style-name="T4_7">command</text:span><text:span text:style-name="T4_8">-</text:span><text:span text:style-name="T4_9">line</text:span><text:span text:style-name="T4_10"><text:s/></text:span><text:span text:style-name="T4_11">command</text:span><text:span text:style-name="T4_12"><text:s/></text:span><text:span text:style-name="T4_13">which</text:span><text:span text:style-name="T4_14"><text:s/></text:span><text:span text:style-name="T4_15">a</text:span><text:span text:style-name="T4_16"><text:s/></text:span><text:span text:style-name="T4_17">user</text:span><text:span text:style-name="T4_18"><text:s/></text:span><text:span text:style-name="T4_19">encounters</text:span><text:span text:style-name="T4_20">,<text:s/></text:span><text:span text:style-name="T4_21">might</text:span><text:span text:style-name="T4_22"><text:s/></text:span><text:span text:style-name="T4_23">typically</text:span><text:span text:style-name="T4_24"><text:s/></text:span><text:span text:style-name="T4_25">be</text:span><text:span text:style-name="T4_26"><text:s/></text:span><text:span text:style-name="T4_27">bash</text:span><text:span text:style-name="T4_28">,<text:s/></text:span><text:span text:style-name="T4_29">the</text:span><text:span text:style-name="T4_30"><text:s/></text:span><text:span text:style-name="T4_31">default</text:span><text:span text:style-name="T4_32"><text:s/></text:span><text:span text:style-name="T4_33">Linux</text:span><text:span text:style-name="T4_34"><text:s/></text:span><text:span text:style-name="T4_35">command</text:span><text:span text:style-name="T4_36">-</text:span><text:span text:style-name="T4_37">line</text:span><text:span text:style-name="T4_38"><text:s/></text:span><text:span text:style-name="T4_39">interpreter</text:span><text:span text:style-name="T4_40"><text:s/></text:span><text:span text:style-name="T4_41">itself</text:span><text:span text:style-name="T4_42">.</text:span></text:p>
      <text:p text:style-name="P5"/>
      <text:p text:style-name="P6"><text:span text:style-name="T6_1">For</text:span><text:span text:style-name="T6_2"><text:s/></text:span><text:span text:style-name="T6_3">many</text:span><text:span text:style-name="T6_4"><text:s/></text:span><text:span text:style-name="T6_5">newcomers</text:span><text:span text:style-name="T6_6">,<text:s/></text:span><text:span text:style-name="T6_7">the</text:span><text:span text:style-name="T6_8"><text:s/></text:span><text:span text:style-name="T6_9">Linux</text:span><text:span text:style-name="T6_10"><text:s/></text:span><text:span text:style-name="T6_11">command</text:span><text:span text:style-name="T6_12">-</text:span><text:span text:style-name="T6_13">line</text:span><text:span text:style-name="T6_14"><text:s/></text:span><text:span text:style-name="T6_15">interface</text:span><text:span text:style-name="T6_16"><text:s/></text:span><text:span text:style-name="T6_17">feel</text:span><text:span text:style-name="T6_18"><text:s/></text:span><text:span text:style-name="T6_19">dauntingly</text:span><text:span text:style-name="T6_20"><text:s/></text:span><text:span text:style-name="T6_21">complex</text:span><text:span text:style-name="T6_22"><text:s/></text:span><text:span text:style-name="T6_23">and</text:span><text:span text:style-name="T6_24"><text:s/></text:span><text:span text:style-name="T6_25">often</text:span><text:span text:style-name="T6_26"><text:s/></text:span><text:span text:style-name="T6_27">slightly</text:span><text:span text:style-name="T6_28"><text:s/></text:span><text:span text:style-name="T6_29">inconsistent</text:span><text:span text:style-name="T6_30">.<text:s/></text:span><text:span text:style-name="T6_31">One</text:span><text:span text:style-name="T6_32"><text:s/></text:span><text:span text:style-name="T6_33">of</text:span><text:span text:style-name="T6_34"><text:s/></text:span><text:span text:style-name="T6_35">the</text:span><text:span text:style-name="T6_36"><text:s/></text:span><text:span text:style-name="T6_37">reasons</text:span><text:span text:style-name="T6_38"><text:s/></text:span><text:span text:style-name="T6_39">for</text:span><text:span text:style-name="T6_40"><text:s/></text:span><text:span text:style-name="T6_41">this</text:span><text:span text:style-name="T6_42"><text:s/></text:span><text:span text:style-name="T6_43">feeling</text:span><text:span text:style-name="T6_44"><text:s/></text:span><text:span text:style-name="T6_45">might</text:span><text:span text:style-name="T6_46"><text:s/></text:span><text:span text:style-name="T6_47">be</text:span><text:span text:style-name="T6_48"><text:s/></text:span><text:span text:style-name="T6_49">that</text:span><text:span text:style-name="T6_50"><text:s/></text:span><text:span text:style-name="T6_51">there</text:span><text:span text:style-name="T6_52"><text:s/></text:span><text:span text:style-name="T6_53">really</text:span><text:span text:style-name="T6_54"><text:s/></text:span><text:span text:style-name="T6_55">isn</text:span><text:span text:style-name="T6_56">’</text:span><text:span text:style-name="T6_57">t</text:span><text:span text:style-name="T6_58"><text:s/></text:span><text:span text:style-name="T6_59">such</text:span><text:span text:style-name="T6_60"><text:s/></text:span><text:span text:style-name="T6_61">a</text:span><text:span text:style-name="T6_62"><text:s/></text:span><text:span text:style-name="T6_63">thing</text:span><text:span text:style-name="T6_64"><text:s/></text:span><text:span text:style-name="T6_65">as</text:span><text:span text:style-name="T6_66"><text:s/></text:span><text:span text:style-name="T6_67">a</text:span><text:span text:style-name="T6_68"><text:s/></text:span><text:span text:style-name="T6_69">single</text:span><text:span text:style-name="T6_70"><text:s/></text:span><text:span text:style-name="T6_71">monolithic</text:span><text:span text:style-name="T6_72"><text:s/></text:span><text:span text:style-name="T6_73">linux</text:span><text:span text:style-name="T6_74"><text:s/></text:span><text:span text:style-name="T6_75">command</text:span><text:span text:style-name="T6_76">-</text:span><text:span text:style-name="T6_77">line</text:span><text:span text:style-name="T6_78"><text:s/></text:span><text:span text:style-name="T6_79">interface</text:span><text:span text:style-name="T6_80">:<text:s text:c="2"/></text:span><text:span text:style-name="T6_81">the</text:span><text:span text:style-name="T6_82"><text:s/></text:span><text:span text:style-name="T6_83">interface</text:span><text:span text:style-name="T6_84"><text:s/></text:span><text:span text:style-name="T6_85">which</text:span><text:span text:style-name="T6_86"><text:s/></text:span><text:span text:style-name="T6_87">we</text:span><text:span text:style-name="T6_88"><text:s/></text:span><text:span text:style-name="T6_89">see</text:span><text:span text:style-name="T6_90"><text:s/></text:span><text:span text:style-name="T6_91">is</text:span><text:span text:style-name="T6_92"><text:s/></text:span><text:span text:style-name="T6_93">the</text:span><text:span text:style-name="T6_94"><text:s/></text:span><text:span text:style-name="T6_95">result</text:span><text:span text:style-name="T6_96"><text:s/></text:span><text:span text:style-name="T6_97">of</text:span><text:span text:style-name="T6_98"><text:s/></text:span><text:span text:style-name="T6_99">a</text:span><text:span text:style-name="T6_100"><text:s/></text:span><text:span text:style-name="T6_101">relatively</text:span><text:span text:style-name="T6_102"><text:s/></text:span><text:span text:style-name="T6_103">basic</text:span><text:span text:style-name="T6_104"><text:s/></text:span><text:span text:style-name="T6_105">command</text:span><text:span text:style-name="T6_106">-</text:span><text:span text:style-name="T6_107">line</text:span><text:span text:style-name="T6_108"><text:s/></text:span><text:span text:style-name="T6_109">interpreter</text:span><text:span text:style-name="T6_110"><text:s/></text:span><text:span text:style-name="T6_111">shell</text:span><text:span text:style-name="T6_112"><text:s/></text:span><text:span text:style-name="T6_113">in</text:span><text:span text:style-name="T6_114"><text:s/></text:span><text:span text:style-name="T6_115">combination</text:span><text:span text:style-name="T6_116"><text:s/></text:span><text:span text:style-name="T6_117">with</text:span><text:span text:style-name="T6_118"><text:s/></text:span><text:span text:style-name="T6_119">a</text:span><text:span text:style-name="T6_120"><text:s/></text:span><text:span text:style-name="T6_121">vast</text:span><text:span text:style-name="T6_122"><text:s/></text:span><text:span text:style-name="T6_123">and</text:span><text:span text:style-name="T6_124"><text:s/></text:span><text:span text:style-name="T6_125">ever</text:span><text:span text:style-name="T6_126"><text:s/></text:span><text:span text:style-name="T6_127">growing</text:span><text:span text:style-name="T6_128"><text:s/></text:span><text:span text:style-name="T6_129">collection</text:span><text:span text:style-name="T6_130"><text:s/></text:span><text:span text:style-name="T6_131">of</text:span><text:span text:style-name="T6_132"><text:s text:c="2"/></text:span><text:span text:style-name="T6_133">commands</text:span><text:span text:style-name="T6_134">,<text:s/></text:span><text:span text:style-name="T6_135">which</text:span><text:span text:style-name="T6_136"><text:s/></text:span><text:span text:style-name="T6_137">are</text:span><text:span text:style-name="T6_138"><text:s/></text:span><text:span text:style-name="T6_139">each</text:span><text:span text:style-name="T6_140"><text:s/></text:span><text:span text:style-name="T6_141">stand</text:span><text:span text:style-name="T6_142">-</text:span><text:span text:style-name="T6_143">alone</text:span><text:span text:style-name="T6_144"><text:s/></text:span><text:span text:style-name="T6_145">executable</text:span><text:span text:style-name="T6_146"><text:s/></text:span><text:span text:style-name="T6_147">programs</text:span><text:span text:style-name="T6_148"><text:s/></text:span><text:span text:style-name="T6_149">installed</text:span><text:span text:style-name="T6_150"><text:s/></text:span><text:span text:style-name="T6_151">somewhere</text:span><text:span text:style-name="T6_152"><text:s/></text:span><text:span text:style-name="T6_153">on</text:span><text:span text:style-name="T6_154"><text:s/></text:span><text:span text:style-name="T6_155">the</text:span><text:span text:style-name="T6_156"><text:s/></text:span><text:span text:style-name="T6_157">filesystem</text:span><text:span text:style-name="T6_158">.</text:span></text:p>
      <text:p text:style-name="P7"/>
      <text:p text:style-name="P8"><text:span text:style-name="T8_1">A</text:span><text:span text:style-name="T8_2"><text:s/></text:span><text:span text:style-name="T8_3">shell</text:span><text:span text:style-name="T8_4"><text:s/></text:span><text:span text:style-name="T8_5">is</text:span><text:span text:style-name="T8_6"><text:s/></text:span><text:span text:style-name="T8_7">just</text:span><text:span text:style-name="T8_8"><text:s/></text:span><text:span text:style-name="T8_9">like</text:span><text:span text:style-name="T8_10"><text:s/></text:span><text:span text:style-name="T8_11">any</text:span><text:span text:style-name="T8_12"><text:s/></text:span><text:span text:style-name="T8_13">other</text:span><text:span text:style-name="T8_14"><text:s/></text:span><text:span text:style-name="T8_15">of</text:span><text:span text:style-name="T8_16"><text:s/></text:span><text:span text:style-name="T8_17">these</text:span><text:span text:style-name="T8_18"><text:s/></text:span><text:span text:style-name="T8_19">commands</text:span><text:span text:style-name="T8_20">,<text:s/></text:span><text:span text:style-name="T8_21">except</text:span><text:span text:style-name="T8_22"><text:s/></text:span><text:span text:style-name="T8_23">that</text:span><text:span text:style-name="T8_24"><text:s/></text:span><text:span text:style-name="T8_25">one</text:span><text:span text:style-name="T8_26"><text:s/></text:span><text:span text:style-name="T8_27">of</text:span><text:span text:style-name="T8_28"><text:s/></text:span><text:span text:style-name="T8_29">its</text:span><text:span text:style-name="T8_30"><text:s/></text:span><text:span text:style-name="T8_31">main</text:span><text:span text:style-name="T8_32"><text:s/></text:span><text:span text:style-name="T8_33">purposes</text:span><text:span text:style-name="T8_34"><text:s/></text:span><text:span text:style-name="T8_35">is</text:span><text:span text:style-name="T8_36"><text:s/></text:span><text:span text:style-name="T8_37">to</text:span><text:span text:style-name="T8_38"><text:s/></text:span><text:span text:style-name="T8_39">interact</text:span><text:span text:style-name="T8_40"><text:s/></text:span><text:span text:style-name="T8_41">with</text:span><text:span text:style-name="T8_42"><text:s/></text:span><text:span text:style-name="T8_43">the</text:span><text:span text:style-name="T8_44"><text:s/></text:span><text:span text:style-name="T8_45">user</text:span><text:span text:style-name="T8_46"><text:s/></text:span><text:span text:style-name="T8_47">and</text:span><text:span text:style-name="T8_48"><text:s/></text:span><text:span text:style-name="T8_49">to</text:span><text:span text:style-name="T8_50"><text:s/></text:span><text:span text:style-name="T8_51">execute</text:span><text:span text:style-name="T8_52"><text:s/></text:span><text:span text:style-name="T8_53">other</text:span><text:span text:style-name="T8_54"><text:s/></text:span><text:span text:style-name="T8_55">commands</text:span><text:span text:style-name="T8_56">.<text:s/></text:span><text:span text:style-name="T8_57">There</text:span><text:span text:style-name="T8_58"><text:s/></text:span><text:span text:style-name="T8_59">are</text:span><text:span text:style-name="T8_60"><text:s/></text:span><text:span text:style-name="T8_61">several</text:span><text:span text:style-name="T8_62"><text:s/></text:span><text:span text:style-name="T8_63">popular</text:span><text:span text:style-name="T8_64"><text:s/></text:span><text:span text:style-name="T8_65">shells</text:span><text:span text:style-name="T8_66"><text:s/></text:span><text:span text:style-name="T8_67">available</text:span><text:span text:style-name="T8_68"><text:s/>-<text:s/></text:span><text:span text:style-name="T8_69">besides</text:span><text:span text:style-name="T8_70"><text:s/></text:span><text:span text:style-name="T8_71">the</text:span><text:span text:style-name="T8_72"><text:s/></text:span><text:span text:style-name="T8_73">original</text:span><text:span text:style-name="T8_74"><text:s/></text:span><text:span text:style-name="T8_75">sh</text:span><text:span text:style-name="T8_76">,<text:s/></text:span><text:span text:style-name="T8_77">for</text:span><text:span text:style-name="T8_78"><text:s/></text:span><text:span text:style-name="T8_79">example</text:span><text:span text:style-name="T8_80"><text:s/></text:span><text:span text:style-name="T8_81">also</text:span><text:span text:style-name="T8_82"><text:s/></text:span><text:span text:style-name="T8_83">ksh</text:span><text:span text:style-name="T8_84">,<text:s/></text:span><text:span text:style-name="T8_85">csh</text:span><text:span text:style-name="T8_86"><text:s/></text:span><text:span text:style-name="T8_87">or</text:span><text:span text:style-name="T8_88"><text:s/></text:span><text:span text:style-name="T8_89">tcsh</text:span><text:span text:style-name="T8_90"><text:s/>-<text:s/></text:span><text:span text:style-name="T8_91">but</text:span><text:span text:style-name="T8_92"><text:s/></text:span><text:span text:style-name="T8_93">on</text:span><text:span text:style-name="T8_94"><text:s/></text:span><text:span text:style-name="T8_95">Linux</text:span><text:span text:style-name="T8_96"><text:s/></text:span><text:span text:style-name="T8_97">today</text:span><text:span text:style-name="T8_98">,<text:s/></text:span><text:span text:style-name="T8_99">bash</text:span><text:span text:style-name="T8_100"><text:s/></text:span><text:span text:style-name="T8_101">has</text:span><text:span text:style-name="T8_102"><text:s/></text:span><text:span text:style-name="T8_103">largely</text:span><text:span text:style-name="T8_104"><text:s/></text:span><text:span text:style-name="T8_105">become</text:span><text:span text:style-name="T8_106"><text:s/></text:span><text:span text:style-name="T8_107">the</text:span><text:span text:style-name="T8_108"><text:s/></text:span><text:span text:style-name="T8_109">standard</text:span><text:span text:style-name="T8_110">.</text:span></text:p>
      <text:p text:style-name="P9"/>
      <text:p text:style-name="P10"><text:span text:style-name="T10_1">bash</text:span><text:span text:style-name="T10_2"><text:s/></text:span><text:span text:style-name="T10_3">is</text:span><text:span text:style-name="T10_4"><text:s/></text:span><text:span text:style-name="T10_5">named</text:span><text:span text:style-name="T10_6"><text:s/></text:span><text:span text:style-name="T10_7">somewhat</text:span><text:span text:style-name="T10_8"><text:s/></text:span><text:span text:style-name="T10_9">tongue</text:span><text:span text:style-name="T10_10"><text:s/></text:span><text:span text:style-name="T10_11">in</text:span><text:span text:style-name="T10_12"><text:s/></text:span><text:span text:style-name="T10_13">cheek</text:span><text:span text:style-name="T10_14"><text:s/>“</text:span><text:span text:style-name="T10_15">Bourne</text:span><text:span text:style-name="T10_16"><text:s/></text:span><text:span text:style-name="T10_17">again</text:span><text:span text:style-name="T10_18"><text:s/></text:span><text:span text:style-name="T10_19">shell</text:span><text:span text:style-name="T10_20">”,<text:s/></text:span><text:span text:style-name="T10_21">after</text:span><text:span text:style-name="T10_22"><text:s/></text:span><text:span text:style-name="T10_23">sh</text:span><text:span text:style-name="T10_24"><text:s text:c="2"/></text:span><text:span text:style-name="T10_25">or</text:span><text:span text:style-name="T10_26"><text:s/></text:span><text:span text:style-name="T10_27">Bourne</text:span><text:span text:style-name="T10_28"><text:s/></text:span><text:span text:style-name="T10_29">shell</text:span><text:span text:style-name="T10_30">,<text:s/></text:span><text:span text:style-name="T10_31">which</text:span><text:span text:style-name="T10_32"><text:s/></text:span><text:span text:style-name="T10_33">was</text:span><text:span text:style-name="T10_34"><text:s/></text:span><text:span text:style-name="T10_35">written</text:span><text:span text:style-name="T10_36"><text:s/></text:span><text:span text:style-name="T10_37">by</text:span><text:span text:style-name="T10_38"><text:s/></text:span><text:span text:style-name="T10_39">Steven</text:span><text:span text:style-name="T10_40"><text:s/></text:span><text:span text:style-name="T10_41">Bourne</text:span><text:span text:style-name="T10_42">,<text:s/></text:span><text:span text:style-name="T10_43">a</text:span><text:span text:style-name="T10_44"><text:s/></text:span><text:span text:style-name="T10_45">British</text:span><text:span text:style-name="T10_46"><text:s/></text:span><text:span text:style-name="T10_47">computer</text:span><text:span text:style-name="T10_48"><text:s/></text:span><text:span text:style-name="T10_49">scientist</text:span><text:span text:style-name="T10_50"><text:s/></text:span><text:span text:style-name="T10_51">working</text:span><text:span text:style-name="T10_52"><text:s/></text:span><text:span text:style-name="T10_53">at</text:span><text:span text:style-name="T10_54"><text:s/></text:span><text:span text:style-name="T10_55">Bell</text:span><text:span text:style-name="T10_56"><text:s/></text:span><text:span text:style-name="T10_57">Labs</text:span><text:span text:style-name="T10_58"><text:s/></text:span><text:span text:style-name="T10_59">on</text:span><text:span text:style-name="T10_60"><text:s/></text:span><text:span text:style-name="T10_61">the</text:span><text:span text:style-name="T10_62"><text:s/></text:span><text:span text:style-name="T10_63">early</text:span><text:span text:style-name="T10_64"><text:s/></text:span><text:span text:style-name="T10_65">Unix</text:span><text:span text:style-name="T10_66"><text:s/></text:span><text:span text:style-name="T10_67">system</text:span><text:span text:style-name="T10_68">.</text:span></text:p>
      <text:p text:style-name="P11"/>
      <text:p text:style-name="P12"><text:span text:style-name="T12_1">Like</text:span><text:span text:style-name="T12_2"><text:s/></text:span><text:span text:style-name="T12_3">most</text:span><text:span text:style-name="T12_4"><text:s/></text:span><text:span text:style-name="T12_5">shells</text:span><text:span text:style-name="T12_6">,<text:s/></text:span><text:span text:style-name="T12_7">bash</text:span><text:span text:style-name="T12_8"><text:s/></text:span><text:span text:style-name="T12_9">can</text:span><text:span text:style-name="T12_10"><text:s/></text:span><text:span text:style-name="T12_11">be</text:span><text:span text:style-name="T12_12"><text:s/></text:span><text:span text:style-name="T12_13">used</text:span><text:span text:style-name="T12_14"><text:s/></text:span><text:span text:style-name="T12_15">both</text:span><text:span text:style-name="T12_16"><text:s/></text:span><text:span text:style-name="T12_17">in</text:span><text:span text:style-name="T12_18"><text:s/></text:span><text:span text:style-name="T12_19">an</text:span><text:span text:style-name="T12_20"><text:s/></text:span><text:span text:style-name="T12_21">interactive</text:span><text:span text:style-name="T12_22"><text:s/></text:span><text:span text:style-name="T12_23">as</text:span><text:span text:style-name="T12_24"><text:s/></text:span><text:span text:style-name="T12_25">well</text:span><text:span text:style-name="T12_26"><text:s/></text:span><text:span text:style-name="T12_27">as</text:span><text:span text:style-name="T12_28"><text:s/></text:span><text:span text:style-name="T12_29">in</text:span><text:span text:style-name="T12_30"><text:s/></text:span><text:span text:style-name="T12_31">a</text:span><text:span text:style-name="T12_32"><text:s/></text:span><text:span text:style-name="T12_33">batch</text:span><text:span text:style-name="T12_34"><text:s/></text:span><text:span text:style-name="T12_35">mode</text:span><text:span text:style-name="T12_36">.<text:s/></text:span><text:span text:style-name="T12_37">In</text:span><text:span text:style-name="T12_38"><text:s/></text:span><text:span text:style-name="T12_39">batch</text:span><text:span text:style-name="T12_40"><text:s/></text:span><text:span text:style-name="T12_41">mode</text:span><text:span text:style-name="T12_42">,<text:s/></text:span><text:span text:style-name="T12_43">bash</text:span><text:span text:style-name="T12_44"><text:s/></text:span><text:span text:style-name="T12_45">becomes</text:span><text:span text:style-name="T12_46"><text:s/></text:span><text:span text:style-name="T12_47">a</text:span><text:span text:style-name="T12_48"><text:s/></text:span><text:span text:style-name="T12_49">programming</text:span><text:span text:style-name="T12_50"><text:s/></text:span><text:span text:style-name="T12_51">language</text:span><text:span text:style-name="T12_52"><text:s/></text:span><text:span text:style-name="T12_53">interpreter</text:span><text:span text:style-name="T12_54"><text:s/></text:span><text:span text:style-name="T12_55">in</text:span><text:span text:style-name="T12_56"><text:s/></text:span><text:span text:style-name="T12_57">its</text:span><text:span text:style-name="T12_58"><text:s/></text:span><text:span text:style-name="T12_59">own</text:span><text:span text:style-name="T12_60"><text:s/></text:span><text:span text:style-name="T12_61">right</text:span><text:span text:style-name="T12_62">.<text:s/></text:span><text:span text:style-name="T12_63">How</text:span><text:span text:style-name="T12_64"><text:s/></text:span><text:span text:style-name="T12_65">to</text:span><text:span text:style-name="T12_66"><text:s/></text:span><text:span text:style-name="T12_67">use</text:span><text:span text:style-name="T12_68"><text:s/></text:span><text:span text:style-name="T12_69">bash</text:span><text:span text:style-name="T12_70"><text:s/></text:span><text:span text:style-name="T12_71">as</text:span><text:span text:style-name="T12_72"><text:s/></text:span><text:span text:style-name="T12_73">a</text:span><text:span text:style-name="T12_74"><text:s/></text:span><text:span text:style-name="T12_75">scripting</text:span><text:span text:style-name="T12_76"><text:s/></text:span><text:span text:style-name="T12_77">language</text:span><text:span text:style-name="T12_78"><text:s/></text:span><text:span text:style-name="T12_79">is</text:span><text:span text:style-name="T12_80"><text:s/></text:span><text:span text:style-name="T12_81">described</text:span><text:span text:style-name="T12_82"><text:s/></text:span><text:span text:style-name="T12_83">in</text:span><text:span text:style-name="T12_84"><text:s/></text:span><text:span text:style-name="T12_85">more</text:span><text:span text:style-name="T12_86"><text:s/></text:span><text:span text:style-name="T12_87">details</text:span><text:span text:style-name="T12_88"><text:s/></text:span><text:span text:style-name="T12_89">in</text:span><text:span text:style-name="T12_90"><text:s/></text:span><text:span text:style-name="T12_91">the</text:span><text:span text:style-name="T12_92"><text:s/>“</text:span><text:span text:style-name="T12_93">Bash</text:span><text:span text:style-name="T12_94"><text:s/></text:span><text:span text:style-name="T12_95">Gaffer</text:span><text:span text:style-name="T12_96"><text:s/></text:span><text:span text:style-name="T12_97">Tape</text:span><text:span text:style-name="T12_98">”<text:s/></text:span><text:span text:style-name="T12_99">series</text:span><text:span text:style-name="T12_100"><text:s/></text:span><text:span text:style-name="T12_101">starting</text:span><text:span text:style-name="T12_102"><text:s/></text:span><text:span text:style-name="T12_103">issue</text:span><text:span text:style-name="T12_104"><text:s/></text:span><text:span text:style-name="T12_105">number</text:span><text:span text:style-name="T12_106"><text:s/>10.</text:span></text:p>
      <text:p text:style-name="P13"/>
      <text:p text:style-name="P14"><text:span text:style-name="T14_1">In</text:span><text:span text:style-name="T14_2"><text:s/></text:span><text:span text:style-name="T14_3">interactive</text:span><text:span text:style-name="T14_4"><text:s/></text:span><text:span text:style-name="T14_5">mode</text:span><text:span text:style-name="T14_6">,<text:s/></text:span><text:span text:style-name="T14_7">bash</text:span><text:span text:style-name="T14_8"><text:s/></text:span><text:span text:style-name="T14_9">allows</text:span><text:span text:style-name="T14_10"><text:s/></text:span><text:span text:style-name="T14_11">the</text:span><text:span text:style-name="T14_12"><text:s/></text:span><text:span text:style-name="T14_13">user</text:span><text:span text:style-name="T14_14"><text:s/></text:span><text:span text:style-name="T14_15">to</text:span><text:span text:style-name="T14_16"><text:s/></text:span><text:span text:style-name="T14_17">edit</text:span><text:span text:style-name="T14_18"><text:s/></text:span><text:span text:style-name="T14_19">the</text:span><text:span text:style-name="T14_20"><text:s/></text:span><text:span text:style-name="T14_21">current</text:span><text:span text:style-name="T14_22"><text:s/></text:span><text:span text:style-name="T14_23">command</text:span><text:span text:style-name="T14_24"><text:s/></text:span><text:span text:style-name="T14_25">line</text:span><text:span text:style-name="T14_26"><text:s/></text:span><text:span text:style-name="T14_27">buffer</text:span><text:span text:style-name="T14_28"><text:s/></text:span><text:span text:style-name="T14_29">using</text:span><text:span text:style-name="T14_30"><text:s/></text:span><text:span text:style-name="T14_31">left</text:span><text:span text:style-name="T14_32">/</text:span><text:span text:style-name="T14_33">right</text:span><text:span text:style-name="T14_34"><text:s/></text:span><text:span text:style-name="T14_35">arrows</text:span><text:span text:style-name="T14_36">,<text:s/></text:span><text:span text:style-name="T14_37">delete</text:span><text:span text:style-name="T14_38"><text:s/></text:span><text:span text:style-name="T14_39">etc</text:span><text:span text:style-name="T14_40">.<text:s/></text:span><text:span text:style-name="T14_41">and</text:span><text:span text:style-name="T14_42"><text:s/></text:span><text:span text:style-name="T14_43">toggle</text:span><text:span text:style-name="T14_44"><text:s/></text:span><text:span text:style-name="T14_45">through</text:span><text:span text:style-name="T14_46"><text:s/></text:span><text:span text:style-name="T14_47">the</text:span><text:span text:style-name="T14_48"><text:s/></text:span><text:span text:style-name="T14_49">history</text:span><text:span text:style-name="T14_50"><text:s/></text:span><text:span text:style-name="T14_51">of</text:span><text:span text:style-name="T14_52"><text:s/></text:span><text:span text:style-name="T14_53">recent</text:span><text:span text:style-name="T14_54"><text:s/></text:span><text:span text:style-name="T14_55">commands</text:span><text:span text:style-name="T14_56"><text:s/></text:span><text:span text:style-name="T14_57">using</text:span><text:span text:style-name="T14_58"><text:s/></text:span><text:span text:style-name="T14_59">up</text:span><text:span text:style-name="T14_60">/</text:span><text:span text:style-name="T14_61">down</text:span><text:span text:style-name="T14_62"><text:s/></text:span><text:span text:style-name="T14_63">arrow</text:span><text:span text:style-name="T14_64"><text:s/></text:span><text:span text:style-name="T14_65">keys</text:span><text:span text:style-name="T14_66">,<text:s/></text:span><text:span text:style-name="T14_67">but</text:span><text:span text:style-name="T14_68"><text:s/></text:span><text:span text:style-name="T14_69">also</text:span><text:span text:style-name="T14_70"><text:s/></text:span><text:span text:style-name="T14_71">supports</text:span><text:span text:style-name="T14_72"><text:s/></text:span><text:span text:style-name="T14_73">many</text:span><text:span text:style-name="T14_74"><text:s/></text:span><text:span text:style-name="T14_75">more</text:span><text:span text:style-name="T14_76"><text:s/></text:span><text:span text:style-name="T14_77">cryptic</text:span><text:span text:style-name="T14_78"><text:s/></text:span><text:span text:style-name="T14_79">but</text:span><text:span text:style-name="T14_80"><text:s/></text:span><text:span text:style-name="T14_81">powerful</text:span><text:span text:style-name="T14_82"><text:s/></text:span><text:span text:style-name="T14_83">control</text:span><text:span text:style-name="T14_84">-</text:span><text:span text:style-name="T14_85">key</text:span><text:span text:style-name="T14_86"><text:s/></text:span><text:span text:style-name="T14_87">sequences</text:span><text:span text:style-name="T14_88"><text:s/></text:span><text:span text:style-name="T14_89">for</text:span><text:span text:style-name="T14_90"><text:s/></text:span><text:span text:style-name="T14_91">line</text:span><text:span text:style-name="T14_92"><text:s/></text:span><text:span text:style-name="T14_93">editing</text:span><text:span text:style-name="T14_94"><text:s/></text:span><text:span text:style-name="T14_95">and</text:span><text:span text:style-name="T14_96"><text:s/></text:span><text:span text:style-name="T14_97">navigation</text:span><text:span text:style-name="T14_98">.<text:s/></text:span><text:span text:style-name="T14_99">However</text:span><text:span text:style-name="T14_100"><text:s/></text:span><text:span text:style-name="T14_101">the</text:span><text:span text:style-name="T14_102"><text:s/></text:span><text:span text:style-name="T14_103">main</text:span><text:span text:style-name="T14_104"><text:s/></text:span><text:span text:style-name="T14_105">purpose</text:span><text:span text:style-name="T14_106"><text:s/></text:span><text:span text:style-name="T14_107">on</text:span><text:span text:style-name="T14_108"><text:s/></text:span><text:span text:style-name="T14_109">an</text:span><text:span text:style-name="T14_110"><text:s/></text:span><text:span text:style-name="T14_111">interactive</text:span><text:span text:style-name="T14_112"><text:s/></text:span><text:span text:style-name="T14_113">shell</text:span><text:span text:style-name="T14_114"><text:s/></text:span><text:span text:style-name="T14_115">session</text:span><text:span text:style-name="T14_116"><text:s/></text:span><text:span text:style-name="T14_117">is</text:span><text:span text:style-name="T14_118"><text:s/></text:span><text:span text:style-name="T14_119">usually</text:span><text:span text:style-name="T14_120"><text:s/></text:span><text:span text:style-name="T14_121">to</text:span><text:span text:style-name="T14_122"><text:s/></text:span><text:span text:style-name="T14_123">run</text:span><text:span text:style-name="T14_124"><text:s/></text:span><text:span text:style-name="T14_125">some</text:span><text:span text:style-name="T14_126"><text:s/></text:span><text:span text:style-name="T14_127">other</text:span><text:span text:style-name="T14_128"><text:s text:c="2"/></text:span><text:span text:style-name="T14_129">programs</text:span><text:span text:style-name="T14_130"><text:s/></text:span><text:span text:style-name="T14_131">on</text:span><text:span text:style-name="T14_132"><text:s/></text:span><text:span text:style-name="T14_133">behalf</text:span><text:span text:style-name="T14_134"><text:s/></text:span><text:span text:style-name="T14_135">of</text:span><text:span text:style-name="T14_136"><text:s/></text:span><text:span text:style-name="T14_137">the</text:span><text:span text:style-name="T14_138"><text:s/></text:span><text:span text:style-name="T14_139">user</text:span><text:span text:style-name="T14_140">.</text:span></text:p>
      <text:h text:style-name="P15" text:outline-level="10"><text:bookmark-start text:name="h.uobqqxmawdkq"/><text:bookmark-end text:name="h.uobqqxmawdkq"/><text:span text:style-name="T15_1">Command</text:span><text:span text:style-name="T15_2"><text:s/></text:span><text:span text:style-name="T15_3">execution</text:span></text:h>
      <text:p text:style-name="P16"><text:span text:style-name="T16_1">When</text:span><text:span text:style-name="T16_2"><text:s/></text:span><text:span text:style-name="T16_3">the</text:span><text:span text:style-name="T16_4"><text:s/></text:span><text:span text:style-name="T16_5">user</text:span><text:span text:style-name="T16_6"><text:s/></text:span><text:span text:style-name="T16_7">hits</text:span><text:span text:style-name="T16_8"><text:s/></text:span><text:span text:style-name="T16_9">enter</text:span><text:span text:style-name="T16_10">,<text:s/></text:span><text:span text:style-name="T16_11">the</text:span><text:span text:style-name="T16_12"><text:s/></text:span><text:span text:style-name="T16_13">shell</text:span><text:span text:style-name="T16_14"><text:s/></text:span><text:span text:style-name="T16_15">processes</text:span><text:span text:style-name="T16_16"><text:s/></text:span><text:span text:style-name="T16_17">the</text:span><text:span text:style-name="T16_18"><text:s/></text:span><text:span text:style-name="T16_19">state</text:span><text:span text:style-name="T16_20"><text:s/></text:span><text:span text:style-name="T16_21">of</text:span><text:span text:style-name="T16_22"><text:s/></text:span><text:span text:style-name="T16_23">the</text:span><text:span text:style-name="T16_24"><text:s/></text:span><text:span text:style-name="T16_25">command</text:span><text:span text:style-name="T16_26"><text:s/></text:span><text:span text:style-name="T16_27">line</text:span><text:span text:style-name="T16_28"><text:s/></text:span><text:span text:style-name="T16_29">editing</text:span><text:span text:style-name="T16_30"><text:s/></text:span><text:span text:style-name="T16_31">buffer</text:span><text:span text:style-name="T16_32">,<text:s/></text:span><text:span text:style-name="T16_33">breaks</text:span><text:span text:style-name="T16_34"><text:s/></text:span><text:span text:style-name="T16_35">the</text:span><text:span text:style-name="T16_36"><text:s/></text:span><text:span text:style-name="T16_37">input</text:span><text:span text:style-name="T16_38"><text:s/></text:span><text:span text:style-name="T16_39">string</text:span><text:span text:style-name="T16_40"><text:s/></text:span><text:span text:style-name="T16_41">into</text:span><text:span text:style-name="T16_42"><text:s/></text:span><text:span text:style-name="T16_43">the</text:span><text:span text:style-name="T16_44"><text:s/></text:span><text:span text:style-name="T16_45">appropriate</text:span><text:span text:style-name="T16_46"><text:s/></text:span><text:span text:style-name="T16_47">pieces</text:span><text:span text:style-name="T16_48">,<text:s/></text:span><text:span text:style-name="T16_49">maybe</text:span><text:span text:style-name="T16_50"><text:s/></text:span><text:span text:style-name="T16_51">performs</text:span><text:span text:style-name="T16_52"><text:s/></text:span><text:span text:style-name="T16_53">some</text:span><text:span text:style-name="T16_54"><text:s/></text:span><text:span text:style-name="T16_55">variable</text:span><text:span text:style-name="T16_56"><text:s/></text:span><text:span text:style-name="T16_57">substitutions</text:span><text:span text:style-name="T16_58">,<text:s/></text:span><text:span text:style-name="T16_59">maybe</text:span><text:span text:style-name="T16_60"><text:s/></text:span><text:span text:style-name="T16_61">executes</text:span><text:span text:style-name="T16_62"><text:s/></text:span><text:span text:style-name="T16_63">some</text:span><text:span text:style-name="T16_64"><text:s/></text:span><text:span text:style-name="T16_65">built</text:span><text:span text:style-name="T16_66">-</text:span><text:span text:style-name="T16_67">in</text:span><text:span text:style-name="T16_68"><text:s/></text:span><text:span text:style-name="T16_69">commands</text:span><text:span text:style-name="T16_70"><text:s/></text:span><text:span text:style-name="T16_71">or</text:span><text:span text:style-name="T16_72"><text:s/></text:span><text:span text:style-name="T16_73">sets</text:span><text:span text:style-name="T16_74"><text:s/></text:span><text:span text:style-name="T16_75">up</text:span><text:span text:style-name="T16_76"><text:s/></text:span><text:span text:style-name="T16_77">one</text:span><text:span text:style-name="T16_78"><text:s/></text:span><text:span text:style-name="T16_79">or</text:span><text:span text:style-name="T16_80"><text:s/></text:span><text:span text:style-name="T16_81">more</text:span><text:span text:style-name="T16_82"><text:s/></text:span><text:span text:style-name="T16_83">external</text:span><text:span text:style-name="T16_84"><text:s/></text:span><text:span text:style-name="T16_85">commands</text:span><text:span text:style-name="T16_86"><text:s/></text:span><text:span text:style-name="T16_87">to</text:span><text:span text:style-name="T16_88"><text:s/></text:span><text:span text:style-name="T16_89">be</text:span><text:span text:style-name="T16_90"><text:s/></text:span><text:span text:style-name="T16_91">executed</text:span><text:span text:style-name="T16_92">.</text:span></text:p>
      <text:p text:style-name="P17"/>
      <text:p text:style-name="P18"><text:span text:style-name="T18_1">In</text:span><text:span text:style-name="T18_2"><text:s/></text:span><text:span text:style-name="T18_3">order</text:span><text:span text:style-name="T18_4"><text:s/></text:span><text:span text:style-name="T18_5">to</text:span><text:span text:style-name="T18_6"><text:s/></text:span><text:span text:style-name="T18_7">execute</text:span></text:p>
      <text:p text:style-name="P19"/>
      <text:p text:style-name="P20"><text:span text:style-name="T20_1">pi</text:span><text:span text:style-name="T20_2">@</text:span><text:span text:style-name="T20_3">raspberrypi</text:span><text:span text:style-name="T20_4"><text:s/></text:span><text:span text:style-name="T20_5">~<text:s/>$</text:span><text:span text:style-name="T20_6"><text:s/></text:span><text:span text:style-name="T20_7">ls</text:span><text:span text:style-name="T20_8"><text:s/>-</text:span><text:span text:style-name="T20_9">l</text:span><text:span text:style-name="T20_10"><text:s/>$</text:span><text:span text:style-name="T20_11">SHELL</text:span></text:p>
      <text:p text:style-name="P21"><text:span text:style-name="T21_1">-</text:span><text:span text:style-name="T21_2">rwxr</text:span><text:span text:style-name="T21_3">-</text:span><text:span text:style-name="T21_4">xr</text:span><text:span text:style-name="T21_5">-</text:span><text:span text:style-name="T21_6">x</text:span><text:span text:style-name="T21_7"><text:s/>1<text:s/></text:span><text:span text:style-name="T21_8">root</text:span><text:span text:style-name="T21_9"><text:s/></text:span><text:span text:style-name="T21_10">root</text:span><text:span text:style-name="T21_11"><text:s/>814000<text:s/></text:span><text:span text:style-name="T21_12">Apr</text:span><text:span text:style-name="T21_13"><text:s/>30<text:s text:c="2"/>2012<text:s/></text:span><text:span text:style-name="T21_14">/</text:span><text:span text:style-name="T21_15">bin</text:span><text:span text:style-name="T21_16">/</text:span><text:span text:style-name="T21_17">bash</text:span></text:p>
      <text:p text:style-name="P22"/>
      <text:p text:style-name="P23"><text:span text:style-name="T23_1">bash</text:span><text:span text:style-name="T23_2"><text:s/></text:span><text:span text:style-name="T23_3">first</text:span><text:span text:style-name="T23_4"><text:s/></text:span><text:span text:style-name="T23_5">expands</text:span><text:span text:style-name="T23_6"><text:s/></text:span><text:span text:style-name="T23_7">the</text:span><text:span text:style-name="T23_8"><text:s/></text:span><text:span text:style-name="T23_9">variable</text:span><text:span text:style-name="T23_10"><text:s/>“</text:span><text:span text:style-name="T23_11">SHELL</text:span><text:span text:style-name="T23_12">”<text:s/></text:span><text:span text:style-name="T23_13">to</text:span><text:span text:style-name="T23_14"><text:s/></text:span><text:span text:style-name="T23_15">its</text:span><text:span text:style-name="T23_16"><text:s/></text:span><text:span text:style-name="T23_17">definition</text:span><text:span text:style-name="T23_18"><text:s/></text:span><text:span text:style-name="T23_19">SHELL</text:span><text:span text:style-name="T23_20">=/</text:span><text:span text:style-name="T23_21">bin</text:span><text:span text:style-name="T23_22">/</text:span><text:span text:style-name="T23_23">bash</text:span></text:p>
      <text:p text:style-name="P24"><text:span text:style-name="T24_1">because</text:span><text:span text:style-name="T24_2"><text:s/>$&lt;</text:span><text:span text:style-name="T24_3">varname</text:span><text:span text:style-name="T24_4">&gt;<text:s/></text:span><text:span text:style-name="T24_5">triggers</text:span><text:span text:style-name="T24_6"><text:s/></text:span><text:span text:style-name="T24_7">variable</text:span><text:span text:style-name="T24_8"><text:s/></text:span><text:span text:style-name="T24_9">substitution</text:span><text:span text:style-name="T24_10">.<text:s/></text:span><text:span text:style-name="T24_11">The</text:span><text:span text:style-name="T24_12"><text:s/></text:span><text:span text:style-name="T24_13">in</text:span><text:span text:style-name="T24_14"><text:s/></text:span><text:span text:style-name="T24_15">locates</text:span><text:span text:style-name="T24_16"><text:s/></text:span><text:span text:style-name="T24_17">the</text:span><text:span text:style-name="T24_18"><text:s/></text:span><text:span text:style-name="T24_19">executable</text:span><text:span text:style-name="T24_20"><text:s/></text:span><text:span text:style-name="T24_21">which</text:span><text:span text:style-name="T24_22"><text:s/></text:span><text:span text:style-name="T24_23">corresponds</text:span><text:span text:style-name="T24_24"><text:s/></text:span><text:span text:style-name="T24_25">to</text:span><text:span text:style-name="T24_26"><text:s/></text:span><text:span text:style-name="T24_27">the</text:span><text:span text:style-name="T24_28"><text:s/></text:span><text:span text:style-name="T24_29">command</text:span><text:span text:style-name="T24_30"><text:s/></text:span><text:span text:style-name="T24_31">ls</text:span><text:span text:style-name="T24_32"><text:s/></text:span><text:span text:style-name="T24_33">and</text:span><text:span text:style-name="T24_34"><text:s/></text:span><text:span text:style-name="T24_35">then</text:span><text:span text:style-name="T24_36"><text:s/></text:span><text:span text:style-name="T24_37">executes</text:span><text:span text:style-name="T24_38"><text:s/></text:span><text:span text:style-name="T24_39">it</text:span><text:span text:style-name="T24_40"><text:s/></text:span><text:span text:style-name="T24_41">with</text:span><text:span text:style-name="T24_42"><text:s/></text:span><text:span text:style-name="T24_43">the</text:span><text:span text:style-name="T24_44"><text:s/></text:span><text:span text:style-name="T24_45">two</text:span><text:span text:style-name="T24_46"><text:s/></text:span><text:span text:style-name="T24_47">arguments</text:span><text:span text:style-name="T24_48"><text:s/>“</text:span><text:span text:style-name="T24_49">-</text:span><text:span text:style-name="T24_50">l</text:span><text:span text:style-name="T24_51">”<text:s/></text:span><text:span text:style-name="T24_52">and</text:span><text:span text:style-name="T24_53"><text:s/>“</text:span><text:span text:style-name="T24_54">/</text:span><text:span text:style-name="T24_55">bin</text:span><text:span text:style-name="T24_56">/</text:span><text:span text:style-name="T24_57">bash</text:span><text:span text:style-name="T24_58">”.</text:span></text:p>
      <text:p text:style-name="P25"/>
      <text:p text:style-name="P26"><text:span text:style-name="T26_1">The</text:span><text:span text:style-name="T26_2"><text:s/></text:span><text:span text:style-name="T26_3">proper</text:span><text:span text:style-name="T26_4"><text:s/></text:span><text:span text:style-name="T26_5">executable</text:span><text:span text:style-name="T26_6"><text:s/></text:span><text:span text:style-name="T26_7">is</text:span><text:span text:style-name="T26_8"><text:s/></text:span><text:span text:style-name="T26_9">located</text:span><text:span text:style-name="T26_10"><text:s/></text:span><text:span text:style-name="T26_11">by</text:span><text:span text:style-name="T26_12"><text:s/></text:span><text:span text:style-name="T26_13">searching</text:span><text:span text:style-name="T26_14"><text:s/></text:span><text:span text:style-name="T26_15">in</text:span><text:span text:style-name="T26_16"><text:s/></text:span><text:span text:style-name="T26_17">order</text:span><text:span text:style-name="T26_18"><text:s/></text:span><text:span text:style-name="T26_19">through</text:span><text:span text:style-name="T26_20"><text:s/></text:span><text:span text:style-name="T26_21">the</text:span><text:span text:style-name="T26_22"><text:s/></text:span><text:span text:style-name="T26_23">list</text:span><text:span text:style-name="T26_24"><text:s/></text:span><text:span text:style-name="T26_25">of</text:span><text:span text:style-name="T26_26"><text:s/></text:span><text:span text:style-name="T26_27">directories</text:span><text:span text:style-name="T26_28"><text:s/></text:span><text:span text:style-name="T26_29">in</text:span><text:span text:style-name="T26_30"><text:s/></text:span><text:span text:style-name="T26_31">PATH</text:span><text:span text:style-name="T26_32"><text:s/></text:span><text:span text:style-name="T26_33">environment</text:span><text:span text:style-name="T26_34"><text:s/></text:span><text:span text:style-name="T26_35">variable</text:span><text:span text:style-name="T26_36">,<text:s/></text:span><text:span text:style-name="T26_37">which</text:span><text:span text:style-name="T26_38"><text:s/></text:span><text:span text:style-name="T26_39">typically</text:span><text:span text:style-name="T26_40"><text:s/></text:span><text:span text:style-name="T26_41">in</text:span><text:span text:style-name="T26_42"><text:s/></text:span><text:span text:style-name="T26_43">default</text:span><text:span text:style-name="T26_44"><text:s/></text:span><text:span text:style-name="T26_45">Raspbian</text:span><text:span text:style-name="T26_46"><text:s/></text:span><text:span text:style-name="T26_47">is</text:span><text:span text:style-name="T26_48"><text:s/></text:span><text:span text:style-name="T26_49">set</text:span><text:span text:style-name="T26_50"><text:s/></text:span><text:span text:style-name="T26_51">to</text:span><text:span text:style-name="T26_52">:<text:s/></text:span><text:span text:style-name="T26_53">PATH</text:span><text:span text:style-name="T26_54">=/</text:span><text:span text:style-name="T26_55">usr</text:span><text:span text:style-name="T26_56">/</text:span><text:span text:style-name="T26_57">local</text:span><text:span text:style-name="T26_58">/</text:span><text:span text:style-name="T26_59">sbin</text:span><text:span text:style-name="T26_60">:/</text:span><text:span text:style-name="T26_61">usr</text:span><text:span text:style-name="T26_62">/</text:span><text:span text:style-name="T26_63">local</text:span><text:span text:style-name="T26_64">/</text:span><text:span text:style-name="T26_65">bin</text:span><text:span text:style-name="T26_66">:/</text:span><text:span text:style-name="T26_67">usr</text:span><text:span text:style-name="T26_68">/</text:span><text:span text:style-name="T26_69">sbin</text:span><text:span text:style-name="T26_70">:/</text:span><text:span text:style-name="T26_71">usr</text:span><text:span text:style-name="T26_72">/</text:span><text:span text:style-name="T26_73">bin</text:span><text:span text:style-name="T26_74">:/</text:span><text:span text:style-name="T26_75">sbin</text:span><text:span text:style-name="T26_76">:/</text:span><text:span text:style-name="T26_77">bin</text:span><text:span text:style-name="T26_78">:/</text:span><text:span text:style-name="T26_79">usr</text:span><text:span text:style-name="T26_80">/</text:span><text:span text:style-name="T26_81">local</text:span><text:span text:style-name="T26_82">/</text:span><text:span text:style-name="T26_83">games</text:span><text:span text:style-name="T26_84">:/</text:span><text:span text:style-name="T26_85">usr</text:span><text:span text:style-name="T26_86">/</text:span><text:span text:style-name="T26_87">games</text:span><text:span text:style-name="T26_88">.</text:span><text:span text:style-name="T26_89"><text:s/></text:span><text:span text:style-name="T26_90">We</text:span><text:span text:style-name="T26_91"><text:s/></text:span><text:span text:style-name="T26_92">can</text:span><text:span text:style-name="T26_93"><text:s/></text:span><text:span text:style-name="T26_94">look</text:span><text:span text:style-name="T26_95"><text:s/></text:span><text:span text:style-name="T26_96">at</text:span><text:span text:style-name="T26_97"><text:s/></text:span><text:span text:style-name="T26_98">where</text:span><text:span text:style-name="T26_99"><text:s/></text:span><text:span text:style-name="T26_100">bash</text:span><text:span text:style-name="T26_101"><text:s/></text:span><text:span text:style-name="T26_102">would</text:span><text:span text:style-name="T26_103"><text:s/></text:span><text:span text:style-name="T26_104">find</text:span><text:span text:style-name="T26_105"><text:s/></text:span><text:span text:style-name="T26_106">a</text:span><text:span text:style-name="T26_107"><text:s/></text:span><text:span text:style-name="T26_108">particular</text:span><text:span text:style-name="T26_109"><text:s/></text:span><text:span text:style-name="T26_110">command</text:span><text:span text:style-name="T26_111"><text:s/></text:span><text:span text:style-name="T26_112">by</text:span><text:span text:style-name="T26_113"><text:s/></text:span><text:span text:style-name="T26_114">using</text:span><text:span text:style-name="T26_115"><text:s/></text:span><text:span text:style-name="T26_116">the</text:span><text:span text:style-name="T26_117"><text:s/></text:span><text:span text:style-name="T26_118">which</text:span><text:span text:style-name="T26_119"><text:s/></text:span><text:span text:style-name="T26_120">command</text:span></text:p>
      <text:p text:style-name="P27"/>
      <text:p text:style-name="P28"><text:span text:style-name="T28_1">pi</text:span><text:span text:style-name="T28_2">@</text:span><text:span text:style-name="T28_3">raspberrypi</text:span><text:span text:style-name="T28_4"><text:s/></text:span><text:span text:style-name="T28_5">~<text:s/>$</text:span><text:span text:style-name="T28_6"><text:s/></text:span><text:span text:style-name="T28_7">which</text:span><text:span text:style-name="T28_8"><text:s/></text:span><text:span text:style-name="T28_9">ls</text:span></text:p>
      <text:p text:style-name="P29"><text:span text:style-name="T29_1">/</text:span><text:span text:style-name="T29_2">bin</text:span><text:span text:style-name="T29_3">/</text:span><text:span text:style-name="T29_4">ls</text:span></text:p>
      <text:p text:style-name="P30"><text:span text:style-name="T30_1">pi</text:span><text:span text:style-name="T30_2">@</text:span><text:span text:style-name="T30_3">raspberrypi</text:span><text:span text:style-name="T30_4"><text:s/></text:span><text:span text:style-name="T30_5">~<text:s/>$</text:span><text:span text:style-name="T30_6"><text:s/></text:span><text:span text:style-name="T30_7">which</text:span><text:span text:style-name="T30_8"><text:s/></text:span><text:span text:style-name="T30_9">which</text:span></text:p>
      <text:p text:style-name="P31"><text:span text:style-name="T31_1">/</text:span><text:span text:style-name="T31_2">usr</text:span><text:span text:style-name="T31_3">/</text:span><text:span text:style-name="T31_4">bin</text:span><text:span text:style-name="T31_5">/</text:span><text:span text:style-name="T31_6">which</text:span></text:p>
      <text:p text:style-name="P32"/>
      <text:p text:style-name="P33"><text:span text:style-name="T33_1">Each</text:span><text:span text:style-name="T33_2"><text:s/></text:span><text:span text:style-name="T33_3">executable</text:span><text:span text:style-name="T33_4"><text:s/></text:span><text:span text:style-name="T33_5">program</text:span><text:span text:style-name="T33_6"><text:s/></text:span><text:span text:style-name="T33_7">in</text:span><text:span text:style-name="T33_8"><text:s/></text:span><text:span text:style-name="T33_9">the</text:span><text:span text:style-name="T33_10"><text:s/></text:span><text:span text:style-name="T33_11">search</text:span><text:span text:style-name="T33_12"><text:s/></text:span><text:span text:style-name="T33_13">path</text:span><text:span text:style-name="T33_14"><text:s/></text:span><text:span text:style-name="T33_15">in</text:span><text:span text:style-name="T33_16"><text:s/></text:span><text:span text:style-name="T33_17">fact</text:span><text:span text:style-name="T33_18"><text:s/></text:span><text:span text:style-name="T33_19">appears</text:span><text:span text:style-name="T33_20"><text:s/></text:span><text:span text:style-name="T33_21">to</text:span><text:span text:style-name="T33_22"><text:s/></text:span><text:span text:style-name="T33_23">be</text:span><text:span text:style-name="T33_24"><text:s/></text:span><text:span text:style-name="T33_25">a</text:span><text:span text:style-name="T33_26"><text:s/></text:span><text:span text:style-name="T33_27">bash</text:span><text:span text:style-name="T33_28"><text:s/></text:span><text:span text:style-name="T33_29">command</text:span><text:span text:style-name="T33_30">.<text:s/></text:span><text:span text:style-name="T33_31">Many</text:span><text:span text:style-name="T33_32"><text:s/></text:span><text:span text:style-name="T33_33">like</text:span><text:span text:style-name="T33_34"><text:s/></text:span><text:span text:style-name="T33_35">ls</text:span><text:span text:style-name="T33_36">,<text:s text:c="2"/></text:span><text:span text:style-name="T33_37">bash</text:span><text:span text:style-name="T33_38"><text:s/></text:span><text:span text:style-name="T33_39">itself</text:span><text:span text:style-name="T33_40"><text:s/></text:span><text:span text:style-name="T33_41">or</text:span><text:span text:style-name="T33_42"><text:s/></text:span><text:span text:style-name="T33_43">others</text:span><text:span text:style-name="T33_44"><text:s/></text:span><text:span text:style-name="T33_45">discussed</text:span><text:span text:style-name="T33_46"><text:s/></text:span><text:span text:style-name="T33_47">in</text:span><text:span text:style-name="T33_48"><text:s/></text:span><text:span text:style-name="T33_49">this</text:span><text:span text:style-name="T33_50"><text:s/></text:span><text:span text:style-name="T33_51">series</text:span><text:span text:style-name="T33_52"><text:s/></text:span><text:span text:style-name="T33_53">are</text:span><text:span text:style-name="T33_54"><text:s/></text:span><text:span text:style-name="T33_55">part</text:span><text:span text:style-name="T33_56"><text:s/></text:span><text:span text:style-name="T33_57">of</text:span><text:span text:style-name="T33_58"><text:s/></text:span><text:span text:style-name="T33_59">each</text:span><text:span text:style-name="T33_60"><text:s/></text:span><text:span text:style-name="T33_61">standard</text:span><text:span text:style-name="T33_62"><text:s/></text:span><text:span text:style-name="T33_63">Linux</text:span><text:span text:style-name="T33_64"><text:s/></text:span><text:span text:style-name="T33_65">distribution</text:span><text:span text:style-name="T33_66">.<text:s/></text:span><text:span text:style-name="T33_67">But</text:span><text:span text:style-name="T33_68"><text:s/></text:span><text:span text:style-name="T33_69">each</text:span><text:span text:style-name="T33_70"><text:s/></text:span><text:span text:style-name="T33_71">user</text:span><text:span text:style-name="T33_72"><text:s/></text:span><text:span text:style-name="T33_73">can</text:span><text:span text:style-name="T33_74"><text:s/></text:span><text:span text:style-name="T33_75">also</text:span><text:span text:style-name="T33_76"><text:s/></text:span><text:span text:style-name="T33_77">write</text:span><text:span text:style-name="T33_78"><text:s/></text:span><text:span text:style-name="T33_79">their</text:span><text:span text:style-name="T33_80"><text:s/></text:span><text:span text:style-name="T33_81">own</text:span><text:span text:style-name="T33_82"><text:s/></text:span><text:span text:style-name="T33_83">programs</text:span><text:span text:style-name="T33_84"><text:s/></text:span><text:span text:style-name="T33_85">and</text:span><text:span text:style-name="T33_86"><text:s/></text:span><text:span text:style-name="T33_87">run</text:span><text:span text:style-name="T33_88"><text:s/></text:span><text:span text:style-name="T33_89">them</text:span><text:span text:style-name="T33_90"><text:s/></text:span><text:span text:style-name="T33_91">from</text:span><text:span text:style-name="T33_92"><text:s/></text:span><text:span text:style-name="T33_93">the</text:span><text:span text:style-name="T33_94"><text:s/></text:span><text:span text:style-name="T33_95">shell</text:span><text:span text:style-name="T33_96"><text:s/></text:span><text:span text:style-name="T33_97">like</text:span><text:span text:style-name="T33_98"><text:s/></text:span><text:span text:style-name="T33_99">any</text:span><text:span text:style-name="T33_100"><text:s/></text:span><text:span text:style-name="T33_101">standard</text:span><text:span text:style-name="T33_102"><text:s/></text:span><text:span text:style-name="T33_103">tool</text:span><text:span text:style-name="T33_104">.<text:s/></text:span><text:span text:style-name="T33_105">Some</text:span><text:span text:style-name="T33_106"><text:s/></text:span><text:span text:style-name="T33_107">commands</text:span><text:span text:style-name="T33_108"><text:s/></text:span><text:span text:style-name="T33_109">like</text:span><text:span text:style-name="T33_110"><text:s/></text:span><text:span text:style-name="T33_111">for</text:span><text:span text:style-name="T33_112"><text:s/></text:span><text:span text:style-name="T33_113">example</text:span><text:span text:style-name="T33_114"><text:s/></text:span><text:span text:style-name="T33_115">cd</text:span><text:span text:style-name="T33_116"><text:s/></text:span><text:span text:style-name="T33_117">or</text:span><text:span text:style-name="T33_118"><text:s/></text:span><text:span text:style-name="T33_119">history</text:span><text:span text:style-name="T33_120"><text:s/></text:span><text:span text:style-name="T33_121">are</text:span><text:span text:style-name="T33_122"><text:s/></text:span><text:span text:style-name="T33_123">directly</text:span><text:span text:style-name="T33_124"><text:s/></text:span><text:span text:style-name="T33_125">executed</text:span><text:span text:style-name="T33_126"><text:s/></text:span><text:span text:style-name="T33_127">by</text:span><text:span text:style-name="T33_128"><text:s/></text:span><text:span text:style-name="T33_129">the</text:span><text:span text:style-name="T33_130"><text:s/></text:span><text:span text:style-name="T33_131">shell</text:span><text:span text:style-name="T33_132"><text:s/></text:span><text:span text:style-name="T33_133">itself</text:span><text:span text:style-name="T33_134"><text:s/></text:span><text:span text:style-name="T33_135">and</text:span><text:span text:style-name="T33_136"><text:s/></text:span><text:span text:style-name="T33_137">are</text:span><text:span text:style-name="T33_138"><text:s/></text:span><text:span text:style-name="T33_139">called</text:span><text:span text:style-name="T33_140"><text:s/></text:span><text:span text:style-name="T33_141">builtin</text:span><text:span text:style-name="T33_142"><text:s/></text:span><text:span text:style-name="T33_143">commands</text:span><text:span text:style-name="T33_144"><text:s/>(</text:span><text:span text:style-name="T33_145">run</text:span><text:span text:style-name="T33_146"><text:s/></text:span><text:span text:style-name="T33_147">man</text:span><text:span text:style-name="T33_148"><text:s/></text:span><text:span text:style-name="T33_149">builtins</text:span><text:span text:style-name="T33_150"><text:s/></text:span><text:span text:style-name="T33_151">for</text:span><text:span text:style-name="T33_152"><text:s/></text:span><text:span text:style-name="T33_153">a</text:span><text:span text:style-name="T33_154"><text:s/></text:span><text:span text:style-name="T33_155">complete</text:span><text:span text:style-name="T33_156"><text:s/></text:span><text:span text:style-name="T33_157">list</text:span><text:span text:style-name="T33_158">).</text:span></text:p>
      <text:h text:style-name="P34" text:outline-level="10"><text:bookmark-start text:name="h.wqhweu80d033"/><text:bookmark-end text:name="h.wqhweu80d033"/><text:span text:style-name="T34_1">IO</text:span><text:span text:style-name="T34_2"><text:s/></text:span><text:span text:style-name="T34_3">Redirection</text:span><text:span text:style-name="T34_4"><text:s/>&amp;<text:s/></text:span><text:span text:style-name="T34_5">Pipelining</text:span></text:h>
      <text:p text:style-name="P35"><text:span text:style-name="T35_1">One</text:span><text:span text:style-name="T35_2"><text:s/></text:span><text:span text:style-name="T35_3">of</text:span><text:span text:style-name="T35_4"><text:s/></text:span><text:span text:style-name="T35_5">the</text:span><text:span text:style-name="T35_6"><text:s/></text:span><text:span text:style-name="T35_7">most</text:span><text:span text:style-name="T35_8"><text:s/></text:span><text:span text:style-name="T35_9">powerful</text:span><text:span text:style-name="T35_10"><text:s/></text:span><text:span text:style-name="T35_11">aspects</text:span><text:span text:style-name="T35_12"><text:s/></text:span><text:span text:style-name="T35_13">of</text:span><text:span text:style-name="T35_14"><text:s/></text:span><text:span text:style-name="T35_15">bash</text:span><text:span text:style-name="T35_16"><text:s/></text:span><text:span text:style-name="T35_17">is</text:span><text:span text:style-name="T35_18"><text:s/></text:span><text:span text:style-name="T35_19">input</text:span><text:span text:style-name="T35_20">/</text:span><text:span text:style-name="T35_21">output</text:span><text:span text:style-name="T35_22"><text:s/></text:span><text:span text:style-name="T35_23">redirection</text:span><text:span text:style-name="T35_24">.<text:s/></text:span><text:span text:style-name="T35_25">Each</text:span><text:span text:style-name="T35_26"><text:s/></text:span><text:span text:style-name="T35_27">program</text:span><text:span text:style-name="T35_28"><text:s/></text:span><text:span text:style-name="T35_29">which</text:span><text:span text:style-name="T35_30"><text:s/></text:span><text:span text:style-name="T35_31">is</text:span><text:span text:style-name="T35_32"><text:s/></text:span><text:span text:style-name="T35_33">run</text:span><text:span text:style-name="T35_34"><text:s/></text:span><text:span text:style-name="T35_35">from</text:span><text:span text:style-name="T35_36"><text:s/></text:span><text:span text:style-name="T35_37">the</text:span><text:span text:style-name="T35_38"><text:s/></text:span><text:span text:style-name="T35_39">shell</text:span><text:span text:style-name="T35_40"><text:s/></text:span><text:span text:style-name="T35_41">is</text:span><text:span text:style-name="T35_42"><text:s/></text:span><text:span text:style-name="T35_43">launched</text:span><text:span text:style-name="T35_44"><text:s/></text:span><text:span text:style-name="T35_45">with</text:span><text:span text:style-name="T35_46"><text:s/></text:span><text:span text:style-name="T35_47">three</text:span><text:span text:style-name="T35_48"><text:s/></text:span><text:span text:style-name="T35_49">pseudo</text:span><text:span text:style-name="T35_50">-</text:span><text:span text:style-name="T35_51">files</text:span><text:span text:style-name="T35_52"><text:s/></text:span><text:span text:style-name="T35_53">open</text:span><text:span text:style-name="T35_54"><text:s/></text:span><text:span text:style-name="T35_55">at</text:span><text:span text:style-name="T35_56"><text:s/></text:span><text:span text:style-name="T35_57">startup</text:span><text:span text:style-name="T35_58">:<text:s/></text:span><text:span text:style-name="T35_59">standard</text:span><text:span text:style-name="T35_60"><text:s/></text:span><text:span text:style-name="T35_61">input</text:span><text:span text:style-name="T35_62">,<text:s/></text:span><text:span text:style-name="T35_63">standard</text:span><text:span text:style-name="T35_64"><text:s/></text:span><text:span text:style-name="T35_65">output</text:span><text:span text:style-name="T35_66"><text:s/></text:span><text:span text:style-name="T35_67">and</text:span><text:span text:style-name="T35_68"><text:s/></text:span><text:span text:style-name="T35_69">standard</text:span><text:span text:style-name="T35_70"><text:s/></text:span><text:span text:style-name="T35_71">error</text:span><text:span text:style-name="T35_72"><text:s/>(</text:span><text:span text:style-name="T35_73">output</text:span><text:span text:style-name="T35_74">).<text:s/></text:span><text:span text:style-name="T35_75">By</text:span><text:span text:style-name="T35_76"><text:s/></text:span><text:span text:style-name="T35_77">default</text:span><text:span text:style-name="T35_78"><text:s/></text:span><text:span text:style-name="T35_79">they</text:span><text:span text:style-name="T35_80"><text:s/></text:span><text:span text:style-name="T35_81">are</text:span><text:span text:style-name="T35_82"><text:s/></text:span><text:span text:style-name="T35_83">connected</text:span><text:span text:style-name="T35_84"><text:s/></text:span><text:span text:style-name="T35_85">to</text:span><text:span text:style-name="T35_86"><text:s/></text:span><text:span text:style-name="T35_87">the</text:span><text:span text:style-name="T35_88"><text:s/></text:span><text:span text:style-name="T35_89">terminal</text:span><text:span text:style-name="T35_90"><text:s/></text:span><text:span text:style-name="T35_91">where</text:span><text:span text:style-name="T35_92"><text:s/></text:span><text:span text:style-name="T35_93">the</text:span><text:span text:style-name="T35_94"><text:s/></text:span><text:span text:style-name="T35_95">shell</text:span><text:span text:style-name="T35_96"><text:s/></text:span><text:span text:style-name="T35_97">is</text:span><text:span text:style-name="T35_98"><text:s/></text:span><text:span text:style-name="T35_99">running</text:span><text:span text:style-name="T35_100">.<text:s/></text:span><text:span text:style-name="T35_101">There</text:span><text:span text:style-name="T35_102"><text:s/></text:span><text:span text:style-name="T35_103">are</text:span><text:span text:style-name="T35_104"><text:s/></text:span><text:span text:style-name="T35_105">two</text:span><text:span text:style-name="T35_106"><text:s/></text:span><text:span text:style-name="T35_107">major</text:span><text:span text:style-name="T35_108"><text:s/></text:span><text:span text:style-name="T35_109">ways</text:span><text:span text:style-name="T35_110"><text:s/></text:span><text:span text:style-name="T35_111">to</text:span><text:span text:style-name="T35_112"><text:s/></text:span><text:span text:style-name="T35_113">change</text:span><text:span text:style-name="T35_114"><text:s/></text:span><text:span text:style-name="T35_115">that</text:span><text:span text:style-name="T35_116"><text:s/></text:span><text:span text:style-name="T35_117">default</text:span><text:span text:style-name="T35_118"><text:s/></text:span><text:span text:style-name="T35_119">association</text:span><text:span text:style-name="T35_120">:<text:s/></text:span><text:span text:style-name="T35_121">I</text:span><text:span text:style-name="T35_122">/</text:span><text:span text:style-name="T35_123">O</text:span><text:span text:style-name="T35_124"><text:s/></text:span><text:span text:style-name="T35_125">redirection</text:span><text:span text:style-name="T35_126"><text:s/></text:span><text:span text:style-name="T35_127">and</text:span><text:span text:style-name="T35_128"><text:s/></text:span><text:span text:style-name="T35_129">pipelining</text:span><text:span text:style-name="T35_130">.</text:span></text:p>
      <text:p text:style-name="P36"/>
      <text:p text:style-name="P37"><text:span text:style-name="T37_1">I</text:span><text:span text:style-name="T37_2">/</text:span><text:span text:style-name="T37_3">O</text:span><text:span text:style-name="T37_4"><text:s/></text:span><text:span text:style-name="T37_5">redirection</text:span><text:span text:style-name="T37_6"><text:s/></text:span><text:span text:style-name="T37_7">involved</text:span><text:span text:style-name="T37_8"><text:s/></text:span><text:span text:style-name="T37_9">using</text:span><text:span text:style-name="T37_10"><text:s/></text:span><text:span text:style-name="T37_11">of</text:span><text:span text:style-name="T37_12"><text:s/></text:span><text:span text:style-name="T37_13">the</text:span><text:span text:style-name="T37_14"><text:s/></text:span><text:span text:style-name="T37_15">operators</text:span><text:span text:style-name="T37_16"><text:s/></text:span><text:span text:style-name="T37_17">to</text:span><text:span text:style-name="T37_18"><text:s/></text:span><text:span text:style-name="T37_19">connect</text:span><text:span text:style-name="T37_20"><text:s/></text:span><text:span text:style-name="T37_21">a</text:span><text:span text:style-name="T37_22"><text:s/></text:span><text:span text:style-name="T37_23">named</text:span><text:span text:style-name="T37_24"><text:s/></text:span><text:span text:style-name="T37_25">file</text:span><text:span text:style-name="T37_26"><text:s/></text:span><text:span text:style-name="T37_27">instead</text:span><text:span text:style-name="T37_28"><text:s/></text:span><text:span text:style-name="T37_29">of</text:span><text:span text:style-name="T37_30"><text:s/></text:span><text:span text:style-name="T37_31">the</text:span><text:span text:style-name="T37_32"><text:s/></text:span><text:span text:style-name="T37_33">interactive</text:span><text:span text:style-name="T37_34"><text:s/></text:span><text:span text:style-name="T37_35">terminal</text:span><text:span text:style-name="T37_36"><text:s/></text:span><text:span text:style-name="T37_37">to</text:span><text:span text:style-name="T37_38"><text:s/></text:span><text:span text:style-name="T37_39">one</text:span><text:span text:style-name="T37_40"><text:s/></text:span><text:span text:style-name="T37_41">of</text:span><text:span text:style-name="T37_42"><text:s/></text:span><text:span text:style-name="T37_43">the</text:span><text:span text:style-name="T37_44"><text:s/>3<text:s/></text:span><text:span text:style-name="T37_45">I</text:span><text:span text:style-name="T37_46">/</text:span><text:span text:style-name="T37_47">O</text:span><text:span text:style-name="T37_48"><text:s/></text:span><text:span text:style-name="T37_49">streams</text:span><text:span text:style-name="T37_50">:</text:span></text:p>
      <text:list text:style-name="LS1" xml:id="list0">
        <text:list-item>
          <text:p text:style-name="P38"><text:span text:style-name="T38_1"><text:s/>&lt;<text:s/>:<text:s/></text:span><text:span text:style-name="T38_2">redirect</text:span><text:span text:style-name="T38_3"><text:s/></text:span><text:span text:style-name="T38_4">input</text:span></text:p>
        </text:list-item>
        <text:list-item>
          <text:p text:style-name="P39"><text:span text:style-name="T39_1"><text:s/>&gt;<text:s/>:<text:s/></text:span><text:span text:style-name="T39_2">redirect</text:span><text:span text:style-name="T39_3"><text:s/></text:span><text:span text:style-name="T39_4">output</text:span></text:p>
        </text:list-item>
        <text:list-item>
          <text:p text:style-name="P40"><text:span text:style-name="T40_1"><text:s/>2&gt;<text:s/>:<text:s/></text:span><text:span text:style-name="T40_2">redirect</text:span><text:span text:style-name="T40_3"><text:s/></text:span><text:span text:style-name="T40_4">error</text:span><text:span text:style-name="T40_5"><text:s/></text:span><text:span text:style-name="T40_6">output</text:span></text:p>
        </text:list-item>
        <text:list-item>
          <text:p text:style-name="P41"><text:span text:style-name="T41_1">&gt;&gt;<text:s/></text:span><text:span text:style-name="T41_2">redirect</text:span><text:span text:style-name="T41_3"><text:s/></text:span><text:span text:style-name="T41_4">output</text:span><text:span text:style-name="T41_5"><text:s/></text:span><text:span text:style-name="T41_6">and</text:span><text:span text:style-name="T41_7"><text:s/></text:span><text:span text:style-name="T41_8">append</text:span><text:span text:style-name="T41_9"><text:s/></text:span><text:span text:style-name="T41_10">instead</text:span><text:span text:style-name="T41_11"><text:s/></text:span><text:span text:style-name="T41_12">of</text:span><text:span text:style-name="T41_13"><text:s/></text:span><text:span text:style-name="T41_14">overwrite</text:span><text:span text:style-name="T41_15"><text:s/></text:span><text:span text:style-name="T41_16">file</text:span></text:p>
        </text:list-item>
      </text:list>
      <text:p text:style-name="P42"/>
      <text:p text:style-name="P43"><text:span text:style-name="T43_1">pi</text:span><text:span text:style-name="T43_2">@</text:span><text:span text:style-name="T43_3">raspberrypi</text:span><text:span text:style-name="T43_4"><text:s/></text:span><text:span text:style-name="T43_5">~<text:s/>$</text:span><text:span text:style-name="T43_6"><text:s/></text:span><text:span text:style-name="T43_7">grep</text:span><text:span text:style-name="T43_8"><text:s/></text:span><text:span text:style-name="T43_9">raspberry</text:span><text:span text:style-name="T43_10"><text:s/>&lt;<text:s/></text:span><text:span text:style-name="T43_11">input</text:span><text:span text:style-name="T43_12">.</text:span><text:span text:style-name="T43_13">txt</text:span><text:span text:style-name="T43_14"><text:s/>&gt;<text:s/></text:span><text:span text:style-name="T43_15">output</text:span><text:span text:style-name="T43_16">.</text:span><text:span text:style-name="T43_17">txt</text:span><text:span text:style-name="T43_18"><text:s/>2&gt;<text:s/></text:span><text:span text:style-name="T43_19">error</text:span><text:span text:style-name="T43_20">.</text:span><text:span text:style-name="T43_21">txt</text:span></text:p>
      <text:p text:style-name="P44"/>
      <text:p text:style-name="P45"><text:span text:style-name="T45_1">In</text:span><text:span text:style-name="T45_2"><text:s/></text:span><text:span text:style-name="T45_3">the</text:span><text:span text:style-name="T45_4"><text:s/></text:span><text:span text:style-name="T45_5">above</text:span><text:span text:style-name="T45_6"><text:s/></text:span><text:span text:style-name="T45_7">example</text:span><text:span text:style-name="T45_8">,<text:s/></text:span><text:span text:style-name="T45_9">the</text:span><text:span text:style-name="T45_10"><text:s/></text:span><text:span text:style-name="T45_11">grep</text:span><text:span text:style-name="T45_12"><text:s/></text:span><text:span text:style-name="T45_13">string</text:span><text:span text:style-name="T45_14"><text:s/></text:span><text:span text:style-name="T45_15">matching</text:span><text:span text:style-name="T45_16"><text:s/></text:span><text:span text:style-name="T45_17">tool</text:span><text:span text:style-name="T45_18"><text:s/></text:span><text:span text:style-name="T45_19">is</text:span><text:span text:style-name="T45_20"><text:s/></text:span><text:span text:style-name="T45_21">reading</text:span><text:span text:style-name="T45_22"><text:s/></text:span><text:span text:style-name="T45_23">lines</text:span><text:span text:style-name="T45_24"><text:s/></text:span><text:span text:style-name="T45_25">of</text:span><text:span text:style-name="T45_26"><text:s/></text:span><text:span text:style-name="T45_27">text</text:span><text:span text:style-name="T45_28"><text:s/></text:span><text:span text:style-name="T45_29">from</text:span><text:span text:style-name="T45_30"><text:s/></text:span><text:span text:style-name="T45_31">a</text:span><text:span text:style-name="T45_32"><text:s/></text:span><text:span text:style-name="T45_33">file</text:span><text:span text:style-name="T45_34"><text:s/>“</text:span><text:span text:style-name="T45_35">inupt</text:span><text:span text:style-name="T45_36">.</text:span><text:span text:style-name="T45_37">txt</text:span><text:span text:style-name="T45_38">”<text:s/></text:span><text:span text:style-name="T45_39">instead</text:span><text:span text:style-name="T45_40"><text:s/></text:span><text:span text:style-name="T45_41">of</text:span><text:span text:style-name="T45_42"><text:s/></text:span><text:span text:style-name="T45_43">the</text:span><text:span text:style-name="T45_44"><text:s/></text:span><text:span text:style-name="T45_45">console</text:span><text:span text:style-name="T45_46"><text:s/></text:span><text:span text:style-name="T45_47">and</text:span><text:span text:style-name="T45_48"><text:s/></text:span><text:span text:style-name="T45_49">writes</text:span><text:span text:style-name="T45_50"><text:s/></text:span><text:span text:style-name="T45_51">those</text:span><text:span text:style-name="T45_52"><text:s/></text:span><text:span text:style-name="T45_53">which</text:span><text:span text:style-name="T45_54"><text:s/></text:span><text:span text:style-name="T45_55">contain</text:span><text:span text:style-name="T45_56"><text:s/></text:span><text:span text:style-name="T45_57">the</text:span><text:span text:style-name="T45_58"><text:s/></text:span><text:span text:style-name="T45_59">sub</text:span><text:span text:style-name="T45_60">-</text:span><text:span text:style-name="T45_61">string</text:span><text:span text:style-name="T45_62"><text:s/>“</text:span><text:span text:style-name="T45_63">raspberry</text:span><text:span text:style-name="T45_64">”<text:s/></text:span><text:span text:style-name="T45_65">into</text:span><text:span text:style-name="T45_66"><text:s/></text:span><text:span text:style-name="T45_67">a</text:span><text:span text:style-name="T45_68"><text:s/></text:span><text:span text:style-name="T45_69">file</text:span><text:span text:style-name="T45_70"><text:s/>“</text:span><text:span text:style-name="T45_71">output</text:span><text:span text:style-name="T45_72">.</text:span><text:span text:style-name="T45_73">txt</text:span><text:span text:style-name="T45_74">”<text:s/></text:span><text:span text:style-name="T45_75">instead</text:span><text:span text:style-name="T45_76"><text:s/></text:span><text:span text:style-name="T45_77">of</text:span><text:span text:style-name="T45_78"><text:s/></text:span><text:span text:style-name="T45_79">printing</text:span><text:span text:style-name="T45_80"><text:s/></text:span><text:span text:style-name="T45_81">them</text:span><text:span text:style-name="T45_82"><text:s/></text:span><text:span text:style-name="T45_83">to</text:span><text:span text:style-name="T45_84"><text:s/></text:span><text:span text:style-name="T45_85">the</text:span><text:span text:style-name="T45_86"><text:s/></text:span><text:span text:style-name="T45_87">console</text:span><text:span text:style-name="T45_88">.<text:s/></text:span><text:span text:style-name="T45_89">Should</text:span><text:span text:style-name="T45_90"><text:s/></text:span><text:span text:style-name="T45_91">there</text:span><text:span text:style-name="T45_92"><text:s/></text:span><text:span text:style-name="T45_93">be</text:span><text:span text:style-name="T45_94"><text:s/></text:span><text:span text:style-name="T45_95">any</text:span><text:span text:style-name="T45_96"><text:s/></text:span><text:span text:style-name="T45_97">errors</text:span><text:span text:style-name="T45_98">,<text:s/></text:span><text:span text:style-name="T45_99">they</text:span><text:span text:style-name="T45_100"><text:s/></text:span><text:span text:style-name="T45_101">would</text:span><text:span text:style-name="T45_102"><text:s/></text:span><text:span text:style-name="T45_103">be</text:span><text:span text:style-name="T45_104"><text:s/></text:span><text:span text:style-name="T45_105">written</text:span><text:span text:style-name="T45_106"><text:s/></text:span><text:span text:style-name="T45_107">to</text:span><text:span text:style-name="T45_108"><text:s/></text:span><text:span text:style-name="T45_109">the</text:span><text:span text:style-name="T45_110"><text:s/></text:span><text:span text:style-name="T45_111">file</text:span><text:span text:style-name="T45_112"><text:s/>“</text:span><text:span text:style-name="T45_113">error</text:span><text:span text:style-name="T45_114">.</text:span><text:span text:style-name="T45_115">txt</text:span><text:span text:style-name="T45_116">”.</text:span></text:p>
      <text:p text:style-name="P46"/>
      <text:p text:style-name="P47"><text:span text:style-name="T47_1">Pipelining</text:span><text:span text:style-name="T47_2"><text:s/></text:span><text:span text:style-name="T47_3">involves</text:span><text:span text:style-name="T47_4"><text:s/></text:span><text:span text:style-name="T47_5">for</text:span><text:span text:style-name="T47_6"><text:s/></text:span><text:span text:style-name="T47_7">the</text:span><text:span text:style-name="T47_8"><text:s/></text:span><text:span text:style-name="T47_9">shell</text:span><text:span text:style-name="T47_10"><text:s/></text:span><text:span text:style-name="T47_11">to</text:span><text:span text:style-name="T47_12"><text:s/></text:span><text:span text:style-name="T47_13">run</text:span><text:span text:style-name="T47_14"><text:s/></text:span><text:span text:style-name="T47_15">multiple</text:span><text:span text:style-name="T47_16"><text:s/></text:span><text:span text:style-name="T47_17">programs</text:span><text:span text:style-name="T47_18"><text:s/></text:span><text:span text:style-name="T47_19">in</text:span><text:span text:style-name="T47_20"><text:s/></text:span><text:span text:style-name="T47_21">parallel</text:span><text:span text:style-name="T47_22"><text:s/></text:span><text:span text:style-name="T47_23">and</text:span><text:span text:style-name="T47_24"><text:s/></text:span><text:span text:style-name="T47_25">use</text:span><text:span text:style-name="T47_26"><text:s/></text:span><text:span text:style-name="T47_27">the</text:span><text:span text:style-name="T47_28"><text:s/>“|”<text:s/></text:span><text:span text:style-name="T47_29">pipe</text:span><text:span text:style-name="T47_30"><text:s/></text:span><text:span text:style-name="T47_31">operator</text:span><text:span text:style-name="T47_32"><text:s/></text:span><text:span text:style-name="T47_33">to</text:span><text:span text:style-name="T47_34"><text:s/></text:span><text:span text:style-name="T47_35">directly</text:span><text:span text:style-name="T47_36"><text:s/></text:span><text:span text:style-name="T47_37">feed</text:span><text:span text:style-name="T47_38"><text:s/></text:span><text:span text:style-name="T47_39">the</text:span><text:span text:style-name="T47_40"><text:s/></text:span><text:span text:style-name="T47_41">output</text:span><text:span text:style-name="T47_42"><text:s/></text:span><text:span text:style-name="T47_43">from</text:span><text:span text:style-name="T47_44"><text:s/></text:span><text:span text:style-name="T47_45">one</text:span><text:span text:style-name="T47_46"><text:s/></text:span><text:span text:style-name="T47_47">command</text:span><text:span text:style-name="T47_48"><text:s/></text:span><text:span text:style-name="T47_49">as</text:span><text:span text:style-name="T47_50"><text:s/></text:span><text:span text:style-name="T47_51">the</text:span><text:span text:style-name="T47_52"><text:s/></text:span><text:span text:style-name="T47_53">input</text:span><text:span text:style-name="T47_54"><text:s/></text:span><text:span text:style-name="T47_55">of</text:span><text:span text:style-name="T47_56"><text:s/></text:span><text:span text:style-name="T47_57">the</text:span><text:span text:style-name="T47_58"><text:s/></text:span><text:span text:style-name="T47_59">next</text:span><text:span text:style-name="T47_60"><text:s/></text:span><text:span text:style-name="T47_61">one</text:span><text:span text:style-name="T47_62">,<text:s/></text:span><text:span text:style-name="T47_63">as</text:span><text:span text:style-name="T47_64"><text:s/></text:span><text:span text:style-name="T47_65">if</text:span><text:span text:style-name="T47_66"><text:s/></text:span><text:span text:style-name="T47_67">they</text:span><text:span text:style-name="T47_68"><text:s/></text:span><text:span text:style-name="T47_69">were</text:span><text:span text:style-name="T47_70"><text:s/></text:span><text:span text:style-name="T47_71">connected</text:span><text:span text:style-name="T47_72"><text:s/></text:span><text:span text:style-name="T47_73">by</text:span><text:span text:style-name="T47_74"><text:s/></text:span><text:span text:style-name="T47_75">a</text:span><text:span text:style-name="T47_76"><text:s/></text:span><text:span text:style-name="T47_77">data</text:span><text:span text:style-name="T47_78">-</text:span><text:span text:style-name="T47_79">pipe</text:span><text:span text:style-name="T47_80">.</text:span></text:p>
      <text:p text:style-name="P48"/>
      <text:p text:style-name="P49"><text:span text:style-name="T49_1">By</text:span><text:span text:style-name="T49_2"><text:s/></text:span><text:span text:style-name="T49_3">a</text:span><text:span text:style-name="T49_4"><text:s/></text:span><text:span text:style-name="T49_5">shared</text:span><text:span text:style-name="T49_6"><text:s/></text:span><text:span text:style-name="T49_7">design</text:span><text:span text:style-name="T49_8"><text:s/></text:span><text:span text:style-name="T49_9">philosophy</text:span><text:span text:style-name="T49_10">,<text:s/></text:span><text:span text:style-name="T49_11">most</text:span><text:span text:style-name="T49_12"><text:s/></text:span><text:span text:style-name="T49_13">common</text:span><text:span text:style-name="T49_14"><text:s/></text:span><text:span text:style-name="T49_15">Linux</text:span><text:span text:style-name="T49_16"><text:s/></text:span><text:span text:style-name="T49_17">commands</text:span><text:span text:style-name="T49_18"><text:s/></text:span><text:span text:style-name="T49_19">are</text:span><text:span text:style-name="T49_20"><text:s/></text:span><text:span text:style-name="T49_21">very</text:span><text:span text:style-name="T49_22"><text:s/></text:span><text:span text:style-name="T49_23">simple</text:span><text:span text:style-name="T49_24"><text:s/></text:span><text:span text:style-name="T49_25">and</text:span><text:span text:style-name="T49_26"><text:s/></text:span><text:span text:style-name="T49_27">typically</text:span><text:span text:style-name="T49_28"><text:s/></text:span><text:span text:style-name="T49_29">only</text:span><text:span text:style-name="T49_30"><text:s/></text:span><text:span text:style-name="T49_31">have</text:span><text:span text:style-name="T49_32"><text:s/></text:span><text:span text:style-name="T49_33">one</text:span><text:span text:style-name="T49_34"><text:s/></text:span><text:span text:style-name="T49_35">purpose</text:span><text:span text:style-name="T49_36"><text:s/></text:span><text:span text:style-name="T49_37">and</text:span><text:span text:style-name="T49_38"><text:s/></text:span><text:span text:style-name="T49_39">most</text:span><text:span text:style-name="T49_40"><text:s/></text:span><text:span text:style-name="T49_41">of</text:span><text:span text:style-name="T49_42"><text:s/></text:span><text:span text:style-name="T49_43">them</text:span><text:span text:style-name="T49_44"><text:s/></text:span><text:span text:style-name="T49_45">operate</text:span><text:span text:style-name="T49_46"><text:s/></text:span><text:span text:style-name="T49_47">on</text:span><text:span text:style-name="T49_48"><text:s/></text:span><text:span text:style-name="T49_49">simple</text:span><text:span text:style-name="T49_50"><text:s/></text:span><text:span text:style-name="T49_51">unformatted</text:span><text:span text:style-name="T49_52"><text:s/></text:span><text:span text:style-name="T49_53">text</text:span><text:span text:style-name="T49_54">.<text:s/></text:span><text:span text:style-name="T49_55">Using</text:span><text:span text:style-name="T49_56"><text:s/></text:span><text:span text:style-name="T49_57">the</text:span><text:span text:style-name="T49_58"><text:s/></text:span><text:span text:style-name="T49_59">pipeline</text:span><text:span text:style-name="T49_60"><text:s/></text:span><text:span text:style-name="T49_61">operator</text:span><text:span text:style-name="T49_62">,<text:s/></text:span><text:span text:style-name="T49_63">the</text:span><text:span text:style-name="T49_64"><text:s/></text:span><text:span text:style-name="T49_65">shell</text:span><text:span text:style-name="T49_66"><text:s/></text:span><text:span text:style-name="T49_67">allows</text:span><text:span text:style-name="T49_68"><text:s/></text:span><text:span text:style-name="T49_69">them</text:span><text:span text:style-name="T49_70"><text:s/></text:span><text:span text:style-name="T49_71">to</text:span><text:span text:style-name="T49_72"><text:s/></text:span><text:span text:style-name="T49_73">be</text:span><text:span text:style-name="T49_74"><text:s/></text:span><text:span text:style-name="T49_75">combined</text:span><text:span text:style-name="T49_76"><text:s/></text:span><text:span text:style-name="T49_77">in</text:span><text:span text:style-name="T49_78"><text:s/></text:span><text:span text:style-name="T49_79">ingenious</text:span><text:span text:style-name="T49_80"><text:s/></text:span><text:span text:style-name="T49_81">ways</text:span><text:span text:style-name="T49_82"><text:s/></text:span><text:span text:style-name="T49_83">to</text:span><text:span text:style-name="T49_84"><text:s/></text:span><text:span text:style-name="T49_85">achieve</text:span><text:span text:style-name="T49_86"><text:s/></text:span><text:span text:style-name="T49_87">much</text:span><text:span text:style-name="T49_88"><text:s/></text:span><text:span text:style-name="T49_89">more</text:span><text:span text:style-name="T49_90"><text:s/></text:span><text:span text:style-name="T49_91">complex</text:span><text:span text:style-name="T49_92"><text:s/></text:span><text:span text:style-name="T49_93">functionality</text:span><text:span text:style-name="T49_94">.<text:s/></text:span><text:span text:style-name="T49_95">Or</text:span><text:span text:style-name="T49_96"><text:s/></text:span><text:span text:style-name="T49_97">to</text:span><text:span text:style-name="T49_98"><text:s/></text:span><text:span text:style-name="T49_99">put</text:span><text:span text:style-name="T49_100"><text:s/></text:span><text:span text:style-name="T49_101">it</text:span><text:span text:style-name="T49_102"><text:s/></text:span><text:span text:style-name="T49_103">into</text:span><text:span text:style-name="T49_104"><text:s/></text:span><text:span text:style-name="T49_105">the</text:span><text:span text:style-name="T49_106"><text:s/></text:span><text:span text:style-name="T49_107">words</text:span><text:span text:style-name="T49_108"><text:s/></text:span><text:span text:style-name="T49_109">of</text:span><text:span text:style-name="T49_110"><text:s/></text:span><text:span text:style-name="T49_111">Douglas</text:span><text:span text:style-name="T49_112"><text:s/></text:span><text:span text:style-name="T49_113">McIlroy</text:span><text:span text:style-name="T49_114">,<text:s/></text:span><text:span text:style-name="T49_115">the</text:span><text:span text:style-name="T49_116"><text:s/></text:span><text:span text:style-name="T49_117">inventor</text:span><text:span text:style-name="T49_118"><text:s/></text:span><text:span text:style-name="T49_119">of</text:span><text:span text:style-name="T49_120"><text:s/></text:span><text:span text:style-name="T49_121">the</text:span><text:span text:style-name="T49_122"><text:s/></text:span><text:span text:style-name="T49_123">Unix</text:span><text:span text:style-name="T49_124"><text:s/></text:span><text:span text:style-name="T49_125">pipe</text:span><text:span text:style-name="T49_126"><text:s/></text:span><text:span text:style-name="T49_127">concept</text:span><text:span text:style-name="T49_128">:<text:s/></text:span></text:p>
      <text:p text:style-name="P50"/>
      <text:p text:style-name="P51"><text:span text:style-name="T51_1">“</text:span><text:span text:style-name="T51_2">This</text:span><text:span text:style-name="T51_3"><text:s/></text:span><text:span text:style-name="T51_4">is</text:span><text:span text:style-name="T51_5"><text:s/></text:span><text:span text:style-name="T51_6">the</text:span><text:span text:style-name="T51_7"><text:s/></text:span><text:span text:style-name="T51_8">Unix</text:span><text:span text:style-name="T51_9"><text:s/></text:span><text:span text:style-name="T51_10">philosophy</text:span><text:span text:style-name="T51_11">:<text:s/></text:span><text:span text:style-name="T51_12">Write</text:span><text:span text:style-name="T51_13"><text:s/></text:span><text:span text:style-name="T51_14">programs</text:span><text:span text:style-name="T51_15"><text:s/></text:span><text:span text:style-name="T51_16">that</text:span><text:span text:style-name="T51_17"><text:s/></text:span><text:span text:style-name="T51_18">do</text:span><text:span text:style-name="T51_19"><text:s/></text:span><text:span text:style-name="T51_20">one</text:span><text:span text:style-name="T51_21"><text:s/></text:span><text:span text:style-name="T51_22">thing</text:span><text:span text:style-name="T51_23"><text:s/></text:span><text:span text:style-name="T51_24">and</text:span><text:span text:style-name="T51_25"><text:s/></text:span><text:span text:style-name="T51_26">do</text:span><text:span text:style-name="T51_27"><text:s/></text:span><text:span text:style-name="T51_28">it</text:span><text:span text:style-name="T51_29"><text:s/></text:span><text:span text:style-name="T51_30">well</text:span><text:span text:style-name="T51_31">.<text:s/></text:span><text:span text:style-name="T51_32">Write</text:span><text:span text:style-name="T51_33"><text:s/></text:span><text:span text:style-name="T51_34">programs</text:span><text:span text:style-name="T51_35"><text:s/></text:span><text:span text:style-name="T51_36">to</text:span><text:span text:style-name="T51_37"><text:s/></text:span><text:span text:style-name="T51_38">work</text:span><text:span text:style-name="T51_39"><text:s/></text:span><text:span text:style-name="T51_40">together</text:span><text:span text:style-name="T51_41">.<text:s/></text:span><text:span text:style-name="T51_42">Write</text:span><text:span text:style-name="T51_43"><text:s/></text:span><text:span text:style-name="T51_44">programs</text:span><text:span text:style-name="T51_45"><text:s/></text:span><text:span text:style-name="T51_46">to</text:span><text:span text:style-name="T51_47"><text:s/></text:span><text:span text:style-name="T51_48">handle</text:span><text:span text:style-name="T51_49"><text:s/></text:span><text:span text:style-name="T51_50">text</text:span><text:span text:style-name="T51_51"><text:s/></text:span><text:span text:style-name="T51_52">streams</text:span><text:span text:style-name="T51_53">,<text:s/></text:span><text:span text:style-name="T51_54">because</text:span><text:span text:style-name="T51_55"><text:s/></text:span><text:span text:style-name="T51_56">that</text:span><text:span text:style-name="T51_57"><text:s/></text:span><text:span text:style-name="T51_58">is</text:span><text:span text:style-name="T51_59"><text:s/></text:span><text:span text:style-name="T51_60">a</text:span><text:span text:style-name="T51_61"><text:s/></text:span><text:span text:style-name="T51_62">universal</text:span><text:span text:style-name="T51_63"><text:s/></text:span><text:span text:style-name="T51_64">interface</text:span><text:span text:style-name="T51_65">.”</text:span></text:p>
      <text:p text:style-name="P52"/>
      <text:p text:style-name="P53"/>
      <text:p text:style-name="P54"><text:span text:style-name="T54_1">pi</text:span><text:span text:style-name="T54_2">@</text:span><text:span text:style-name="T54_3">raspberrypi</text:span><text:span text:style-name="T54_4"><text:s/></text:span><text:span text:style-name="T54_5">~<text:s/>$</text:span><text:span text:style-name="T54_6"><text:s/></text:span><text:span text:style-name="T54_7">cat</text:span><text:span text:style-name="T54_8"><text:s/>/</text:span><text:span text:style-name="T54_9">etc</text:span><text:span text:style-name="T54_10">/</text:span><text:span text:style-name="T54_11">passwd</text:span><text:span text:style-name="T54_12"><text:s/>|<text:s/></text:span><text:span text:style-name="T54_13">cut</text:span><text:span text:style-name="T54_14"><text:s/>-</text:span><text:span text:style-name="T54_15">d</text:span><text:span text:style-name="T54_16">:<text:s/>-</text:span><text:span text:style-name="T54_17">f</text:span><text:span text:style-name="T54_18">7<text:s/>|<text:s/></text:span><text:span text:style-name="T54_19">sort</text:span><text:span text:style-name="T54_20"><text:s/>|<text:s/></text:span><text:span text:style-name="T54_21">uniq</text:span><text:span text:style-name="T54_22"><text:s/>-</text:span><text:span text:style-name="T54_23">c</text:span><text:span text:style-name="T54_24"><text:s/>|<text:s/></text:span><text:span text:style-name="T54_25">sort</text:span><text:span text:style-name="T54_26"><text:s/>-</text:span><text:span text:style-name="T54_27">nr</text:span></text:p>
      <text:p text:style-name="P55"><text:span text:style-name="T55_1"><text:s text:c="5"/>17<text:s/>/</text:span><text:span text:style-name="T55_2">bin</text:span><text:span text:style-name="T55_3">/</text:span><text:span text:style-name="T55_4">sh</text:span></text:p>
      <text:p text:style-name="P56"><text:span text:style-name="T56_1"><text:s text:c="6"/>9<text:s/>/</text:span><text:span text:style-name="T56_2">bin</text:span><text:span text:style-name="T56_3">/</text:span><text:span text:style-name="T56_4">false</text:span></text:p>
      <text:p text:style-name="P57"><text:span text:style-name="T57_1"><text:s text:c="6"/>2<text:s/>/</text:span><text:span text:style-name="T57_2">bin</text:span><text:span text:style-name="T57_3">/</text:span><text:span text:style-name="T57_4">bash</text:span></text:p>
      <text:p text:style-name="P58"><text:span text:style-name="T58_1"><text:s text:c="6"/>1<text:s/>/</text:span><text:span text:style-name="T58_2">usr</text:span><text:span text:style-name="T58_3">/</text:span><text:span text:style-name="T58_4">sbin</text:span><text:span text:style-name="T58_5">/</text:span><text:span text:style-name="T58_6">nologin</text:span></text:p>
      <text:p text:style-name="P59"><text:span text:style-name="T59_1"><text:s text:c="6"/>1<text:s/>/</text:span><text:span text:style-name="T59_2">bin</text:span><text:span text:style-name="T59_3">/</text:span><text:span text:style-name="T59_4">sync</text:span></text:p>
      <text:p text:style-name="P60"/>
      <text:p text:style-name="P61"><text:span text:style-name="T61_1">In</text:span><text:span text:style-name="T61_2"><text:s/></text:span><text:span text:style-name="T61_3">this</text:span><text:span text:style-name="T61_4"><text:s/></text:span><text:span text:style-name="T61_5">example</text:span><text:span text:style-name="T61_6">,<text:s/></text:span><text:span text:style-name="T61_7">the</text:span><text:span text:style-name="T61_8"><text:s/></text:span><text:span text:style-name="T61_9">cat</text:span><text:span text:style-name="T61_10"><text:s/></text:span><text:span text:style-name="T61_11">command</text:span><text:span text:style-name="T61_12"><text:s/></text:span><text:span text:style-name="T61_13">reads</text:span><text:span text:style-name="T61_14"><text:s/></text:span><text:span text:style-name="T61_15">a</text:span><text:span text:style-name="T61_16"><text:s/></text:span><text:span text:style-name="T61_17">file</text:span><text:span text:style-name="T61_18"><text:s/></text:span><text:span text:style-name="T61_19">named</text:span><text:span text:style-name="T61_20"><text:s/></text:span><text:span text:style-name="T61_21">/</text:span><text:span text:style-name="T61_22">etc</text:span><text:span text:style-name="T61_23">/</text:span><text:span text:style-name="T61_24">passwd</text:span><text:span text:style-name="T61_25"><text:s/></text:span><text:span text:style-name="T61_26">file</text:span><text:span text:style-name="T61_27"><text:s/></text:span><text:span text:style-name="T61_28">and</text:span><text:span text:style-name="T61_29"><text:s/></text:span><text:span text:style-name="T61_30">simply</text:span><text:span text:style-name="T61_31"><text:s/></text:span><text:span text:style-name="T61_32">writes</text:span><text:span text:style-name="T61_33"><text:s/></text:span><text:span text:style-name="T61_34">them</text:span><text:span text:style-name="T61_35"><text:s/></text:span><text:span text:style-name="T61_36">to</text:span><text:span text:style-name="T61_37"><text:s/></text:span><text:span text:style-name="T61_38">the</text:span><text:span text:style-name="T61_39"><text:s/></text:span><text:span text:style-name="T61_40">standard</text:span><text:span text:style-name="T61_41"><text:s/></text:span><text:span text:style-name="T61_42">output</text:span><text:span text:style-name="T61_43">.<text:s/></text:span><text:span text:style-name="T61_44">This</text:span><text:span text:style-name="T61_45"><text:s/></text:span><text:span text:style-name="T61_46">output</text:span><text:span text:style-name="T61_47"><text:s/></text:span><text:span text:style-name="T61_48">then</text:span><text:span text:style-name="T61_49"><text:s/></text:span><text:span text:style-name="T61_50">becomes</text:span><text:span text:style-name="T61_51"><text:s/></text:span><text:span text:style-name="T61_52">the</text:span><text:span text:style-name="T61_53"><text:s/></text:span><text:span text:style-name="T61_54">input</text:span><text:span text:style-name="T61_55"><text:s/></text:span><text:span text:style-name="T61_56">to</text:span><text:span text:style-name="T61_57"><text:s/></text:span><text:span text:style-name="T61_58">a</text:span><text:span text:style-name="T61_59"><text:s/></text:span><text:span text:style-name="T61_60">new</text:span><text:span text:style-name="T61_61"><text:s/></text:span><text:span text:style-name="T61_62">cut</text:span><text:span text:style-name="T61_63"><text:s/></text:span><text:span text:style-name="T61_64">command</text:span><text:span text:style-name="T61_65"><text:s/></text:span><text:span text:style-name="T61_66">which</text:span><text:span text:style-name="T61_67"><text:s/></text:span><text:span text:style-name="T61_68">extracts</text:span><text:span text:style-name="T61_69"><text:s/></text:span><text:span text:style-name="T61_70">the</text:span><text:span text:style-name="T61_71"><text:s/>7</text:span><text:span text:style-name="T61_72">th</text:span><text:span text:style-name="T61_73"><text:s/></text:span><text:span text:style-name="T61_74">field</text:span><text:span text:style-name="T61_75"><text:s/></text:span><text:span text:style-name="T61_76">separated</text:span><text:span text:style-name="T61_77"><text:s/></text:span><text:span text:style-name="T61_78">by</text:span><text:span text:style-name="T61_79"><text:s/></text:span><text:span text:style-name="T61_80">the</text:span><text:span text:style-name="T61_81"><text:s/>“:”<text:s/></text:span><text:span text:style-name="T61_82">character</text:span><text:span text:style-name="T61_83"><text:s/></text:span><text:span text:style-name="T61_84">and</text:span><text:span text:style-name="T61_85"><text:s/></text:span><text:span text:style-name="T61_86">writes</text:span><text:span text:style-name="T61_87"><text:s/></text:span><text:span text:style-name="T61_88">this</text:span><text:span text:style-name="T61_89"><text:s/></text:span><text:span text:style-name="T61_90">to</text:span><text:span text:style-name="T61_91"><text:s/></text:span><text:span text:style-name="T61_92">its</text:span><text:span text:style-name="T61_93"><text:s/></text:span><text:span text:style-name="T61_94">output</text:span><text:span text:style-name="T61_95"><text:s/></text:span><text:span text:style-name="T61_96">steam</text:span><text:span text:style-name="T61_97">,<text:s/></text:span><text:span text:style-name="T61_98">which</text:span><text:span text:style-name="T61_99"><text:s/></text:span><text:span text:style-name="T61_100">is</text:span><text:span text:style-name="T61_101"><text:s/></text:span><text:span text:style-name="T61_102">then</text:span><text:span text:style-name="T61_103"><text:s/></text:span><text:span text:style-name="T61_104">piped</text:span><text:span text:style-name="T61_105"><text:s/></text:span><text:span text:style-name="T61_106">to</text:span><text:span text:style-name="T61_107"><text:s/></text:span><text:span text:style-name="T61_108">the</text:span><text:span text:style-name="T61_109"><text:s/></text:span><text:span text:style-name="T61_110">sort</text:span><text:span text:style-name="T61_111"><text:s/></text:span><text:span text:style-name="T61_112">command</text:span><text:span text:style-name="T61_113"><text:s/></text:span><text:span text:style-name="T61_114">which</text:span><text:span text:style-name="T61_115"><text:s/></text:span><text:span text:style-name="T61_116">alphabetically</text:span><text:span text:style-name="T61_117"><text:s/></text:span><text:span text:style-name="T61_118">sorts</text:span><text:span text:style-name="T61_119"><text:s/></text:span><text:span text:style-name="T61_120">the</text:span><text:span text:style-name="T61_121"><text:s/></text:span><text:span text:style-name="T61_122">lines</text:span><text:span text:style-name="T61_123"><text:s/></text:span><text:span text:style-name="T61_124">it</text:span><text:span text:style-name="T61_125"><text:s/></text:span><text:span text:style-name="T61_126">reads</text:span><text:span text:style-name="T61_127"><text:s/></text:span><text:span text:style-name="T61_128">from</text:span><text:span text:style-name="T61_129"><text:s/></text:span><text:span text:style-name="T61_130">its</text:span><text:span text:style-name="T61_131"><text:s/></text:span><text:span text:style-name="T61_132">inputs</text:span><text:span text:style-name="T61_133"><text:s/></text:span><text:span text:style-name="T61_134">and</text:span><text:span text:style-name="T61_135"><text:s/></text:span><text:span text:style-name="T61_136">copies</text:span><text:span text:style-name="T61_137"><text:s/></text:span><text:span text:style-name="T61_138">in</text:span><text:span text:style-name="T61_139"><text:s/></text:span><text:span text:style-name="T61_140">the</text:span><text:span text:style-name="T61_141"><text:s/></text:span><text:span text:style-name="T61_142">new</text:span><text:span text:style-name="T61_143"><text:s/></text:span><text:span text:style-name="T61_144">sort</text:span><text:span text:style-name="T61_145"><text:s/></text:span><text:span text:style-name="T61_146">order</text:span><text:span text:style-name="T61_147"><text:s/></text:span><text:span text:style-name="T61_148">to</text:span><text:span text:style-name="T61_149"><text:s/></text:span><text:span text:style-name="T61_150">its</text:span><text:span text:style-name="T61_151"><text:s/></text:span><text:span text:style-name="T61_152">output</text:span><text:span text:style-name="T61_153">.<text:s/></text:span><text:span text:style-name="T61_154">The</text:span><text:span text:style-name="T61_155"><text:s/></text:span><text:span text:style-name="T61_156">uniq</text:span><text:span text:style-name="T61_157"><text:s/></text:span><text:span text:style-name="T61_158">command</text:span><text:span text:style-name="T61_159"><text:s/></text:span><text:span text:style-name="T61_160">removes</text:span><text:span text:style-name="T61_161"><text:s/></text:span><text:span text:style-name="T61_162">and</text:span><text:span text:style-name="T61_163"><text:s/></text:span><text:span text:style-name="T61_164">counts</text:span><text:span text:style-name="T61_165"><text:s/></text:span><text:span text:style-name="T61_166">duplicate</text:span><text:span text:style-name="T61_167"><text:s/></text:span><text:span text:style-name="T61_168">lines</text:span><text:span text:style-name="T61_169"><text:s/></text:span><text:span text:style-name="T61_170">on</text:span><text:span text:style-name="T61_171"><text:s/></text:span><text:span text:style-name="T61_172">its</text:span><text:span text:style-name="T61_173"><text:s/></text:span><text:span text:style-name="T61_174">input</text:span><text:span text:style-name="T61_175"><text:s/></text:span><text:span text:style-name="T61_176">and</text:span><text:span text:style-name="T61_177"><text:s/></text:span><text:span text:style-name="T61_178">writes</text:span><text:span text:style-name="T61_179"><text:s/></text:span><text:span text:style-name="T61_180">each</text:span><text:span text:style-name="T61_181"><text:s/></text:span><text:span text:style-name="T61_182">line</text:span><text:span text:style-name="T61_183"><text:s/></text:span><text:span text:style-name="T61_184">to</text:span><text:span text:style-name="T61_185"><text:s/></text:span><text:span text:style-name="T61_186">the</text:span><text:span text:style-name="T61_187"><text:s/></text:span><text:span text:style-name="T61_188">output</text:span><text:span text:style-name="T61_189">,<text:s/></text:span><text:span text:style-name="T61_190">prefixed</text:span><text:span text:style-name="T61_191"><text:s/></text:span><text:span text:style-name="T61_192">with</text:span><text:span text:style-name="T61_193"><text:s/></text:span><text:span text:style-name="T61_194">the</text:span><text:span text:style-name="T61_195"><text:s/></text:span><text:span text:style-name="T61_196">number</text:span><text:span text:style-name="T61_197"><text:s/></text:span><text:span text:style-name="T61_198">of</text:span><text:span text:style-name="T61_199"><text:s/></text:span><text:span text:style-name="T61_200">time</text:span><text:span text:style-name="T61_201"><text:s/></text:span><text:span text:style-name="T61_202">it</text:span><text:span text:style-name="T61_203"><text:s/></text:span><text:span text:style-name="T61_204">was</text:span><text:span text:style-name="T61_205"><text:s/></text:span><text:span text:style-name="T61_206">present</text:span><text:span text:style-name="T61_207"><text:s/></text:span><text:span text:style-name="T61_208">in</text:span><text:span text:style-name="T61_209"><text:s/></text:span><text:span text:style-name="T61_210">the</text:span><text:span text:style-name="T61_211"><text:s/></text:span><text:span text:style-name="T61_212">input</text:span><text:span text:style-name="T61_213">.<text:s/></text:span><text:span text:style-name="T61_214">And</text:span><text:span text:style-name="T61_215"><text:s/></text:span><text:span text:style-name="T61_216">finally</text:span><text:span text:style-name="T61_217"><text:s/></text:span><text:span text:style-name="T61_218">this</text:span><text:span text:style-name="T61_219"><text:s/></text:span><text:span text:style-name="T61_220">is</text:span><text:span text:style-name="T61_221"><text:s/></text:span><text:span text:style-name="T61_222">passed</text:span><text:span text:style-name="T61_223"><text:s/></text:span><text:span text:style-name="T61_224">to</text:span><text:span text:style-name="T61_225"><text:s/></text:span><text:span text:style-name="T61_226">a</text:span><text:span text:style-name="T61_227"><text:s/></text:span><text:span text:style-name="T61_228">second</text:span><text:span text:style-name="T61_229"><text:s/></text:span><text:span text:style-name="T61_230">sort</text:span><text:span text:style-name="T61_231"><text:s/></text:span><text:span text:style-name="T61_232">command</text:span><text:span text:style-name="T61_233"><text:s/></text:span><text:span text:style-name="T61_234">which</text:span><text:span text:style-name="T61_235"><text:s/></text:span><text:span text:style-name="T61_236">sorts</text:span><text:span text:style-name="T61_237"><text:s/></text:span><text:span text:style-name="T61_238">its</text:span><text:span text:style-name="T61_239"><text:s/></text:span><text:span text:style-name="T61_240">input</text:span><text:span text:style-name="T61_241"><text:s/></text:span><text:span text:style-name="T61_242">numerically</text:span><text:span text:style-name="T61_243"><text:s/></text:span><text:span text:style-name="T61_244">in</text:span><text:span text:style-name="T61_245"><text:s/></text:span><text:span text:style-name="T61_246">reverse</text:span><text:span text:style-name="T61_247"><text:s/></text:span><text:span text:style-name="T61_248">order</text:span><text:span text:style-name="T61_249"><text:s/></text:span><text:span text:style-name="T61_250">and</text:span><text:span text:style-name="T61_251"><text:s/></text:span><text:span text:style-name="T61_252">writes</text:span><text:span text:style-name="T61_253"><text:s/></text:span><text:span text:style-name="T61_254">this</text:span><text:span text:style-name="T61_255"><text:s/></text:span><text:span text:style-name="T61_256">to</text:span><text:span text:style-name="T61_257"><text:s/></text:span><text:span text:style-name="T61_258">its</text:span><text:span text:style-name="T61_259"><text:s/></text:span><text:span text:style-name="T61_260">output</text:span><text:span text:style-name="T61_261"><text:s/></text:span><text:span text:style-name="T61_262">which</text:span><text:span text:style-name="T61_263"><text:s/></text:span><text:span text:style-name="T61_264">happens</text:span><text:span text:style-name="T61_265"><text:s/></text:span><text:span text:style-name="T61_266">to</text:span><text:span text:style-name="T61_267"><text:s/></text:span><text:span text:style-name="T61_268">be</text:span><text:span text:style-name="T61_269"><text:s/></text:span><text:span text:style-name="T61_270">the</text:span><text:span text:style-name="T61_271"><text:s/></text:span><text:span text:style-name="T61_272">console</text:span><text:span text:style-name="T61_273"><text:s/></text:span><text:span text:style-name="T61_274">from</text:span><text:span text:style-name="T61_275"><text:s/></text:span><text:span text:style-name="T61_276">where</text:span><text:span text:style-name="T61_277"><text:s/></text:span><text:span text:style-name="T61_278">the</text:span><text:span text:style-name="T61_279"><text:s/></text:span><text:span text:style-name="T61_280">shell</text:span><text:span text:style-name="T61_281"><text:s/></text:span><text:span text:style-name="T61_282">is</text:span><text:span text:style-name="T61_283"><text:s/></text:span><text:span text:style-name="T61_284">running</text:span><text:span text:style-name="T61_285"><text:s/></text:span><text:span text:style-name="T61_286">all</text:span><text:span text:style-name="T61_287"><text:s/></text:span><text:span text:style-name="T61_288">this</text:span><text:span text:style-name="T61_289">.</text:span></text:p>
      <text:p text:style-name="P62"/>
      <text:p text:style-name="P63"><text:span text:style-name="T63_1">The</text:span><text:span text:style-name="T63_2"><text:s/></text:span><text:span text:style-name="T63_3">/</text:span><text:span text:style-name="T63_4">etc</text:span><text:span text:style-name="T63_5">/</text:span><text:span text:style-name="T63_6">passwd</text:span><text:span text:style-name="T63_7"><text:s/></text:span><text:span text:style-name="T63_8">file</text:span><text:span text:style-name="T63_9"><text:s/></text:span><text:span text:style-name="T63_10">contains</text:span><text:span text:style-name="T63_11"><text:s/></text:span><text:span text:style-name="T63_12">the</text:span><text:span text:style-name="T63_13"><text:s/></text:span><text:span text:style-name="T63_14">configuration</text:span><text:span text:style-name="T63_15"><text:s/></text:span><text:span text:style-name="T63_16">setup</text:span><text:span text:style-name="T63_17"><text:s/></text:span><text:span text:style-name="T63_18">of</text:span><text:span text:style-name="T63_19"><text:s/></text:span><text:span text:style-name="T63_20">all</text:span><text:span text:style-name="T63_21"><text:s/></text:span><text:span text:style-name="T63_22">the</text:span><text:span text:style-name="T63_23"><text:s/></text:span><text:span text:style-name="T63_24">user</text:span><text:span text:style-name="T63_25"><text:s/></text:span><text:span text:style-name="T63_26">accounts</text:span><text:span text:style-name="T63_27"><text:s/></text:span><text:span text:style-name="T63_28">in</text:span><text:span text:style-name="T63_29"><text:s/></text:span><text:span text:style-name="T63_30">the</text:span><text:span text:style-name="T63_31"><text:s/></text:span><text:span text:style-name="T63_32">system</text:span><text:span text:style-name="T63_33">,<text:s/></text:span><text:span text:style-name="T63_34">with</text:span><text:span text:style-name="T63_35"><text:s/></text:span><text:span text:style-name="T63_36">different</text:span><text:span text:style-name="T63_37"><text:s/></text:span><text:span text:style-name="T63_38">kinds</text:span><text:span text:style-name="T63_39"><text:s/></text:span><text:span text:style-name="T63_40">of</text:span><text:span text:style-name="T63_41"><text:s/></text:span><text:span text:style-name="T63_42">information</text:span><text:span text:style-name="T63_43"><text:s/></text:span><text:span text:style-name="T63_44">separated</text:span><text:span text:style-name="T63_45"><text:s/></text:span><text:span text:style-name="T63_46">by</text:span><text:span text:style-name="T63_47"><text:s/></text:span><text:span text:style-name="T63_48">a</text:span><text:span text:style-name="T63_49"><text:s/>“:”<text:s/></text:span><text:span text:style-name="T63_50">character</text:span><text:span text:style-name="T63_51">.<text:s/></text:span><text:span text:style-name="T63_52">The</text:span><text:span text:style-name="T63_53"><text:s/>7</text:span><text:span text:style-name="T63_54">th</text:span><text:span text:style-name="T63_55"><text:s/></text:span><text:span text:style-name="T63_56">field</text:span><text:span text:style-name="T63_57"><text:s/></text:span><text:span text:style-name="T63_58">in</text:span><text:span text:style-name="T63_59"><text:s/></text:span><text:span text:style-name="T63_60">each</text:span><text:span text:style-name="T63_61"><text:s/></text:span><text:span text:style-name="T63_62">line</text:span><text:span text:style-name="T63_63"><text:s/></text:span><text:span text:style-name="T63_64">is</text:span><text:span text:style-name="T63_65"><text:s/></text:span><text:span text:style-name="T63_66">the</text:span><text:span text:style-name="T63_67"><text:s/></text:span><text:span text:style-name="T63_68">login</text:span><text:span text:style-name="T63_69"><text:s/></text:span><text:span text:style-name="T63_70">shell</text:span><text:span text:style-name="T63_71"><text:s/></text:span><text:span text:style-name="T63_72">for</text:span><text:span text:style-name="T63_73"><text:s/></text:span><text:span text:style-name="T63_74">this</text:span><text:span text:style-name="T63_75"><text:s/></text:span><text:span text:style-name="T63_76">user</text:span><text:span text:style-name="T63_77">.<text:s/></text:span><text:span text:style-name="T63_78">There</text:span><text:span text:style-name="T63_79"><text:s/></text:span><text:span text:style-name="T63_80">are</text:span><text:span text:style-name="T63_81"><text:s/></text:span><text:span text:style-name="T63_82">only</text:span><text:span text:style-name="T63_83"><text:s/>2<text:s/></text:span><text:span text:style-name="T63_84">accounts</text:span><text:span text:style-name="T63_85"><text:s/></text:span><text:span text:style-name="T63_86">which</text:span><text:span text:style-name="T63_87"><text:s/></text:span><text:span text:style-name="T63_88">use</text:span><text:span text:style-name="T63_89"><text:s/></text:span><text:span text:style-name="T63_90">bash</text:span><text:span text:style-name="T63_91"><text:s/>-<text:s/></text:span><text:span text:style-name="T63_92">the</text:span><text:span text:style-name="T63_93"><text:s/></text:span><text:span text:style-name="T63_94">root</text:span><text:span text:style-name="T63_95"><text:s/></text:span><text:span text:style-name="T63_96">and</text:span><text:span text:style-name="T63_97"><text:s/></text:span><text:span text:style-name="T63_98">pi</text:span><text:span text:style-name="T63_99"><text:s/></text:span><text:span text:style-name="T63_100">user</text:span><text:span text:style-name="T63_101"><text:s/></text:span><text:span text:style-name="T63_102">accounts</text:span><text:span text:style-name="T63_103"><text:s/></text:span><text:span text:style-name="T63_104">in</text:span><text:span text:style-name="T63_105"><text:s/></text:span><text:span text:style-name="T63_106">this</text:span><text:span text:style-name="T63_107"><text:s/></text:span><text:span text:style-name="T63_108">case</text:span><text:span text:style-name="T63_109">.<text:s/></text:span><text:span text:style-name="T63_110">All</text:span><text:span text:style-name="T63_111"><text:s/></text:span><text:span text:style-name="T63_112">the</text:span><text:span text:style-name="T63_113"><text:s/></text:span><text:span text:style-name="T63_114">other</text:span><text:span text:style-name="T63_115"><text:s/></text:span><text:span text:style-name="T63_116">accounts</text:span><text:span text:style-name="T63_117"><text:s/></text:span><text:span text:style-name="T63_118">are</text:span><text:span text:style-name="T63_119"><text:s/></text:span><text:span text:style-name="T63_120">system</text:span><text:span text:style-name="T63_121"><text:s/></text:span><text:span text:style-name="T63_122">or</text:span><text:span text:style-name="T63_123"><text:s/></text:span><text:span text:style-name="T63_124">role</text:span><text:span text:style-name="T63_125"><text:s/></text:span><text:span text:style-name="T63_126">account</text:span><text:span text:style-name="T63_127"><text:s/></text:span><text:span text:style-name="T63_128">for</text:span><text:span text:style-name="T63_129"><text:s/></text:span><text:span text:style-name="T63_130">particular</text:span><text:span text:style-name="T63_131"><text:s/></text:span><text:span text:style-name="T63_132">services</text:span><text:span text:style-name="T63_133"><text:s/></text:span><text:span text:style-name="T63_134">and</text:span><text:span text:style-name="T63_135"><text:s/></text:span><text:span text:style-name="T63_136">are</text:span><text:span text:style-name="T63_137"><text:s/></text:span><text:span text:style-name="T63_138">never</text:span><text:span text:style-name="T63_139"><text:s/></text:span><text:span text:style-name="T63_140">intended</text:span><text:span text:style-name="T63_141"><text:s/></text:span><text:span text:style-name="T63_142">to</text:span><text:span text:style-name="T63_143"><text:s/></text:span><text:span text:style-name="T63_144">be</text:span><text:span text:style-name="T63_145"><text:s/></text:span><text:span text:style-name="T63_146">logged</text:span><text:span text:style-name="T63_147">-</text:span><text:span text:style-name="T63_148">in</text:span><text:span text:style-name="T63_149"><text:s/></text:span><text:span text:style-name="T63_150">to</text:span><text:span text:style-name="T63_151"><text:s/></text:span><text:span text:style-name="T63_152">and</text:span><text:span text:style-name="T63_153"><text:s/></text:span><text:span text:style-name="T63_154">some</text:span><text:span text:style-name="T63_155"><text:s/></text:span><text:span text:style-name="T63_156">use</text:span><text:span text:style-name="T63_157"><text:s/></text:span><text:span text:style-name="T63_158">commands</text:span><text:span text:style-name="T63_159"><text:s/></text:span><text:span text:style-name="T63_160">as</text:span><text:span text:style-name="T63_161"><text:s/></text:span><text:span text:style-name="T63_162">their</text:span><text:span text:style-name="T63_163"><text:s/></text:span><text:span text:style-name="T63_164">login</text:span><text:span text:style-name="T63_165"><text:s/></text:span><text:span text:style-name="T63_166">shell</text:span><text:span text:style-name="T63_167">,<text:s/></text:span><text:span text:style-name="T63_168">which</text:span><text:span text:style-name="T63_169"><text:s/></text:span><text:span text:style-name="T63_170">are</text:span><text:span text:style-name="T63_171"><text:s/></text:span><text:span text:style-name="T63_172">not</text:span><text:span text:style-name="T63_173"><text:s/></text:span><text:span text:style-name="T63_174">really</text:span><text:span text:style-name="T63_175"><text:s/></text:span><text:span text:style-name="T63_176">shells</text:span><text:span text:style-name="T63_177">,<text:s/></text:span><text:span text:style-name="T63_178">like</text:span><text:span text:style-name="T63_179"><text:s/></text:span><text:span text:style-name="T63_180">false</text:span><text:span text:style-name="T63_181"><text:s/></text:span><text:span text:style-name="T63_182">or</text:span><text:span text:style-name="T63_183"><text:s/></text:span><text:span text:style-name="T63_184">nologin</text:span><text:span text:style-name="T63_185">.</text:span></text:p>
      <text:h text:style-name="P64" text:outline-level="10"><text:bookmark-start text:name="h.bercui43hxdk"/><text:bookmark-end text:name="h.bercui43hxdk"/><text:span text:style-name="T64_1">Job</text:span><text:span text:style-name="T64_2"><text:s/></text:span><text:span text:style-name="T64_3">control</text:span></text:h>
      <text:p text:style-name="P65"><text:span text:style-name="T65_1">While</text:span><text:span text:style-name="T65_2"><text:s/></text:span><text:span text:style-name="T65_3">pipelining</text:span><text:span text:style-name="T65_4"><text:s/></text:span><text:span text:style-name="T65_5">is</text:span><text:span text:style-name="T65_6"><text:s/></text:span><text:span text:style-name="T65_7">used</text:span><text:span text:style-name="T65_8"><text:s/></text:span><text:span text:style-name="T65_9">to</text:span><text:span text:style-name="T65_10"><text:s/></text:span><text:span text:style-name="T65_11">build</text:span><text:span text:style-name="T65_12"><text:s/></text:span><text:span text:style-name="T65_13">up</text:span><text:span text:style-name="T65_14"><text:s/></text:span><text:span text:style-name="T65_15">multiple</text:span><text:span text:style-name="T65_16"><text:s/></text:span><text:span text:style-name="T65_17">simple</text:span><text:span text:style-name="T65_18"><text:s/></text:span><text:span text:style-name="T65_19">command</text:span><text:span text:style-name="T65_20"><text:s/></text:span><text:span text:style-name="T65_21">into</text:span><text:span text:style-name="T65_22"><text:s/></text:span><text:span text:style-name="T65_23">an</text:span><text:span text:style-name="T65_24"><text:s/></text:span><text:span text:style-name="T65_25">interconnected</text:span><text:span text:style-name="T65_26"><text:s/></text:span><text:span text:style-name="T65_27">super</text:span><text:span text:style-name="T65_28">-</text:span><text:span text:style-name="T65_29">command</text:span><text:span text:style-name="T65_30">,<text:s/></text:span><text:span text:style-name="T65_31">job</text:span><text:span text:style-name="T65_32"><text:s/></text:span><text:span text:style-name="T65_33">controls</text:span><text:span text:style-name="T65_34"><text:s/></text:span><text:span text:style-name="T65_35">allows</text:span><text:span text:style-name="T65_36"><text:s/></text:span><text:span text:style-name="T65_37">the</text:span><text:span text:style-name="T65_38"><text:s/></text:span><text:span text:style-name="T65_39">user</text:span><text:span text:style-name="T65_40"><text:s/></text:span><text:span text:style-name="T65_41">to</text:span><text:span text:style-name="T65_42"><text:s/></text:span><text:span text:style-name="T65_43">run</text:span><text:span text:style-name="T65_44"><text:s/></text:span><text:span text:style-name="T65_45">several</text:span><text:span text:style-name="T65_46"><text:s/></text:span><text:span text:style-name="T65_47">unrelated</text:span><text:span text:style-name="T65_48"><text:s/></text:span><text:span text:style-name="T65_49">commands</text:span><text:span text:style-name="T65_50"><text:s/></text:span><text:span text:style-name="T65_51">from</text:span><text:span text:style-name="T65_52"><text:s/></text:span><text:span text:style-name="T65_53">the</text:span><text:span text:style-name="T65_54"><text:s/></text:span><text:span text:style-name="T65_55">same</text:span><text:span text:style-name="T65_56"><text:s/></text:span><text:span text:style-name="T65_57">bash</text:span><text:span text:style-name="T65_58"><text:s/></text:span><text:span text:style-name="T65_59">shell</text:span><text:span text:style-name="T65_60"><text:s/></text:span><text:span text:style-name="T65_61">at</text:span><text:span text:style-name="T65_62"><text:s/></text:span><text:span text:style-name="T65_63">the</text:span><text:span text:style-name="T65_64"><text:s/></text:span><text:span text:style-name="T65_65">same</text:span><text:span text:style-name="T65_66"><text:s/></text:span><text:span text:style-name="T65_67">time</text:span><text:span text:style-name="T65_68">.<text:s/></text:span><text:span text:style-name="T65_69">This</text:span><text:span text:style-name="T65_70"><text:s/></text:span><text:span text:style-name="T65_71">is</text:span><text:span text:style-name="T65_72"><text:s/></text:span><text:span text:style-name="T65_73">particularly</text:span><text:span text:style-name="T65_74"><text:s/></text:span><text:span text:style-name="T65_75">useful</text:span><text:span text:style-name="T65_76"><text:s/></text:span><text:span text:style-name="T65_77">in</text:span><text:span text:style-name="T65_78"><text:s/></text:span><text:span text:style-name="T65_79">graphical</text:span><text:span text:style-name="T65_80"><text:s/></text:span><text:span text:style-name="T65_81">environment</text:span><text:span text:style-name="T65_82"><text:s/></text:span><text:span text:style-name="T65_83">like</text:span><text:span text:style-name="T65_84"><text:s/></text:span><text:span text:style-name="T65_85">a</text:span><text:span text:style-name="T65_86"><text:s/></text:span><text:span text:style-name="T65_87">X</text:span><text:span text:style-name="T65_88"><text:s/></text:span><text:span text:style-name="T65_89">Window</text:span><text:span text:style-name="T65_90"><text:s/></text:span><text:span text:style-name="T65_91">desktop</text:span><text:span text:style-name="T65_92">,<text:s/></text:span><text:span text:style-name="T65_93">where</text:span><text:span text:style-name="T65_94"><text:s/></text:span><text:span text:style-name="T65_95">a</text:span><text:span text:style-name="T65_96"><text:s/></text:span><text:span text:style-name="T65_97">command</text:span><text:span text:style-name="T65_98"><text:s/></text:span><text:span text:style-name="T65_99">line</text:span><text:span text:style-name="T65_100"><text:s/></text:span><text:span text:style-name="T65_101">window</text:span><text:span text:style-name="T65_102"><text:s/></text:span><text:span text:style-name="T65_103">can</text:span><text:span text:style-name="T65_104"><text:s/></text:span><text:span text:style-name="T65_105">be</text:span><text:span text:style-name="T65_106"><text:s/></text:span><text:span text:style-name="T65_107">used</text:span><text:span text:style-name="T65_108"><text:s/></text:span><text:span text:style-name="T65_109">to</text:span><text:span text:style-name="T65_110"><text:s/></text:span><text:span text:style-name="T65_111">launch</text:span><text:span text:style-name="T65_112"><text:s/></text:span><text:span text:style-name="T65_113">several</text:span><text:span text:style-name="T65_114"><text:s/></text:span><text:span text:style-name="T65_115">graphical</text:span><text:span text:style-name="T65_116"><text:s/></text:span><text:span text:style-name="T65_117">applications</text:span><text:span text:style-name="T65_118">:</text:span></text:p>
      <text:p text:style-name="P66"/>
      <text:p text:style-name="P67"><text:span text:style-name="T67_1">pi</text:span><text:span text:style-name="T67_2">@</text:span><text:span text:style-name="T67_3">raspberrypi</text:span><text:span text:style-name="T67_4"><text:s/></text:span><text:span text:style-name="T67_5">~<text:s/>$</text:span><text:span text:style-name="T67_6"><text:s/></text:span><text:span text:style-name="T67_7">lxterm</text:span><text:span text:style-name="T67_8"><text:s/>&amp;</text:span></text:p>
      <text:p text:style-name="P68"><text:span text:style-name="T68_1">[1]<text:s/>16220</text:span></text:p>
      <text:p text:style-name="P69"><text:span text:style-name="T69_1">pi</text:span><text:span text:style-name="T69_2">@</text:span><text:span text:style-name="T69_3">raspberrypi</text:span><text:span text:style-name="T69_4"><text:s/></text:span><text:span text:style-name="T69_5">~<text:s/>$</text:span><text:span text:style-name="T69_6"><text:s/></text:span><text:span text:style-name="T69_7">emacs</text:span><text:span text:style-name="T69_8"><text:s/>&amp;</text:span></text:p>
      <text:p text:style-name="P70"><text:span text:style-name="T70_1">[2]<text:s/>16236</text:span></text:p>
      <text:p text:style-name="P71"><text:span text:style-name="T71_1">pi</text:span><text:span text:style-name="T71_2">@</text:span><text:span text:style-name="T71_3">raspberrypi</text:span><text:span text:style-name="T71_4"><text:s/></text:span><text:span text:style-name="T71_5">~<text:s/>$</text:span><text:span text:style-name="T71_6"><text:s/></text:span><text:span text:style-name="T71_7">idle</text:span><text:span text:style-name="T71_8">3<text:s/>&amp;</text:span></text:p>
      <text:p text:style-name="P72"><text:span text:style-name="T72_1">[3]<text:s/>16256</text:span></text:p>
      <text:p text:style-name="P73"/>
      <text:p text:style-name="P74"><text:span text:style-name="T74_1">Adding</text:span><text:span text:style-name="T74_2"><text:s/></text:span><text:span text:style-name="T74_3">the</text:span><text:span text:style-name="T74_4"><text:s/>“&amp;”<text:s/></text:span><text:span text:style-name="T74_5">to</text:span><text:span text:style-name="T74_6"><text:s/></text:span><text:span text:style-name="T74_7">the</text:span><text:span text:style-name="T74_8"><text:s/></text:span><text:span text:style-name="T74_9">end</text:span><text:span text:style-name="T74_10"><text:s/></text:span><text:span text:style-name="T74_11">of</text:span><text:span text:style-name="T74_12"><text:s/></text:span><text:span text:style-name="T74_13">a</text:span><text:span text:style-name="T74_14"><text:s/></text:span><text:span text:style-name="T74_15">command</text:span><text:span text:style-name="T74_16"><text:s/></text:span><text:span text:style-name="T74_17">line</text:span><text:span text:style-name="T74_18"><text:s/></text:span><text:span text:style-name="T74_19">will</text:span><text:span text:style-name="T74_20"><text:s/></text:span><text:span text:style-name="T74_21">execute</text:span><text:span text:style-name="T74_22"><text:s/></text:span><text:span text:style-name="T74_23">it</text:span><text:span text:style-name="T74_24"><text:s/></text:span><text:span text:style-name="T74_25">in</text:span><text:span text:style-name="T74_26"><text:s/></text:span><text:span text:style-name="T74_27">the</text:span><text:span text:style-name="T74_28"><text:s/></text:span><text:span text:style-name="T74_29">background</text:span><text:span text:style-name="T74_30">,<text:s/></text:span><text:span text:style-name="T74_31">immediately</text:span><text:span text:style-name="T74_32"><text:s/></text:span><text:span text:style-name="T74_33">freeing</text:span><text:span text:style-name="T74_34"><text:s/></text:span><text:span text:style-name="T74_35">up</text:span><text:span text:style-name="T74_36"><text:s/></text:span><text:span text:style-name="T74_37">the</text:span><text:span text:style-name="T74_38"><text:s/></text:span><text:span text:style-name="T74_39">shell</text:span><text:span text:style-name="T74_40"><text:s/></text:span><text:span text:style-name="T74_41">to</text:span><text:span text:style-name="T74_42"><text:s/></text:span><text:span text:style-name="T74_43">receive</text:span><text:span text:style-name="T74_44"><text:s/></text:span><text:span text:style-name="T74_45">more</text:span><text:span text:style-name="T74_46"><text:s/></text:span><text:span text:style-name="T74_47">input</text:span><text:span text:style-name="T74_48"><text:s/></text:span><text:span text:style-name="T74_49">and</text:span><text:span text:style-name="T74_50"><text:s/></text:span><text:span text:style-name="T74_51">suspending</text:span><text:span text:style-name="T74_52"><text:s/></text:span><text:span text:style-name="T74_53">the</text:span><text:span text:style-name="T74_54"><text:s/></text:span><text:span text:style-name="T74_55">standard</text:span><text:span text:style-name="T74_56"><text:s/></text:span><text:span text:style-name="T74_57">input</text:span><text:span text:style-name="T74_58"><text:s/></text:span><text:span text:style-name="T74_59">of</text:span><text:span text:style-name="T74_60"><text:s/></text:span><text:span text:style-name="T74_61">the</text:span><text:span text:style-name="T74_62"><text:s/></text:span><text:span text:style-name="T74_63">command</text:span><text:span text:style-name="T74_64"><text:s/></text:span><text:span text:style-name="T74_65">unless</text:span><text:span text:style-name="T74_66"><text:s/></text:span><text:span text:style-name="T74_67">it</text:span><text:span text:style-name="T74_68"><text:s/></text:span><text:span text:style-name="T74_69">has</text:span><text:span text:style-name="T74_70"><text:s/></text:span><text:span text:style-name="T74_71">been</text:span><text:span text:style-name="T74_72"><text:s/></text:span><text:span text:style-name="T74_73">redirected</text:span><text:span text:style-name="T74_74">.<text:s/></text:span><text:span text:style-name="T74_75">Any</text:span><text:span text:style-name="T74_76"><text:s/></text:span><text:span text:style-name="T74_77">output</text:span><text:span text:style-name="T74_78"><text:s/></text:span><text:span text:style-name="T74_79">from</text:span><text:span text:style-name="T74_80"><text:s/></text:span><text:span text:style-name="T74_81">the</text:span><text:span text:style-name="T74_82"><text:s/></text:span><text:span text:style-name="T74_83">command</text:span><text:span text:style-name="T74_84"><text:s/></text:span><text:span text:style-name="T74_85">may</text:span><text:span text:style-name="T74_86"><text:s/></text:span><text:span text:style-name="T74_87">continue</text:span><text:span text:style-name="T74_88"><text:s/></text:span><text:span text:style-name="T74_89">to</text:span><text:span text:style-name="T74_90"><text:s/></text:span><text:span text:style-name="T74_91">go</text:span><text:span text:style-name="T74_92"><text:s/></text:span><text:span text:style-name="T74_93">to</text:span><text:span text:style-name="T74_94"><text:s/></text:span><text:span text:style-name="T74_95">the</text:span><text:span text:style-name="T74_96"><text:s/></text:span><text:span text:style-name="T74_97">shell</text:span><text:span text:style-name="T74_98"><text:s/></text:span><text:span text:style-name="T74_99">though</text:span><text:span text:style-name="T74_100">.<text:s/></text:span><text:span text:style-name="T74_101">We</text:span><text:span text:style-name="T74_102"><text:s/></text:span><text:span text:style-name="T74_103">can</text:span><text:span text:style-name="T74_104"><text:s/></text:span><text:span text:style-name="T74_105">also</text:span><text:span text:style-name="T74_106"><text:s/></text:span><text:span text:style-name="T74_107">interrupt</text:span><text:span text:style-name="T74_108"><text:s/></text:span><text:span text:style-name="T74_109">a</text:span><text:span text:style-name="T74_110"><text:s/></text:span><text:span text:style-name="T74_111">blocking</text:span><text:span text:style-name="T74_112"><text:s/></text:span><text:span text:style-name="T74_113">command</text:span><text:span text:style-name="T74_114"><text:s/></text:span><text:span text:style-name="T74_115">by</text:span><text:span text:style-name="T74_116"><text:s/></text:span><text:span text:style-name="T74_117">typing</text:span><text:span text:style-name="T74_118"><text:s/>&lt;</text:span><text:span text:style-name="T74_119">ctrl</text:span><text:span text:style-name="T74_120">&gt;-</text:span><text:span text:style-name="T74_121">z</text:span><text:span text:style-name="T74_122"><text:s/></text:span><text:span text:style-name="T74_123">to</text:span><text:span text:style-name="T74_124"><text:s/></text:span><text:span text:style-name="T74_125">freeze</text:span><text:span text:style-name="T74_126"><text:s/></text:span><text:span text:style-name="T74_127">or</text:span><text:span text:style-name="T74_128"><text:s/></text:span><text:span text:style-name="T74_129">suspend</text:span><text:span text:style-name="T74_130"><text:s/></text:span><text:span text:style-name="T74_131">it</text:span><text:span text:style-name="T74_132"><text:s/></text:span><text:span text:style-name="T74_133">and</text:span><text:span text:style-name="T74_134"><text:s/></text:span><text:span text:style-name="T74_135">then</text:span><text:span text:style-name="T74_136"><text:s/></text:span><text:span text:style-name="T74_137">release</text:span><text:span text:style-name="T74_138"><text:s/></text:span><text:span text:style-name="T74_139">it</text:span><text:span text:style-name="T74_140"><text:s/></text:span><text:span text:style-name="T74_141">to</text:span><text:span text:style-name="T74_142"><text:s/></text:span><text:span text:style-name="T74_143">continue</text:span><text:span text:style-name="T74_144"><text:s/></text:span><text:span text:style-name="T74_145">executing</text:span><text:span text:style-name="T74_146"><text:s/></text:span><text:span text:style-name="T74_147">in</text:span><text:span text:style-name="T74_148"><text:s/></text:span><text:span text:style-name="T74_149">the</text:span><text:span text:style-name="T74_150"><text:s/></text:span><text:span text:style-name="T74_151">background</text:span><text:span text:style-name="T74_152"><text:s/></text:span><text:span text:style-name="T74_153">by</text:span><text:span text:style-name="T74_154"><text:s/></text:span><text:span text:style-name="T74_155">typing</text:span><text:span text:style-name="T74_156"><text:s/></text:span><text:span text:style-name="T74_157">bg</text:span><text:span text:style-name="T74_158">.</text:span></text:p>
      <text:p text:style-name="P75"/>
      <text:p text:style-name="P76"><text:span text:style-name="T76_1">If</text:span><text:span text:style-name="T76_2"><text:s/></text:span><text:span text:style-name="T76_3">there</text:span><text:span text:style-name="T76_4"><text:s/></text:span><text:span text:style-name="T76_5">are</text:span><text:span text:style-name="T76_6"><text:s/></text:span><text:span text:style-name="T76_7">any</text:span><text:span text:style-name="T76_8"><text:s/></text:span><text:span text:style-name="T76_9">jobs</text:span><text:span text:style-name="T76_10"><text:s/></text:span><text:span text:style-name="T76_11">running</text:span><text:span text:style-name="T76_12"><text:s/></text:span><text:span text:style-name="T76_13">in</text:span><text:span text:style-name="T76_14"><text:s/></text:span><text:span text:style-name="T76_15">the</text:span><text:span text:style-name="T76_16"><text:s/></text:span><text:span text:style-name="T76_17">background</text:span><text:span text:style-name="T76_18">,<text:s/></text:span><text:span text:style-name="T76_19">we</text:span><text:span text:style-name="T76_20"><text:s/></text:span><text:span text:style-name="T76_21">can</text:span><text:span text:style-name="T76_22"><text:s/></text:span><text:span text:style-name="T76_23">see</text:span><text:span text:style-name="T76_24"><text:s/></text:span><text:span text:style-name="T76_25">their</text:span><text:span text:style-name="T76_26"><text:s/></text:span><text:span text:style-name="T76_27">ID</text:span><text:span text:style-name="T76_28"><text:s/></text:span><text:span text:style-name="T76_29">and</text:span><text:span text:style-name="T76_30"><text:s/></text:span><text:span text:style-name="T76_31">executed</text:span><text:span text:style-name="T76_32"><text:s/></text:span><text:span text:style-name="T76_33">command</text:span><text:span text:style-name="T76_34"><text:s/></text:span><text:span text:style-name="T76_35">line</text:span><text:span text:style-name="T76_36"><text:s/></text:span><text:span text:style-name="T76_37">using</text:span><text:span text:style-name="T76_38"><text:s/></text:span><text:span text:style-name="T76_39">the</text:span><text:span text:style-name="T76_40"><text:s/></text:span><text:span text:style-name="T76_41">jobs</text:span><text:span text:style-name="T76_42"><text:s/></text:span><text:span text:style-name="T76_43">command</text:span><text:span text:style-name="T76_44">.<text:s/></text:span><text:span text:style-name="T76_45">We</text:span><text:span text:style-name="T76_46"><text:s/></text:span><text:span text:style-name="T76_47">can</text:span><text:span text:style-name="T76_48"><text:s/></text:span><text:span text:style-name="T76_49">then</text:span><text:span text:style-name="T76_50"><text:s/></text:span><text:span text:style-name="T76_51">bring</text:span><text:span text:style-name="T76_52"><text:s/></text:span><text:span text:style-name="T76_53">any</text:span><text:span text:style-name="T76_54"><text:s/></text:span><text:span text:style-name="T76_55">of</text:span><text:span text:style-name="T76_56"><text:s/></text:span><text:span text:style-name="T76_57">them</text:span><text:span text:style-name="T76_58"><text:s/></text:span><text:span text:style-name="T76_59">into</text:span><text:span text:style-name="T76_60"><text:s/></text:span><text:span text:style-name="T76_61">the</text:span><text:span text:style-name="T76_62"><text:s/></text:span><text:span text:style-name="T76_63">foreground</text:span><text:span text:style-name="T76_64"><text:s/></text:span><text:span text:style-name="T76_65">context</text:span><text:span text:style-name="T76_66"><text:s/></text:span><text:span text:style-name="T76_67">using</text:span><text:span text:style-name="T76_68"><text:s/></text:span><text:span text:style-name="T76_69">fg</text:span><text:span text:style-name="T76_70"><text:s/>[</text:span><text:span text:style-name="T76_71">job</text:span><text:span text:style-name="T76_72"><text:s/></text:span><text:span text:style-name="T76_73">number</text:span><text:span text:style-name="T76_74">]<text:s/></text:span><text:span text:style-name="T76_75">and</text:span><text:span text:style-name="T76_76"><text:s/></text:span><text:span text:style-name="T76_77">if</text:span><text:span text:style-name="T76_78"><text:s/></text:span><text:span text:style-name="T76_79">necessary</text:span><text:span text:style-name="T76_80"><text:s/></text:span><text:span text:style-name="T76_81">terminate</text:span><text:span text:style-name="T76_82"><text:s/></text:span><text:span text:style-name="T76_83">typing</text:span><text:span text:style-name="T76_84"><text:s/></text:span><text:span text:style-name="T76_85">the</text:span><text:span text:style-name="T76_86"><text:s/></text:span><text:span text:style-name="T76_87">key</text:span><text:span text:style-name="T76_88">-</text:span><text:span text:style-name="T76_89">combination</text:span><text:span text:style-name="T76_90"><text:s/>&lt;</text:span><text:span text:style-name="T76_91">ctrl</text:span><text:span text:style-name="T76_92">&gt;-</text:span><text:span text:style-name="T76_93">c</text:span><text:span text:style-name="T76_94">.</text:span></text:p>
      <text:p text:style-name="P77"/>
      <text:p text:style-name="P78"><text:span text:style-name="T78_1">pi</text:span><text:span text:style-name="T78_2">@</text:span><text:span text:style-name="T78_3">raspberrypi</text:span><text:span text:style-name="T78_4"><text:s/></text:span><text:span text:style-name="T78_5">~<text:s/>$</text:span><text:span text:style-name="T78_6"><text:s/></text:span><text:span text:style-name="T78_7">jobs</text:span></text:p>
      <text:p text:style-name="P79"><text:span text:style-name="T79_1">[1]<text:s text:c="3"/></text:span><text:span text:style-name="T79_2">Running</text:span><text:span text:style-name="T79_3"><text:s text:c="17"/></text:span><text:span text:style-name="T79_4">lxterm</text:span><text:span text:style-name="T79_5"><text:s/>&amp;</text:span></text:p>
      <text:p text:style-name="P80"><text:span text:style-name="T80_1">[2]-<text:s text:c="2"/></text:span><text:span text:style-name="T80_2">Running</text:span><text:span text:style-name="T80_3"><text:s text:c="17"/></text:span><text:span text:style-name="T80_4">emacs</text:span><text:span text:style-name="T80_5"><text:s/>&amp;</text:span></text:p>
      <text:p text:style-name="P81"><text:span text:style-name="T81_1">[3]+<text:s text:c="2"/></text:span><text:span text:style-name="T81_2">Running</text:span><text:span text:style-name="T81_3"><text:s text:c="17"/></text:span><text:span text:style-name="T81_4">idle</text:span><text:span text:style-name="T81_5">3<text:s/>&amp;</text:span></text:p>
      <text:p text:style-name="P82"><text:span text:style-name="T82_1">pi</text:span><text:span text:style-name="T82_2">@</text:span><text:span text:style-name="T82_3">raspberrypi</text:span><text:span text:style-name="T82_4"><text:s/></text:span><text:span text:style-name="T82_5">~<text:s/>$</text:span><text:span text:style-name="T82_6"><text:s/></text:span><text:span text:style-name="T82_7">fg</text:span><text:span text:style-name="T82_8"><text:s/>1</text:span></text:p>
      <text:p text:style-name="P83"><text:span text:style-name="T83_1">lxterm</text:span></text:p>
      <text:p text:style-name="P84"><text:span text:style-name="T84_1">^</text:span><text:span text:style-name="T84_2">C</text:span><text:span text:style-name="T84_3">pi</text:span><text:span text:style-name="T84_4">@</text:span><text:span text:style-name="T84_5">raspberrypi</text:span><text:span text:style-name="T84_6"><text:s/></text:span><text:span text:style-name="T84_7">~<text:s/>$</text:span></text:p>
      <text:h text:style-name="P85" text:outline-level="10"><text:bookmark-start text:name="h.biz3nime25c9"/><text:bookmark-end text:name="h.biz3nime25c9"/><text:span text:style-name="T85_1">History</text:span><text:span text:style-name="T85_2"><text:s/></text:span><text:span text:style-name="T85_3">Lesson</text:span></text:h>
      <text:p text:style-name="P86"><text:span text:style-name="T86_1">Having</text:span><text:span text:style-name="T86_2"><text:s/></text:span><text:span text:style-name="T86_3">started</text:span><text:span text:style-name="T86_4"><text:s/></text:span><text:span text:style-name="T86_5">this</text:span><text:span text:style-name="T86_6"><text:s/></text:span><text:span text:style-name="T86_7">article</text:span><text:span text:style-name="T86_8"><text:s/></text:span><text:span text:style-name="T86_9">on</text:span><text:span text:style-name="T86_10"><text:s/></text:span><text:span text:style-name="T86_11">the</text:span><text:span text:style-name="T86_12"><text:s/></text:span><text:span text:style-name="T86_13">history</text:span><text:span text:style-name="T86_14"><text:s/></text:span><text:span text:style-name="T86_15">of</text:span><text:span text:style-name="T86_16"><text:s/></text:span><text:span text:style-name="T86_17">bash</text:span><text:span text:style-name="T86_18">,<text:s/></text:span><text:span text:style-name="T86_19">we</text:span><text:span text:style-name="T86_20"><text:s/></text:span><text:span text:style-name="T86_21">are</text:span><text:span text:style-name="T86_22"><text:s/></text:span><text:span text:style-name="T86_23">now</text:span><text:span text:style-name="T86_24"><text:s/></text:span><text:span text:style-name="T86_25">coming</text:span><text:span text:style-name="T86_26"><text:s/></text:span><text:span text:style-name="T86_27">full</text:span><text:span text:style-name="T86_28"><text:s/></text:span><text:span text:style-name="T86_29">circle</text:span><text:span text:style-name="T86_30"><text:s/></text:span><text:span text:style-name="T86_31">and</text:span><text:span text:style-name="T86_32"><text:s/></text:span><text:span text:style-name="T86_33">look</text:span><text:span text:style-name="T86_34"><text:s/></text:span><text:span text:style-name="T86_35">at</text:span><text:span text:style-name="T86_36"><text:s/></text:span><text:span text:style-name="T86_37">the</text:span><text:span text:style-name="T86_38"><text:s/></text:span><text:span text:style-name="T86_39">bash</text:span><text:span text:style-name="T86_40"><text:s/></text:span><text:span text:style-name="T86_41">history</text:span><text:span text:style-name="T86_42"><text:s/></text:span><text:span text:style-name="T86_43">function</text:span><text:span text:style-name="T86_44">.<text:s/></text:span><text:span text:style-name="T86_45">This</text:span><text:span text:style-name="T86_46"><text:s/></text:span><text:span text:style-name="T86_47">very</text:span><text:span text:style-name="T86_48"><text:s/></text:span><text:span text:style-name="T86_49">useful</text:span><text:span text:style-name="T86_50"><text:s/></text:span><text:span text:style-name="T86_51">command</text:span><text:span text:style-name="T86_52"><text:s/></text:span><text:span text:style-name="T86_53">lets</text:span><text:span text:style-name="T86_54"><text:s/></text:span><text:span text:style-name="T86_55">us</text:span><text:span text:style-name="T86_56"><text:s/></text:span><text:span text:style-name="T86_57">look</text:span><text:span text:style-name="T86_58"><text:s/></text:span><text:span text:style-name="T86_59">at</text:span><text:span text:style-name="T86_60"><text:s/></text:span><text:span text:style-name="T86_61">the</text:span><text:span text:style-name="T86_62"><text:s/></text:span><text:span text:style-name="T86_63">commands</text:span><text:span text:style-name="T86_64"><text:s/></text:span><text:span text:style-name="T86_65">we</text:span><text:span text:style-name="T86_66"><text:s/></text:span><text:span text:style-name="T86_67">have</text:span><text:span text:style-name="T86_68"><text:s/></text:span><text:span text:style-name="T86_69">already</text:span><text:span text:style-name="T86_70"><text:s/></text:span><text:span text:style-name="T86_71">executed</text:span><text:span text:style-name="T86_72"><text:s/></text:span><text:span text:style-name="T86_73">and</text:span><text:span text:style-name="T86_74"><text:s/></text:span><text:span text:style-name="T86_75">recall</text:span><text:span text:style-name="T86_76"><text:s/></text:span><text:span text:style-name="T86_77">some</text:span><text:span text:style-name="T86_78"><text:s/></text:span><text:span text:style-name="T86_79">of</text:span><text:span text:style-name="T86_80"><text:s/></text:span><text:span text:style-name="T86_81">them</text:span><text:span text:style-name="T86_82"><text:s/></text:span><text:span text:style-name="T86_83">in</text:span><text:span text:style-name="T86_84"><text:s/></text:span><text:span text:style-name="T86_85">a</text:span><text:span text:style-name="T86_86"><text:s/></text:span><text:span text:style-name="T86_87">variety</text:span><text:span text:style-name="T86_88"><text:s/></text:span><text:span text:style-name="T86_89">of</text:span><text:span text:style-name="T86_90"><text:s/></text:span><text:span text:style-name="T86_91">ways</text:span><text:span text:style-name="T86_92">.<text:s text:c="2"/></text:span><text:span text:style-name="T86_93">The</text:span><text:span text:style-name="T86_94"><text:s/></text:span><text:span text:style-name="T86_95">history</text:span><text:span text:style-name="T86_96"><text:s/></text:span><text:span text:style-name="T86_97">command</text:span><text:span text:style-name="T86_98"><text:s/></text:span><text:span text:style-name="T86_99">itself</text:span><text:span text:style-name="T86_100"><text:s/></text:span><text:span text:style-name="T86_101">list</text:span><text:span text:style-name="T86_102"><text:s/></text:span><text:span text:style-name="T86_103">all</text:span><text:span text:style-name="T86_104"><text:s/></text:span><text:span text:style-name="T86_105">the</text:span><text:span text:style-name="T86_106"><text:s/></text:span><text:span text:style-name="T86_107">command</text:span><text:span text:style-name="T86_108"><text:s/></text:span><text:span text:style-name="T86_109">which</text:span><text:span text:style-name="T86_110"><text:s/></text:span><text:span text:style-name="T86_111">were</text:span><text:span text:style-name="T86_112"><text:s/></text:span><text:span text:style-name="T86_113">executed</text:span><text:span text:style-name="T86_114"><text:s/></text:span><text:span text:style-name="T86_115">by</text:span><text:span text:style-name="T86_116"><text:s/></text:span><text:span text:style-name="T86_117">this</text:span><text:span text:style-name="T86_118"><text:s/></text:span><text:span text:style-name="T86_119">user</text:span><text:span text:style-name="T86_120"><text:s/></text:span><text:span text:style-name="T86_121">as</text:span><text:span text:style-name="T86_122"><text:s/></text:span><text:span text:style-name="T86_123">far</text:span><text:span text:style-name="T86_124"><text:s/></text:span><text:span text:style-name="T86_125">back</text:span><text:span text:style-name="T86_126"><text:s/></text:span><text:span text:style-name="T86_127">as</text:span><text:span text:style-name="T86_128"><text:s/></text:span><text:span text:style-name="T86_129">the</text:span><text:span text:style-name="T86_130"><text:s/></text:span><text:span text:style-name="T86_131">history</text:span><text:span text:style-name="T86_132"><text:s/></text:span><text:span text:style-name="T86_133">file</text:span><text:span text:style-name="T86_134"><text:s/></text:span><text:span text:style-name="T86_135">goes</text:span><text:span text:style-name="T86_136"><text:s/>(</text:span><text:span text:style-name="T86_137">some</text:span><text:span text:style-name="T86_138"><text:s/></text:span><text:span text:style-name="T86_139">output</text:span><text:span text:style-name="T86_140"><text:s/></text:span><text:span text:style-name="T86_141">omitted</text:span><text:span text:style-name="T86_142"><text:s/></text:span><text:span text:style-name="T86_143">with</text:span><text:span text:style-name="T86_144"><text:s/>…).</text:span></text:p>
      <text:p text:style-name="P87"/>
      <text:p text:style-name="P88"><text:span text:style-name="T88_1">pi</text:span><text:span text:style-name="T88_2">@</text:span><text:span text:style-name="T88_3">raspberrypi</text:span><text:span text:style-name="T88_4"><text:s/></text:span><text:span text:style-name="T88_5">~<text:s/>$</text:span><text:span text:style-name="T88_6"><text:s/></text:span><text:span text:style-name="T88_7">history</text:span></text:p>
      <text:p text:style-name="P89"><text:span text:style-name="T89_1"><text:s text:c="6"/>1<text:s text:c="2"/></text:span><text:span text:style-name="T89_2">ifconfig</text:span><text:span text:style-name="T89_3"><text:s/>-</text:span><text:span text:style-name="T89_4">a</text:span></text:p>
      <text:p text:style-name="P90"><text:span text:style-name="T90_1"><text:s text:c="6"/>2<text:s text:c="2"/></text:span><text:span text:style-name="T90_2">sudo</text:span><text:span text:style-name="T90_3"><text:s/></text:span><text:span text:style-name="T90_4">raspi</text:span><text:span text:style-name="T90_5">-</text:span><text:span text:style-name="T90_6">config</text:span></text:p>
      <text:p text:style-name="P91"><text:span text:style-name="T91_1">...</text:span></text:p>
      <text:p text:style-name="P92"><text:span text:style-name="T92_1"><text:s text:c="3"/>965<text:s text:c="2"/></text:span><text:span text:style-name="T92_2">cat</text:span><text:span text:style-name="T92_3"><text:s/>/</text:span><text:span text:style-name="T92_4">etc</text:span><text:span text:style-name="T92_5">/</text:span><text:span text:style-name="T92_6">passwd</text:span><text:span text:style-name="T92_7"><text:s/>|<text:s/></text:span><text:span text:style-name="T92_8">cut</text:span><text:span text:style-name="T92_9"><text:s/>-</text:span><text:span text:style-name="T92_10">d</text:span><text:span text:style-name="T92_11">:<text:s/>-</text:span><text:span text:style-name="T92_12">f</text:span><text:span text:style-name="T92_13">7<text:s/>|<text:s/></text:span><text:span text:style-name="T92_14">sort</text:span><text:span text:style-name="T92_15"><text:s/>|<text:s/></text:span><text:span text:style-name="T92_16">uniq</text:span><text:span text:style-name="T92_17"><text:s/>-</text:span><text:span text:style-name="T92_18">c</text:span><text:span text:style-name="T92_19"><text:s/>|<text:s/></text:span><text:span text:style-name="T92_20">sort</text:span><text:span text:style-name="T92_21"><text:s/>-</text:span><text:span text:style-name="T92_22">nr</text:span></text:p>
      <text:p text:style-name="P93"><text:span text:style-name="T93_1"><text:s text:c="2"/>966<text:s text:c="2"/></text:span><text:span text:style-name="T93_2">less</text:span><text:span text:style-name="T93_3"><text:s/>/</text:span><text:span text:style-name="T93_4">etc</text:span><text:span text:style-name="T93_5">/</text:span><text:span text:style-name="T93_6">passwd</text:span></text:p>
      <text:p text:style-name="P94"><text:span text:style-name="T94_1"><text:s text:c="2"/>967<text:s text:c="2"/></text:span><text:span text:style-name="T94_2">history</text:span></text:p>
      <text:p text:style-name="P95"><text:span text:style-name="T95_1">pi</text:span><text:span text:style-name="T95_2">@</text:span><text:span text:style-name="T95_3">raspberrypi</text:span><text:span text:style-name="T95_4"><text:s/></text:span><text:span text:style-name="T95_5">~<text:s/>$</text:span><text:span text:style-name="T95_6"><text:s/></text:span></text:p>
      <text:p text:style-name="P96"/>
      <text:p text:style-name="P97"><text:span text:style-name="T97_1">Using</text:span><text:span text:style-name="T97_2"><text:s/></text:span><text:span text:style-name="T97_3">the</text:span><text:span text:style-name="T97_4"><text:s/>&lt;</text:span><text:span text:style-name="T97_5">up</text:span><text:span text:style-name="T97_6"><text:s/></text:span><text:span text:style-name="T97_7">arrow</text:span><text:span text:style-name="T97_8">&gt;<text:s/></text:span><text:span text:style-name="T97_9">key</text:span><text:span text:style-name="T97_10">,<text:s/></text:span><text:span text:style-name="T97_11">we</text:span><text:span text:style-name="T97_12"><text:s/></text:span><text:span text:style-name="T97_13">can</text:span><text:span text:style-name="T97_14"><text:s/></text:span><text:span text:style-name="T97_15">the</text:span><text:span text:style-name="T97_16"><text:s/></text:span><text:span text:style-name="T97_17">flip</text:span><text:span text:style-name="T97_18"><text:s/></text:span><text:span text:style-name="T97_19">back</text:span><text:span text:style-name="T97_20"><text:s/></text:span><text:span text:style-name="T97_21">through</text:span><text:span text:style-name="T97_22"><text:s/></text:span><text:span text:style-name="T97_23">the</text:span><text:span text:style-name="T97_24"><text:s/></text:span><text:span text:style-name="T97_25">history</text:span><text:span text:style-name="T97_26"><text:s/></text:span><text:span text:style-name="T97_27">until</text:span><text:span text:style-name="T97_28"><text:s/></text:span><text:span text:style-name="T97_29">we</text:span><text:span text:style-name="T97_30"><text:s/></text:span><text:span text:style-name="T97_31">get</text:span><text:span text:style-name="T97_32"><text:s/></text:span><text:span text:style-name="T97_33">back</text:span><text:span text:style-name="T97_34"><text:s/></text:span><text:span text:style-name="T97_35">to</text:span><text:span text:style-name="T97_36"><text:s/></text:span><text:span text:style-name="T97_37">the</text:span><text:span text:style-name="T97_38"><text:s/></text:span><text:span text:style-name="T97_39">command</text:span><text:span text:style-name="T97_40"><text:s/></text:span><text:span text:style-name="T97_41">we</text:span><text:span text:style-name="T97_42"><text:s/></text:span><text:span text:style-name="T97_43">want</text:span><text:span text:style-name="T97_44"><text:s/></text:span><text:span text:style-name="T97_45">to</text:span><text:span text:style-name="T97_46"><text:s/></text:span><text:span text:style-name="T97_47">re</text:span><text:span text:style-name="T97_48">-</text:span><text:span text:style-name="T97_49">run</text:span><text:span text:style-name="T97_50"><text:s/></text:span><text:span text:style-name="T97_51">or</text:span><text:span text:style-name="T97_52"><text:s/></text:span><text:span text:style-name="T97_53">edit</text:span><text:span text:style-name="T97_54"><text:s/></text:span><text:span text:style-name="T97_55">the</text:span><text:span text:style-name="T97_56"><text:s/></text:span><text:span text:style-name="T97_57">line</text:span><text:span text:style-name="T97_58"><text:s/></text:span><text:span text:style-name="T97_59">first</text:span><text:span text:style-name="T97_60"><text:s/></text:span><text:span text:style-name="T97_61">before</text:span><text:span text:style-name="T97_62"><text:s/></text:span><text:span text:style-name="T97_63">running</text:span><text:span text:style-name="T97_64">.</text:span></text:p>
      <text:p text:style-name="P98"/>
      <text:p text:style-name="P99"><text:span text:style-name="T99_1">If</text:span><text:span text:style-name="T99_2"><text:s/></text:span><text:span text:style-name="T99_3">we</text:span><text:span text:style-name="T99_4"><text:s/></text:span><text:span text:style-name="T99_5">are</text:span><text:span text:style-name="T99_6"><text:s/></text:span><text:span text:style-name="T99_7">looking</text:span><text:span text:style-name="T99_8"><text:s/></text:span><text:span text:style-name="T99_9">for</text:span><text:span text:style-name="T99_10"><text:s/></text:span><text:span text:style-name="T99_11">something</text:span><text:span text:style-name="T99_12"><text:s/></text:span><text:span text:style-name="T99_13">more</text:span><text:span text:style-name="T99_14"><text:s/></text:span><text:span text:style-name="T99_15">specific</text:span><text:span text:style-name="T99_16">,<text:s/></text:span><text:span text:style-name="T99_17">can</text:span><text:span text:style-name="T99_18"><text:s/></text:span><text:span text:style-name="T99_19">also</text:span><text:span text:style-name="T99_20"><text:s/></text:span><text:span text:style-name="T99_21">filter</text:span><text:span text:style-name="T99_22"><text:s/></text:span><text:span text:style-name="T99_23">the</text:span><text:span text:style-name="T99_24"><text:s/></text:span><text:span text:style-name="T99_25">output</text:span><text:span text:style-name="T99_26"><text:s/></text:span><text:span text:style-name="T99_27">of</text:span><text:span text:style-name="T99_28"><text:s/></text:span><text:span text:style-name="T99_29">history</text:span><text:span text:style-name="T99_30">,<text:s/></text:span><text:span text:style-name="T99_31">e</text:span><text:span text:style-name="T99_32">.</text:span><text:span text:style-name="T99_33">g</text:span><text:span text:style-name="T99_34">.<text:s/></text:span><text:span text:style-name="T99_35">with</text:span><text:span text:style-name="T99_36"><text:s/></text:span><text:span text:style-name="T99_37">the</text:span><text:span text:style-name="T99_38"><text:s/></text:span><text:span text:style-name="T99_39">grep</text:span><text:span text:style-name="T99_40"><text:s/></text:span><text:span text:style-name="T99_41">tool</text:span><text:span text:style-name="T99_42">:</text:span></text:p>
      <text:p text:style-name="P100"/>
      <text:p text:style-name="P101"><text:span text:style-name="T101_1">pi</text:span><text:span text:style-name="T101_2">@</text:span><text:span text:style-name="T101_3">raspberrypi</text:span><text:span text:style-name="T101_4"><text:s/></text:span><text:span text:style-name="T101_5">~<text:s/>$</text:span><text:span text:style-name="T101_6"><text:s/></text:span><text:span text:style-name="T101_7">history</text:span><text:span text:style-name="T101_8"><text:s/>|<text:s/></text:span><text:span text:style-name="T101_9">grep</text:span><text:span text:style-name="T101_10"><text:s/></text:span><text:span text:style-name="T101_11">grep</text:span></text:p>
      <text:p text:style-name="P102"><text:span text:style-name="T102_1"><text:s text:c="2"/>909<text:s text:c="2"/></text:span><text:span text:style-name="T102_2">grep</text:span><text:span text:style-name="T102_3"><text:s/></text:span><text:span text:style-name="T102_4">raspberry</text:span><text:span text:style-name="T102_5"><text:s/>&lt;<text:s/></text:span><text:span text:style-name="T102_6">input</text:span><text:span text:style-name="T102_7">.</text:span><text:span text:style-name="T102_8">txt</text:span><text:span text:style-name="T102_9"><text:s/>&gt;<text:s/></text:span><text:span text:style-name="T102_10">output</text:span><text:span text:style-name="T102_11">.</text:span><text:span text:style-name="T102_12">txt</text:span><text:span text:style-name="T102_13"><text:s/>2&gt;<text:s/></text:span><text:span text:style-name="T102_14">error</text:span><text:span text:style-name="T102_15">.</text:span><text:span text:style-name="T102_16">txt</text:span></text:p>
      <text:p text:style-name="P103"><text:span text:style-name="T103_1"><text:s text:c="2"/>911<text:s text:c="2"/></text:span><text:span text:style-name="T103_2">cat</text:span><text:span text:style-name="T103_3"><text:s/>|<text:s/></text:span><text:span text:style-name="T103_4">grep</text:span><text:span text:style-name="T103_5"><text:s/>-</text:span><text:span text:style-name="T103_6">v</text:span><text:span text:style-name="T103_7"><text:s/></text:span><text:span text:style-name="T103_8">mouse</text:span><text:span text:style-name="T103_9"><text:s/>|<text:s/></text:span><text:span text:style-name="T103_10">sort</text:span><text:span text:style-name="T103_11"><text:s/>|<text:s/></text:span><text:span text:style-name="T103_12">uniq</text:span><text:span text:style-name="T103_13"><text:s/>-</text:span><text:span text:style-name="T103_14">c</text:span></text:p>
      <text:p text:style-name="P104"><text:span text:style-name="T104_1"><text:s text:c="2"/>969<text:s text:c="2"/></text:span><text:span text:style-name="T104_2">history</text:span><text:span text:style-name="T104_3"><text:s/>|<text:s/></text:span><text:span text:style-name="T104_4">grep</text:span><text:span text:style-name="T104_5"><text:s/></text:span><text:span text:style-name="T104_6">grep</text:span></text:p>
      <text:p text:style-name="P105"><text:span text:style-name="T105_1">pi</text:span><text:span text:style-name="T105_2">@</text:span><text:span text:style-name="T105_3">raspberrypi</text:span><text:span text:style-name="T105_4"><text:s/></text:span><text:span text:style-name="T105_5">~<text:s/>$</text:span><text:span text:style-name="T105_6"><text:s/></text:span></text:p>
      <text:p text:style-name="P106"/>
      <text:p text:style-name="P107"><text:span text:style-name="T107_1">In</text:span><text:span text:style-name="T107_2"><text:s/></text:span><text:span text:style-name="T107_3">a</text:span><text:span text:style-name="T107_4"><text:s/></text:span><text:span text:style-name="T107_5">graphical</text:span><text:span text:style-name="T107_6"><text:s/></text:span><text:span text:style-name="T107_7">terminal</text:span><text:span text:style-name="T107_8">,<text:s/></text:span><text:span text:style-name="T107_9">we</text:span><text:span text:style-name="T107_10"><text:s/></text:span><text:span text:style-name="T107_11">can</text:span><text:span text:style-name="T107_12"><text:s/></text:span><text:span text:style-name="T107_13">use</text:span><text:span text:style-name="T107_14"><text:s/></text:span><text:span text:style-name="T107_15">the</text:span><text:span text:style-name="T107_16"><text:s/></text:span><text:span text:style-name="T107_17">mouse</text:span><text:span text:style-name="T107_18"><text:s/></text:span><text:span text:style-name="T107_19">to</text:span><text:span text:style-name="T107_20"><text:s/></text:span><text:span text:style-name="T107_21">copy</text:span><text:span text:style-name="T107_22">-</text:span><text:span text:style-name="T107_23">pasty</text:span><text:span text:style-name="T107_24"><text:s/></text:span><text:span text:style-name="T107_25">any</text:span><text:span text:style-name="T107_26"><text:s/></text:span><text:span text:style-name="T107_27">command</text:span><text:span text:style-name="T107_28"><text:s/></text:span><text:span text:style-name="T107_29">from</text:span><text:span text:style-name="T107_30"><text:s/></text:span><text:span text:style-name="T107_31">the</text:span><text:span text:style-name="T107_32"><text:s/></text:span><text:span text:style-name="T107_33">history</text:span><text:span text:style-name="T107_34"><text:s/></text:span><text:span text:style-name="T107_35">output</text:span><text:span text:style-name="T107_36"><text:s/></text:span><text:span text:style-name="T107_37">to</text:span><text:span text:style-name="T107_38"><text:s/></text:span><text:span text:style-name="T107_39">the</text:span><text:span text:style-name="T107_40"><text:s/></text:span><text:span text:style-name="T107_41">command</text:span><text:span text:style-name="T107_42"><text:s/></text:span><text:span text:style-name="T107_43">line</text:span><text:span text:style-name="T107_44"><text:s/></text:span><text:span text:style-name="T107_45">or</text:span><text:span text:style-name="T107_46"><text:s/></text:span><text:span text:style-name="T107_47">otherwise</text:span><text:span text:style-name="T107_48"><text:s/></text:span><text:span text:style-name="T107_49">recall</text:span><text:span text:style-name="T107_50"><text:s/></text:span><text:span text:style-name="T107_51">a</text:span><text:span text:style-name="T107_52"><text:s/></text:span><text:span text:style-name="T107_53">line</text:span><text:span text:style-name="T107_54"><text:s/></text:span><text:span text:style-name="T107_55">by</text:span><text:span text:style-name="T107_56"><text:s/></text:span><text:span text:style-name="T107_57">its</text:span><text:span text:style-name="T107_58"><text:s/></text:span><text:span text:style-name="T107_59">number</text:span><text:span text:style-name="T107_60">:</text:span></text:p>
      <text:p text:style-name="P108"/>
      <text:p text:style-name="P109"><text:span text:style-name="T109_1">pi</text:span><text:span text:style-name="T109_2">@</text:span><text:span text:style-name="T109_3">raspberrypi</text:span><text:span text:style-name="T109_4"><text:s/></text:span><text:span text:style-name="T109_5">~<text:s/>$</text:span><text:span text:style-name="T109_6"><text:s/>!909</text:span></text:p>
      <text:p text:style-name="P110"><text:span text:style-name="T110_1">grep</text:span><text:span text:style-name="T110_2"><text:s/></text:span><text:span text:style-name="T110_3">raspberry</text:span><text:span text:style-name="T110_4"><text:s/>&lt;<text:s/></text:span><text:span text:style-name="T110_5">input</text:span><text:span text:style-name="T110_6">.</text:span><text:span text:style-name="T110_7">txt</text:span><text:span text:style-name="T110_8"><text:s/>&gt;<text:s/></text:span><text:span text:style-name="T110_9">output</text:span><text:span text:style-name="T110_10">.</text:span><text:span text:style-name="T110_11">txt</text:span><text:span text:style-name="T110_12"><text:s/>2&gt;<text:s/></text:span><text:span text:style-name="T110_13">error</text:span><text:span text:style-name="T110_14">.</text:span><text:span text:style-name="T110_15">txt</text:span></text:p>
      <text:p text:style-name="P111"><text:span text:style-name="T111_1">-</text:span><text:span text:style-name="T111_2">bash</text:span><text:span text:style-name="T111_3">:<text:s/></text:span><text:span text:style-name="T111_4">input</text:span><text:span text:style-name="T111_5">.</text:span><text:span text:style-name="T111_6">txt</text:span><text:span text:style-name="T111_7">:<text:s/></text:span><text:span text:style-name="T111_8">No</text:span><text:span text:style-name="T111_9"><text:s/></text:span><text:span text:style-name="T111_10">such</text:span><text:span text:style-name="T111_11"><text:s/></text:span><text:span text:style-name="T111_12">file</text:span><text:span text:style-name="T111_13"><text:s/></text:span><text:span text:style-name="T111_14">or</text:span><text:span text:style-name="T111_15"><text:s/></text:span><text:span text:style-name="T111_16">directory</text:span></text:p>
      <text:p text:style-name="P112"><text:span text:style-name="T112_1">pi</text:span><text:span text:style-name="T112_2">@</text:span><text:span text:style-name="T112_3">raspberrypi</text:span><text:span text:style-name="T112_4"><text:s/></text:span><text:span text:style-name="T112_5">~<text:s/>$</text:span><text:span text:style-name="T112_6"><text:s/></text:span></text:p>
      <text:p text:style-name="P113"/>
      <text:p text:style-name="P114"><text:span text:style-name="T114_1">Or</text:span><text:span text:style-name="T114_2"><text:s/></text:span><text:span text:style-name="T114_3">we</text:span><text:span text:style-name="T114_4"><text:s/></text:span><text:span text:style-name="T114_5">can</text:span><text:span text:style-name="T114_6"><text:s/></text:span><text:span text:style-name="T114_7">also</text:span><text:span text:style-name="T114_8"><text:s/></text:span><text:span text:style-name="T114_9">use</text:span><text:span text:style-name="T114_10"><text:s/></text:span><text:span text:style-name="T114_11">the</text:span><text:span text:style-name="T114_12"><text:s/>&lt;</text:span><text:span text:style-name="T114_13">ctrl</text:span><text:span text:style-name="T114_14">&gt;</text:span><text:span text:style-name="T114_15">r</text:span><text:span text:style-name="T114_16"><text:s/></text:span><text:span text:style-name="T114_17">key</text:span><text:span text:style-name="T114_18">-</text:span><text:span text:style-name="T114_19">combination</text:span><text:span text:style-name="T114_20"><text:s/></text:span><text:span text:style-name="T114_21">to</text:span><text:span text:style-name="T114_22"><text:s/></text:span><text:span text:style-name="T114_23">start</text:span><text:span text:style-name="T114_24"><text:s/></text:span><text:span text:style-name="T114_25">a</text:span><text:span text:style-name="T114_26"><text:s/></text:span><text:span text:style-name="T114_27">search</text:span><text:span text:style-name="T114_28"><text:s/></text:span><text:span text:style-name="T114_29">back</text:span><text:span text:style-name="T114_30"><text:s/></text:span><text:span text:style-name="T114_31">through</text:span><text:span text:style-name="T114_32"><text:s/></text:span><text:span text:style-name="T114_33">the</text:span><text:span text:style-name="T114_34"><text:s/></text:span><text:span text:style-name="T114_35">history</text:span><text:span text:style-name="T114_36"><text:s/></text:span><text:span text:style-name="T114_37">for</text:span><text:span text:style-name="T114_38"><text:s/></text:span><text:span text:style-name="T114_39">the</text:span><text:span text:style-name="T114_40"><text:s/></text:span><text:span text:style-name="T114_41">first</text:span><text:span text:style-name="T114_42"><text:s/></text:span><text:span text:style-name="T114_43">command</text:span><text:span text:style-name="T114_44"><text:s/></text:span><text:span text:style-name="T114_45">which</text:span><text:span text:style-name="T114_46"><text:s/></text:span><text:span text:style-name="T114_47">contains</text:span><text:span text:style-name="T114_48"><text:s/></text:span><text:span text:style-name="T114_49">whatever</text:span><text:span text:style-name="T114_50"><text:s/></text:span><text:span text:style-name="T114_51">we</text:span><text:span text:style-name="T114_52"><text:s/></text:span><text:span text:style-name="T114_53">are</text:span><text:span text:style-name="T114_54"><text:s/></text:span><text:span text:style-name="T114_55">now</text:span><text:span text:style-name="T114_56"><text:s/></text:span><text:span text:style-name="T114_57">typing</text:span><text:span text:style-name="T114_58">:</text:span></text:p>
      <text:p text:style-name="P115"/>
      <text:p text:style-name="P116"><text:span text:style-name="T116_1">pi</text:span><text:span text:style-name="T116_2">@</text:span><text:span text:style-name="T116_3">raspberrypi</text:span><text:span text:style-name="T116_4"><text:s/></text:span><text:span text:style-name="T116_5">~<text:s/>$</text:span><text:span text:style-name="T116_6"><text:s/></text:span></text:p>
      <text:p text:style-name="P117"><text:span text:style-name="T117_1">(</text:span><text:span text:style-name="T117_2">reverse</text:span><text:span text:style-name="T117_3">-</text:span><text:span text:style-name="T117_4">i</text:span><text:span text:style-name="T117_5">-</text:span><text:span text:style-name="T117_6">search</text:span><text:span text:style-name="T117_7">)`</text:span><text:span text:style-name="T117_8">fun</text:span><text:span text:style-name="T117_9">':<text:s/></text:span><text:span text:style-name="T117_10">echo</text:span><text:span text:style-name="T117_11"><text:s/>“</text:span><text:span text:style-name="T117_12">bash</text:span><text:span text:style-name="T117_13"><text:s/></text:span><text:span text:style-name="T117_14">is</text:span><text:span text:style-name="T117_15"><text:s/></text:span><text:span text:style-name="T117_16">a</text:span><text:span text:style-name="T117_17"><text:s/></text:span><text:span text:style-name="T117_18">lot</text:span><text:span text:style-name="T117_19"><text:s/></text:span><text:span text:style-name="T117_20">of</text:span><text:span text:style-name="T117_21"><text:s/></text:span><text:span text:style-name="T117_22">fun</text:span><text:span text:style-name="T117_23">…”</text:span></text:p>
      <text:p text:style-name="P118"/>
      <text:p text:style-name="P119"><text:span text:style-name="T119_1">Another</text:span><text:span text:style-name="T119_2"><text:s/></text:span><text:span text:style-name="T119_3">convenient</text:span><text:span text:style-name="T119_4"><text:s/></text:span><text:span text:style-name="T119_5">shorthand</text:span><text:span text:style-name="T119_6"><text:s/></text:span><text:span text:style-name="T119_7">is</text:span><text:span text:style-name="T119_8"><text:s/></text:span><text:span text:style-name="T119_9">contextual</text:span><text:span text:style-name="T119_10"><text:s/></text:span><text:span text:style-name="T119_11">auto</text:span><text:span text:style-name="T119_12">-</text:span><text:span text:style-name="T119_13">completion</text:span><text:span text:style-name="T119_14">.<text:s/></text:span><text:span text:style-name="T119_15">Depending</text:span><text:span text:style-name="T119_16"><text:s/></text:span><text:span text:style-name="T119_17">on</text:span><text:span text:style-name="T119_18"><text:s/></text:span><text:span text:style-name="T119_19">the</text:span><text:span text:style-name="T119_20"><text:s/></text:span><text:span text:style-name="T119_21">position</text:span><text:span text:style-name="T119_22"><text:s/></text:span><text:span text:style-name="T119_23">in</text:span><text:span text:style-name="T119_24"><text:s/></text:span><text:span text:style-name="T119_25">the</text:span><text:span text:style-name="T119_26"><text:s/></text:span><text:span text:style-name="T119_27">command</text:span><text:span text:style-name="T119_28">-</text:span><text:span text:style-name="T119_29">line</text:span><text:span text:style-name="T119_30">,<text:s/></text:span><text:span text:style-name="T119_31">hitting</text:span><text:span text:style-name="T119_32"><text:s/></text:span><text:span text:style-name="T119_33">tab</text:span><text:span text:style-name="T119_34"><text:s/></text:span><text:span text:style-name="T119_35">once</text:span><text:span text:style-name="T119_36"><text:s/></text:span><text:span text:style-name="T119_37">may</text:span><text:span text:style-name="T119_38"><text:s/></text:span><text:span text:style-name="T119_39">complete</text:span><text:span text:style-name="T119_40"><text:s/></text:span><text:span text:style-name="T119_41">the</text:span><text:span text:style-name="T119_42"><text:s/></text:span><text:span text:style-name="T119_43">current</text:span><text:span text:style-name="T119_44"><text:s/></text:span><text:span text:style-name="T119_45">word</text:span><text:span text:style-name="T119_46"><text:s/></text:span><text:span text:style-name="T119_47">behind</text:span><text:span text:style-name="T119_48"><text:s/></text:span><text:span text:style-name="T119_49">the</text:span><text:span text:style-name="T119_50"><text:s/></text:span><text:span text:style-name="T119_51">cursors</text:span><text:span text:style-name="T119_52">,<text:s/></text:span><text:span text:style-name="T119_53">if</text:span><text:span text:style-name="T119_54"><text:s/></text:span><text:span text:style-name="T119_55">there</text:span><text:span text:style-name="T119_56"><text:s/></text:span><text:span text:style-name="T119_57">is</text:span><text:span text:style-name="T119_58"><text:s/></text:span><text:span text:style-name="T119_59">a</text:span><text:span text:style-name="T119_60"><text:s/></text:span><text:span text:style-name="T119_61">single</text:span><text:span text:style-name="T119_62"><text:s/></text:span><text:span text:style-name="T119_63">matching</text:span><text:span text:style-name="T119_64"><text:s/></text:span><text:span text:style-name="T119_65">completion</text:span><text:span text:style-name="T119_66">.<text:s/></text:span><text:span text:style-name="T119_67">Hitting</text:span><text:span text:style-name="T119_68"><text:s/></text:span><text:span text:style-name="T119_69">the</text:span><text:span text:style-name="T119_70"><text:s/></text:span><text:span text:style-name="T119_71">tab</text:span><text:span text:style-name="T119_72"><text:s/></text:span><text:span text:style-name="T119_73">key</text:span><text:span text:style-name="T119_74"><text:s/></text:span><text:span text:style-name="T119_75">twice</text:span><text:span text:style-name="T119_76"><text:s/></text:span><text:span text:style-name="T119_77">prints</text:span><text:span text:style-name="T119_78"><text:s/></text:span><text:span text:style-name="T119_79">all</text:span><text:span text:style-name="T119_80"><text:s/></text:span><text:span text:style-name="T119_81">the</text:span><text:span text:style-name="T119_82"><text:s/></text:span><text:span text:style-name="T119_83">possible</text:span><text:span text:style-name="T119_84"><text:s/></text:span><text:span text:style-name="T119_85">suggestions</text:span><text:span text:style-name="T119_86">.<text:s/></text:span><text:span text:style-name="T119_87">E</text:span><text:span text:style-name="T119_88">.</text:span><text:span text:style-name="T119_89">g</text:span><text:span text:style-name="T119_90">.<text:s/></text:span><text:span text:style-name="T119_91">typing</text:span><text:span text:style-name="T119_92"><text:s/></text:span><text:span text:style-name="T119_93">ba</text:span><text:span text:style-name="T119_94">&lt;</text:span><text:span text:style-name="T119_95">tab</text:span><text:span text:style-name="T119_96">&gt;&lt;</text:span><text:span text:style-name="T119_97">tab</text:span><text:span text:style-name="T119_98">&gt;</text:span><text:span text:style-name="T119_99"><text:s/></text:span><text:span text:style-name="T119_100">results</text:span><text:span text:style-name="T119_101"><text:s/></text:span><text:span text:style-name="T119_102">in</text:span><text:span text:style-name="T119_103">:</text:span></text:p>
      <text:p text:style-name="P120"/>
      <text:p text:style-name="P121"><text:span text:style-name="T121_1">pi</text:span><text:span text:style-name="T121_2">@</text:span><text:span text:style-name="T121_3">raspberrypi</text:span><text:span text:style-name="T121_4"><text:s/></text:span><text:span text:style-name="T121_5">~<text:s/>$</text:span><text:span text:style-name="T121_6"><text:s/></text:span><text:span text:style-name="T121_7">ba</text:span></text:p>
      <text:p text:style-name="P122"><text:span text:style-name="T122_1">badblocks</text:span><text:span text:style-name="T122_2"><text:s text:c="2"/></text:span><text:span text:style-name="T122_3">base</text:span><text:span text:style-name="T122_4">64<text:s text:c="5"/></text:span><text:span text:style-name="T122_5">basename</text:span><text:span text:style-name="T122_6"><text:s text:c="3"/></text:span><text:span text:style-name="T122_7">bash</text:span><text:span text:style-name="T122_8"><text:s text:c="7"/></text:span><text:span text:style-name="T122_9">bashbug</text:span><text:span text:style-name="T122_10"><text:s text:c="4"/></text:span></text:p>
      <text:p text:style-name="P123"><text:span text:style-name="T123_1">pi</text:span><text:span text:style-name="T123_2">@</text:span><text:span text:style-name="T123_3">raspberrypi</text:span><text:span text:style-name="T123_4"><text:s/></text:span><text:span text:style-name="T123_5">~<text:s/>$</text:span><text:span text:style-name="T123_6"><text:s/></text:span><text:span text:style-name="T123_7">ba</text:span></text:p>
      <text:p text:style-name="P124"/>
      <text:p text:style-name="P125"><text:span text:style-name="T125_1">Auto</text:span><text:span text:style-name="T125_2">-</text:span><text:span text:style-name="T125_3">completion</text:span><text:span text:style-name="T125_4"><text:s/></text:span><text:span text:style-name="T125_5">is</text:span><text:span text:style-name="T125_6"><text:s/></text:span><text:span text:style-name="T125_7">a</text:span><text:span text:style-name="T125_8"><text:s/></text:span><text:span text:style-name="T125_9">nice</text:span><text:span text:style-name="T125_10"><text:s/></text:span><text:span text:style-name="T125_11">way</text:span><text:span text:style-name="T125_12"><text:s/></text:span><text:span text:style-name="T125_13">to</text:span><text:span text:style-name="T125_14"><text:s/></text:span><text:span text:style-name="T125_15">avoid</text:span><text:span text:style-name="T125_16"><text:s/></text:span><text:span text:style-name="T125_17">typos</text:span><text:span text:style-name="T125_18"><text:s/></text:span><text:span text:style-name="T125_19">and</text:span><text:span text:style-name="T125_20"><text:s/></text:span><text:span text:style-name="T125_21">save</text:span><text:span text:style-name="T125_22"><text:s/></text:span><text:span text:style-name="T125_23">on</text:span><text:span text:style-name="T125_24"><text:s/></text:span><text:span text:style-name="T125_25">some</text:span><text:span text:style-name="T125_26"><text:s/></text:span><text:span text:style-name="T125_27">typing</text:span><text:span text:style-name="T125_28"><text:s/></text:span><text:span text:style-name="T125_29">for</text:span><text:span text:style-name="T125_30"><text:s/></text:span><text:span text:style-name="T125_31">command</text:span><text:span text:style-name="T125_32"><text:s/></text:span><text:span text:style-name="T125_33">names</text:span><text:span text:style-name="T125_34"><text:s/></text:span><text:span text:style-name="T125_35">or</text:span><text:span text:style-name="T125_36"><text:s/></text:span><text:span text:style-name="T125_37">complex</text:span><text:span text:style-name="T125_38"><text:s/></text:span><text:span text:style-name="T125_39">filesystem</text:span><text:span text:style-name="T125_40"><text:s/></text:span><text:span text:style-name="T125_41">paths</text:span><text:span text:style-name="T125_42"><text:s/></text:span><text:span text:style-name="T125_43">for</text:span><text:span text:style-name="T125_44"><text:s/></text:span><text:span text:style-name="T125_45">example</text:span><text:span text:style-name="T125_46">.<text:s/></text:span><text:span text:style-name="T125_47">For</text:span><text:span text:style-name="T125_48"><text:s/></text:span><text:span text:style-name="T125_49">some</text:span><text:span text:style-name="T125_50"><text:s/></text:span><text:span text:style-name="T125_51">common</text:span><text:span text:style-name="T125_52"><text:s/></text:span><text:span text:style-name="T125_53">commands</text:span><text:span text:style-name="T125_54">,<text:s/></text:span><text:span text:style-name="T125_55">even</text:span><text:span text:style-name="T125_56"><text:s/></text:span><text:span text:style-name="T125_57">the</text:span><text:span text:style-name="T125_58"><text:s/></text:span><text:span text:style-name="T125_59">options</text:span><text:span text:style-name="T125_60"><text:s/></text:span><text:span text:style-name="T125_61">can</text:span><text:span text:style-name="T125_62"><text:s/></text:span><text:span text:style-name="T125_63">be</text:span><text:span text:style-name="T125_64"><text:s/></text:span><text:span text:style-name="T125_65">auto</text:span><text:span text:style-name="T125_66">-</text:span><text:span text:style-name="T125_67">completed</text:span><text:span text:style-name="T125_68"><text:s/>(</text:span><text:span text:style-name="T125_69">e</text:span><text:span text:style-name="T125_70">.</text:span><text:span text:style-name="T125_71">g</text:span><text:span text:style-name="T125_72">.<text:s/></text:span><text:span text:style-name="T125_73">ls</text:span><text:span text:style-name="T125_74"><text:s/>--&lt;</text:span><text:span text:style-name="T125_75">tab</text:span><text:span text:style-name="T125_76">&gt;</text:span><text:span text:style-name="T125_77">)</text:span></text:p>
      <text:p text:style-name="P126"/>
      <text:p text:style-name="P127"><text:span text:style-name="T127_1">Users</text:span><text:span text:style-name="T127_2"><text:s/></text:span><text:span text:style-name="T127_3">can</text:span><text:span text:style-name="T127_4"><text:s/></text:span><text:span text:style-name="T127_5">also</text:span><text:span text:style-name="T127_6"><text:s/></text:span><text:span text:style-name="T127_7">customize</text:span><text:span text:style-name="T127_8"><text:s/></text:span><text:span text:style-name="T127_9">the</text:span><text:span text:style-name="T127_10"><text:s/></text:span><text:span text:style-name="T127_11">behavior</text:span><text:span text:style-name="T127_12"><text:s/></text:span><text:span text:style-name="T127_13">and</text:span><text:span text:style-name="T127_14"><text:s/></text:span><text:span text:style-name="T127_15">appearance</text:span><text:span text:style-name="T127_16"><text:s/></text:span><text:span text:style-name="T127_17">of</text:span><text:span text:style-name="T127_18"><text:s/></text:span><text:span text:style-name="T127_19">their</text:span><text:span text:style-name="T127_20"><text:s/></text:span><text:span text:style-name="T127_21">login</text:span><text:span text:style-name="T127_22"><text:s/></text:span><text:span text:style-name="T127_23">shell</text:span><text:span text:style-name="T127_24"><text:s/></text:span><text:span text:style-name="T127_25">session</text:span><text:span text:style-name="T127_26"><text:s/></text:span><text:span text:style-name="T127_27">by</text:span><text:span text:style-name="T127_28"><text:s/></text:span><text:span text:style-name="T127_29">adding</text:span><text:span text:style-name="T127_30"><text:s/></text:span><text:span text:style-name="T127_31">configuration</text:span><text:span text:style-name="T127_32"><text:s/></text:span><text:span text:style-name="T127_33">commands</text:span><text:span text:style-name="T127_34"><text:s/></text:span><text:span text:style-name="T127_35">to</text:span><text:span text:style-name="T127_36"><text:s/></text:span><text:span text:style-name="T127_37">some</text:span><text:span text:style-name="T127_38"><text:s/></text:span><text:span text:style-name="T127_39">of</text:span><text:span text:style-name="T127_40"><text:s/></text:span><text:span text:style-name="T127_41">the</text:span><text:span text:style-name="T127_42"><text:s/></text:span><text:span text:style-name="T127_43">default</text:span><text:span text:style-name="T127_44"><text:s/></text:span><text:span text:style-name="T127_45">files</text:span><text:span text:style-name="T127_46"><text:s/></text:span><text:span text:style-name="T127_47">which</text:span><text:span text:style-name="T127_48"><text:s/></text:span><text:span text:style-name="T127_49">bash</text:span><text:span text:style-name="T127_50"><text:s/></text:span><text:span text:style-name="T127_51">loads</text:span><text:span text:style-name="T127_52"><text:s/></text:span><text:span text:style-name="T127_53">and</text:span><text:span text:style-name="T127_54"><text:s/></text:span><text:span text:style-name="T127_55">executes</text:span><text:span text:style-name="T127_56"><text:s/></text:span><text:span text:style-name="T127_57">on</text:span><text:span text:style-name="T127_58"><text:s/></text:span><text:span text:style-name="T127_59">startup</text:span><text:span text:style-name="T127_60">,<text:s/></text:span><text:span text:style-name="T127_61">e</text:span><text:span text:style-name="T127_62">.</text:span><text:span text:style-name="T127_63">g</text:span><text:span text:style-name="T127_64">.<text:s/></text:span><text:span text:style-name="T127_65">reading</text:span><text:span text:style-name="T127_66"><text:s/></text:span><text:span text:style-name="T127_67">from</text:span><text:span text:style-name="T127_68"><text:s/></text:span><text:span text:style-name="T127_69">~/.</text:span><text:span text:style-name="T127_70">bashrc</text:span><text:span text:style-name="T127_71"><text:s/>.</text:span></text:p>
      <text:p text:style-name="P128"/>
      <text:p text:style-name="P129"><text:span text:style-name="T129_1">Part</text:span><text:span text:style-name="T129_2"><text:s/></text:span><text:span text:style-name="T129_3">of</text:span><text:span text:style-name="T129_4"><text:s/></text:span><text:span text:style-name="T129_5">the</text:span><text:span text:style-name="T129_6"><text:s/></text:span><text:span text:style-name="T129_7">elegant</text:span><text:span text:style-name="T129_8"><text:s/></text:span><text:span text:style-name="T129_9">simplicity</text:span><text:span text:style-name="T129_10"><text:s/></text:span><text:span text:style-name="T129_11">of</text:span><text:span text:style-name="T129_12"><text:s/></text:span><text:span text:style-name="T129_13">the</text:span><text:span text:style-name="T129_14"><text:s/></text:span><text:span text:style-name="T129_15">Unix</text:span><text:span text:style-name="T129_16"><text:s/></text:span><text:span text:style-name="T129_17">command</text:span><text:span text:style-name="T129_18"><text:s/></text:span><text:span text:style-name="T129_19">model</text:span><text:span text:style-name="T129_20"><text:s/></text:span><text:span text:style-name="T129_21">is</text:span><text:span text:style-name="T129_22"><text:s/></text:span><text:span text:style-name="T129_23">that</text:span><text:span text:style-name="T129_24"><text:s/></text:span><text:span text:style-name="T129_25">the</text:span><text:span text:style-name="T129_26"><text:s/></text:span><text:span text:style-name="T129_27">command</text:span><text:span text:style-name="T129_28"><text:s/></text:span><text:span text:style-name="T129_29">line</text:span><text:span text:style-name="T129_30"><text:s/></text:span><text:span text:style-name="T129_31">interpreter</text:span><text:span text:style-name="T129_32"><text:s/></text:span><text:span text:style-name="T129_33">itself</text:span><text:span text:style-name="T129_34"><text:s/></text:span><text:span text:style-name="T129_35">is</text:span><text:span text:style-name="T129_36"><text:s/></text:span><text:span text:style-name="T129_37">nothing</text:span><text:span text:style-name="T129_38"><text:s/></text:span><text:span text:style-name="T129_39">but</text:span><text:span text:style-name="T129_40"><text:s/></text:span><text:span text:style-name="T129_41">a</text:span><text:span text:style-name="T129_42"><text:s/></text:span><text:span text:style-name="T129_43">command</text:span><text:span text:style-name="T129_44"><text:s/></text:span><text:span text:style-name="T129_45">itself</text:span><text:span text:style-name="T129_46">,<text:s/></text:span><text:span text:style-name="T129_47">which</text:span><text:span text:style-name="T129_48"><text:s/></text:span><text:span text:style-name="T129_49">happens</text:span><text:span text:style-name="T129_50"><text:s/></text:span><text:span text:style-name="T129_51">to</text:span><text:span text:style-name="T129_52"><text:s/></text:span><text:span text:style-name="T129_53">execute</text:span><text:span text:style-name="T129_54"><text:s/></text:span><text:span text:style-name="T129_55">other</text:span><text:span text:style-name="T129_56"><text:s/></text:span><text:span text:style-name="T129_57">commands</text:span><text:span text:style-name="T129_58">.<text:s/></text:span><text:span text:style-name="T129_59">It</text:span><text:span text:style-name="T129_60"><text:s/></text:span><text:span text:style-name="T129_61">has</text:span><text:span text:style-name="T129_62"><text:s/></text:span><text:span text:style-name="T129_63">no</text:span><text:span text:style-name="T129_64"><text:s/></text:span><text:span text:style-name="T129_65">special</text:span><text:span text:style-name="T129_66"><text:s/></text:span><text:span text:style-name="T129_67">privileges</text:span><text:span text:style-name="T129_68"><text:s/></text:span><text:span text:style-name="T129_69">and</text:span><text:span text:style-name="T129_70"><text:s/></text:span><text:span text:style-name="T129_71">anybody</text:span><text:span text:style-name="T129_72"><text:s/></text:span><text:span text:style-name="T129_73">could</text:span><text:span text:style-name="T129_74"><text:s/></text:span><text:span text:style-name="T129_75">write</text:span><text:span text:style-name="T129_76"><text:s/></text:span><text:span text:style-name="T129_77">one</text:span><text:span text:style-name="T129_78"><text:s/></text:span><text:span text:style-name="T129_79">of</text:span><text:span text:style-name="T129_80"><text:s/></text:span><text:span text:style-name="T129_81">their</text:span><text:span text:style-name="T129_82"><text:s/></text:span><text:span text:style-name="T129_83">own</text:span><text:span text:style-name="T129_84">.<text:s/></text:span><text:span text:style-name="T129_85">However</text:span><text:span text:style-name="T129_86"><text:s/></text:span><text:span text:style-name="T129_87">a</text:span><text:span text:style-name="T129_88"><text:s/></text:span><text:span text:style-name="T129_89">well</text:span><text:span text:style-name="T129_90"><text:s/></text:span><text:span text:style-name="T129_91">designed</text:span><text:span text:style-name="T129_92"><text:s/></text:span><text:span text:style-name="T129_93">shell</text:span><text:span text:style-name="T129_94"><text:s/></text:span><text:span text:style-name="T129_95">like</text:span><text:span text:style-name="T129_96"><text:s/></text:span><text:span text:style-name="T129_97">bash</text:span><text:span text:style-name="T129_98">,<text:s/></text:span><text:span text:style-name="T129_99">should</text:span><text:span text:style-name="T129_100"><text:s/></text:span><text:span text:style-name="T129_101">play</text:span><text:span text:style-name="T129_102"><text:s/></text:span><text:span text:style-name="T129_103">to</text:span><text:span text:style-name="T129_104"><text:s/></text:span><text:span text:style-name="T129_105">the</text:span><text:span text:style-name="T129_106"><text:s/></text:span><text:span text:style-name="T129_107">strength</text:span><text:span text:style-name="T129_108"><text:s/></text:span><text:span text:style-name="T129_109">of</text:span><text:span text:style-name="T129_110"><text:s/></text:span><text:span text:style-name="T129_111">the</text:span><text:span text:style-name="T129_112"><text:s/></text:span><text:span text:style-name="T129_113">UNIX</text:span><text:span text:style-name="T129_114"><text:s/></text:span><text:span text:style-name="T129_115">philosophy</text:span><text:span text:style-name="T129_116"><text:s/></text:span><text:span text:style-name="T129_117">where</text:span><text:span text:style-name="T129_118"><text:s/></text:span><text:span text:style-name="T129_119">each</text:span><text:span text:style-name="T129_120"><text:s/></text:span><text:span text:style-name="T129_121">tool</text:span><text:span text:style-name="T129_122"><text:s/></text:span><text:span text:style-name="T129_123">should</text:span><text:span text:style-name="T129_124"><text:s/></text:span><text:span text:style-name="T129_125">be</text:span><text:span text:style-name="T129_126"><text:s/></text:span><text:span text:style-name="T129_127">simple</text:span><text:span text:style-name="T129_128">,<text:s/></text:span><text:span text:style-name="T129_129">do</text:span><text:span text:style-name="T129_130"><text:s/></text:span><text:span text:style-name="T129_131">one</text:span><text:span text:style-name="T129_132"><text:s/></text:span><text:span text:style-name="T129_133">thing</text:span><text:span text:style-name="T129_134"><text:s/></text:span><text:span text:style-name="T129_135">well</text:span><text:span text:style-name="T129_136"><text:s/></text:span><text:span text:style-name="T129_137">and</text:span><text:span text:style-name="T129_138"><text:s/></text:span><text:span text:style-name="T129_139">be</text:span><text:span text:style-name="T129_140"><text:s/></text:span><text:span text:style-name="T129_141">able</text:span><text:span text:style-name="T129_142"><text:s/></text:span><text:span text:style-name="T129_143">to</text:span><text:span text:style-name="T129_144"><text:s/></text:span><text:span text:style-name="T129_145">act</text:span><text:span text:style-name="T129_146"><text:s/></text:span><text:span text:style-name="T129_147">as</text:span><text:span text:style-name="T129_148"><text:s/></text:span><text:span text:style-name="T129_149">a</text:span><text:span text:style-name="T129_150"><text:s/></text:span><text:span text:style-name="T129_151">filter</text:span><text:span text:style-name="T129_152"><text:s/></text:span><text:span text:style-name="T129_153">in</text:span><text:span text:style-name="T129_154"><text:s/></text:span><text:span text:style-name="T129_155">a</text:span><text:span text:style-name="T129_156"><text:s/></text:span><text:span text:style-name="T129_157">multi</text:span><text:span text:style-name="T129_158">-</text:span><text:span text:style-name="T129_159">stage</text:span><text:span text:style-name="T129_160"><text:s/></text:span><text:span text:style-name="T129_161">pipeline</text:span><text:span text:style-name="T129_162"><text:s/></text:span><text:span text:style-name="T129_163">of</text:span><text:span text:style-name="T129_164"><text:s/></text:span><text:span text:style-name="T129_165">commands</text:span><text:span text:style-name="T129_166"><text:s/></text:span><text:span text:style-name="T129_167">to</text:span><text:span text:style-name="T129_168"><text:s/></text:span><text:span text:style-name="T129_169">implement</text:span><text:span text:style-name="T129_170"><text:s/></text:span><text:span text:style-name="T129_171">complex</text:span><text:span text:style-name="T129_172"><text:s/></text:span><text:span text:style-name="T129_173">functions</text:span><text:span text:style-name="T129_174"><text:s/></text:span><text:span text:style-name="T129_175">as</text:span><text:span text:style-name="T129_176"><text:s/></text:span><text:span text:style-name="T129_177">needed</text:span><text:span text:style-name="T129_178">.</text:span></text:p>
      <text:p text:style-name="P130"/>
      <text:p text:style-name="P131"><text:span text:style-name="T131_1">Modern</text:span><text:span text:style-name="T131_2"><text:s/></text:span><text:span text:style-name="T131_3">shells</text:span><text:span text:style-name="T131_4"><text:s/></text:span><text:span text:style-name="T131_5">like</text:span><text:span text:style-name="T131_6"><text:s/></text:span><text:span text:style-name="T131_7">bash</text:span><text:span text:style-name="T131_8"><text:s/></text:span><text:span text:style-name="T131_9">have</text:span><text:span text:style-name="T131_10"><text:s/></text:span><text:span text:style-name="T131_11">a</text:span><text:span text:style-name="T131_12"><text:s/></text:span><text:span text:style-name="T131_13">lot</text:span><text:span text:style-name="T131_14"><text:s/></text:span><text:span text:style-name="T131_15">of</text:span><text:span text:style-name="T131_16"><text:s/></text:span><text:span text:style-name="T131_17">nice</text:span><text:span text:style-name="T131_18"><text:s/></text:span><text:span text:style-name="T131_19">usability</text:span><text:span text:style-name="T131_20"><text:s/></text:span><text:span text:style-name="T131_21">features</text:span><text:span text:style-name="T131_22"><text:s/></text:span><text:span text:style-name="T131_23">which</text:span><text:span text:style-name="T131_24"><text:s/></text:span><text:span text:style-name="T131_25">make</text:span><text:span text:style-name="T131_26"><text:s/></text:span><text:span text:style-name="T131_27">interacting</text:span><text:span text:style-name="T131_28"><text:s/></text:span><text:span text:style-name="T131_29">with</text:span><text:span text:style-name="T131_30"><text:s/></text:span><text:span text:style-name="T131_31">a</text:span><text:span text:style-name="T131_32"><text:s/></text:span><text:span text:style-name="T131_33">Linux</text:span><text:span text:style-name="T131_34"><text:s/></text:span><text:span text:style-name="T131_35">terminal</text:span><text:span text:style-name="T131_36"><text:s/></text:span><text:span text:style-name="T131_37">session</text:span><text:span text:style-name="T131_38"><text:s/></text:span><text:span text:style-name="T131_39">a</text:span><text:span text:style-name="T131_40"><text:s/></text:span><text:span text:style-name="T131_41">lot</text:span><text:span text:style-name="T131_42"><text:s/></text:span><text:span text:style-name="T131_43">less</text:span><text:span text:style-name="T131_44"><text:s/></text:span><text:span text:style-name="T131_45">daunting</text:span><text:span text:style-name="T131_46"><text:s/></text:span><text:span text:style-name="T131_47">and</text:span><text:span text:style-name="T131_48"><text:s/></text:span><text:span text:style-name="T131_49">knowing</text:span><text:span text:style-name="T131_50"><text:s/></text:span><text:span text:style-name="T131_51">some</text:span><text:span text:style-name="T131_52"><text:s/></text:span><text:span text:style-name="T131_53">of</text:span><text:span text:style-name="T131_54"><text:s/></text:span><text:span text:style-name="T131_55">the</text:span><text:span text:style-name="T131_56"><text:s/></text:span><text:span text:style-name="T131_57">tricks</text:span><text:span text:style-name="T131_58"><text:s/></text:span><text:span text:style-name="T131_59">and</text:span><text:span text:style-name="T131_60"><text:s/></text:span><text:span text:style-name="T131_61">shorthands</text:span><text:span text:style-name="T131_62"><text:s/></text:span><text:span text:style-name="T131_63">can</text:span><text:span text:style-name="T131_64"><text:s/></text:span><text:span text:style-name="T131_65">save</text:span><text:span text:style-name="T131_66"><text:s/></text:span><text:span text:style-name="T131_67">a</text:span><text:span text:style-name="T131_68"><text:s/></text:span><text:span text:style-name="T131_69">lot</text:span><text:span text:style-name="T131_70"><text:s/></text:span><text:span text:style-name="T131_71">of</text:span><text:span text:style-name="T131_72"><text:s/></text:span><text:span text:style-name="T131_73">time</text:span><text:span text:style-name="T131_74">.</text:span></text:p>
      <text:p text:style-name="P132"/>
      <text:p text:style-name="P133"><text:span text:style-name="T133_1">But</text:span><text:span text:style-name="T133_2"><text:s/></text:span><text:span text:style-name="T133_3">bash</text:span><text:span text:style-name="T133_4"><text:s/></text:span><text:span text:style-name="T133_5">is</text:span><text:span text:style-name="T133_6"><text:s/></text:span><text:span text:style-name="T133_7">only</text:span><text:span text:style-name="T133_8"><text:s/></text:span><text:span text:style-name="T133_9">as</text:span><text:span text:style-name="T133_10"><text:s/></text:span><text:span text:style-name="T133_11">useful</text:span><text:span text:style-name="T133_12"><text:s/></text:span><text:span text:style-name="T133_13">as</text:span><text:span text:style-name="T133_14"><text:s/></text:span><text:span text:style-name="T133_15">the</text:span><text:span text:style-name="T133_16"><text:s/></text:span><text:span text:style-name="T133_17">commands</text:span><text:span text:style-name="T133_18"><text:s/></text:span><text:span text:style-name="T133_19">it</text:span><text:span text:style-name="T133_20"><text:s/></text:span><text:span text:style-name="T133_21">can</text:span><text:span text:style-name="T133_22"><text:s/></text:span><text:span text:style-name="T133_23">execute</text:span><text:span text:style-name="T133_24">.<text:s/></text:span><text:span text:style-name="T133_25">What</text:span><text:span text:style-name="T133_26"><text:s/></text:span><text:span text:style-name="T133_27">are</text:span><text:span text:style-name="T133_28"><text:s/></text:span><text:span text:style-name="T133_29">some</text:span><text:span text:style-name="T133_30"><text:s/></text:span><text:span text:style-name="T133_31">of</text:span><text:span text:style-name="T133_32"><text:s/></text:span><text:span text:style-name="T133_33">your</text:span><text:span text:style-name="T133_34"><text:s/></text:span><text:span text:style-name="T133_35">favorite</text:span><text:span text:style-name="T133_36"><text:s/></text:span><text:span text:style-name="T133_37">or</text:span><text:span text:style-name="T133_38"><text:s/></text:span><text:span text:style-name="T133_39">most</text:span><text:span text:style-name="T133_40"><text:s/></text:span><text:span text:style-name="T133_41">puzzling</text:span><text:span text:style-name="T133_42"><text:s/></text:span><text:span text:style-name="T133_43">Linux</text:span><text:span text:style-name="T133_44"><text:s/></text:span><text:span text:style-name="T133_45">commands</text:span><text:span text:style-name="T133_46">?<text:s/></text:span><text:span text:style-name="T133_47">Send</text:span><text:span text:style-name="T133_48"><text:s/></text:span><text:span text:style-name="T133_49">your</text:span><text:span text:style-name="T133_50"><text:s/></text:span><text:span text:style-name="T133_51">comments</text:span><text:span text:style-name="T133_52"><text:s/></text:span><text:span text:style-name="T133_53">to</text:span><text:span text:style-name="T133_54"><text:s/>[</text:span><text:span text:style-name="T133_55">feedback</text:span><text:span text:style-name="T133_56"><text:s/></text:span><text:span text:style-name="T133_57">email</text:span><text:span text:style-name="T133_58">]<text:s/></text:span><text:span text:style-name="T133_59">and</text:span><text:span text:style-name="T133_60"><text:s/></text:span><text:span text:style-name="T133_61">maybe</text:span><text:span text:style-name="T133_62"><text:s/></text:span><text:span text:style-name="T133_63">we</text:span><text:span text:style-name="T133_64"><text:s/></text:span><text:span text:style-name="T133_65">can</text:span><text:span text:style-name="T133_66"><text:s/></text:span><text:span text:style-name="T133_67">cover</text:span><text:span text:style-name="T133_68"><text:s/></text:span><text:span text:style-name="T133_69">them</text:span><text:span text:style-name="T133_70"><text:s/></text:span><text:span text:style-name="T133_71">in</text:span><text:span text:style-name="T133_72"><text:s/></text:span><text:span text:style-name="T133_73">a</text:span><text:span text:style-name="T133_74"><text:s/></text:span><text:span text:style-name="T133_75">later</text:span><text:span text:style-name="T133_76"><text:s/></text:span><text:span text:style-name="T133_77">episode</text:span><text:span text:style-name="T133_7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